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0" style:family="table-cell" style:parent-style-name="Default" style:data-style-name="N48"/>
    <style:style style:name="ce31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2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7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8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0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49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1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2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3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4" style:family="table-cell" style:parent-style-name="Default" style:data-style-name="N3">
      <style:table-cell-properties fo:background-color="transparent"/>
    </style:style>
    <style:style style:name="ce55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6" style:family="table-cell" style:parent-style-name="Default" style:data-style-name="N0"/>
    <style:style style:name="ce57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8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59" style:family="table-cell" style:parent-style-name="Default" style:data-style-name="N48"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2" style:family="table-cell" style:parent-style-name="Default" style:data-style-name="N3"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9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/>
    </style:style>
    <style:style style:name="ce8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middle"/>
    </style:style>
    <style:style style:name="ce89" style:family="table-cell" style:parent-style-name="Default" style:data-style-name="N0">
      <style:text-properties fo:color="#FF0000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2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9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4606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19.1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6.9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0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30"/>
          <table:table-cell office:value-type="string" table:style-name="ce86">
            <text:p>中華民國109年3月底</text:p>
          </table:table-cell>
          <table:table-cell table:number-columns-repeated="2" table:style-name="ce30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31">
            <text:p>人 <text:s text:c="7"/>口 <text:s text:c="7"/>數</text:p>
          </table:table-cell>
          <table:table-cell table:number-columns-repeated="2" table:style-name="ce3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3">
            <text:p>計</text:p>
          </table:table-cell>
          <table:table-cell office:value-type="string" table:style-name="ce34">
            <text:p>男</text:p>
          </table:table-cell>
          <table:table-cell office:value-type="string" table:style-name="ce35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總　 <text:s/>計</text:p>
          </table:table-cell>
          <table:table-cell office:value-type="float" office:value="8848368" table:style-name="ce57">
            <text:p>8,848,368</text:p>
          </table:table-cell>
          <table:table-cell office:value-type="float" office:value="23596493" table:style-name="ce58">
            <text:p>23,596,493</text:p>
          </table:table-cell>
          <table:table-cell office:value-type="float" office:value="11697977" table:style-name="ce58">
            <text:p>11,697,977</text:p>
          </table:table-cell>
          <table:table-cell office:value-type="float" office:value="11898516" table:style-name="ce59">
            <text:p>11,898,516</text:p>
          </table:table-cell>
          <table:table-cell table:number-columns-repeated="16379"/>
        </table:table-row>
        <table:table-row table:style-name="ro3">
          <table:table-cell office:value-type="string" table:style-name="ce60">
            <text:p>新 北 市</text:p>
          </table:table-cell>
          <table:table-cell office:value-type="float" office:value="1588248" table:style-name="ce57">
            <text:p>1,588,248</text:p>
          </table:table-cell>
          <table:table-cell office:value-type="float" office:value="4023620" table:style-name="ce62">
            <text:p>4,023,620</text:p>
          </table:table-cell>
          <table:table-cell office:value-type="float" office:value="1965544" table:style-name="ce62">
            <text:p>1,965,544</text:p>
          </table:table-cell>
          <table:table-cell office:value-type="float" office:value="2058076" table:style-name="ce59">
            <text:p>2,058,076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北 市</text:p>
          </table:table-cell>
          <table:table-cell office:value-type="float" office:value="1060047" table:style-name="ce57">
            <text:p>1,060,047</text:p>
          </table:table-cell>
          <table:table-cell office:value-type="float" office:value="2635286" table:style-name="ce62">
            <text:p>2,635,286</text:p>
          </table:table-cell>
          <table:table-cell office:value-type="float" office:value="1254826" table:style-name="ce62">
            <text:p>1,254,826</text:p>
          </table:table-cell>
          <table:table-cell office:value-type="float" office:value="1380460" table:style-name="ce59">
            <text:p>1,380,460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桃 園 市</text:p>
          </table:table-cell>
          <table:table-cell office:value-type="float" office:value="829730" table:style-name="ce57">
            <text:p>829,730</text:p>
          </table:table-cell>
          <table:table-cell office:value-type="float" office:value="2254363" table:style-name="ce62">
            <text:p>2,254,363</text:p>
          </table:table-cell>
          <table:table-cell office:value-type="float" office:value="1118287" table:style-name="ce62">
            <text:p>1,118,287</text:p>
          </table:table-cell>
          <table:table-cell office:value-type="float" office:value="1136076" table:style-name="ce59">
            <text:p>1,136,076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中 市</text:p>
          </table:table-cell>
          <table:table-cell office:value-type="float" office:value="989523" table:style-name="ce57">
            <text:p>989,523</text:p>
          </table:table-cell>
          <table:table-cell office:value-type="float" office:value="2816667" table:style-name="ce62">
            <text:p>2,816,667</text:p>
          </table:table-cell>
          <table:table-cell office:value-type="float" office:value="1384505" table:style-name="ce62">
            <text:p>1,384,505</text:p>
          </table:table-cell>
          <table:table-cell office:value-type="float" office:value="1432162" table:style-name="ce59">
            <text:p>1,432,162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南 市</text:p>
          </table:table-cell>
          <table:table-cell office:value-type="float" office:value="697185" table:style-name="ce57">
            <text:p>697,185</text:p>
          </table:table-cell>
          <table:table-cell office:value-type="float" office:value="1879115" table:style-name="ce62">
            <text:p>1,879,115</text:p>
          </table:table-cell>
          <table:table-cell office:value-type="float" office:value="936237" table:style-name="ce62">
            <text:p>936,237</text:p>
          </table:table-cell>
          <table:table-cell office:value-type="float" office:value="942878" table:style-name="ce59">
            <text:p>942,878</text:p>
          </table:table-cell>
          <table:table-cell table:number-columns-repeated="16379"/>
        </table:table-row>
        <table:table-row table:style-name="ro5">
          <table:table-cell office:value-type="string" table:style-name="ce60">
            <text:p>高 雄 市</text:p>
          </table:table-cell>
          <table:table-cell office:value-type="float" office:value="1111540" table:style-name="ce57">
            <text:p>1,111,540</text:p>
          </table:table-cell>
          <table:table-cell office:value-type="float" office:value="2773984" table:style-name="ce61">
            <text:p>2,773,984</text:p>
          </table:table-cell>
          <table:table-cell office:value-type="float" office:value="1369483" table:style-name="ce62">
            <text:p>1,369,483</text:p>
          </table:table-cell>
          <table:table-cell office:value-type="float" office:value="1404501" table:style-name="ce59">
            <text:p>1,404,501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臺 灣 省</text:p>
          </table:table-cell>
          <table:table-cell office:value-type="float" office:value="2527537" table:style-name="ce57">
            <text:p>2,527,537</text:p>
          </table:table-cell>
          <table:table-cell office:value-type="float" office:value="7060473" table:style-name="ce61">
            <text:p>7,060,473</text:p>
          </table:table-cell>
          <table:table-cell office:value-type="float" office:value="3591736" table:style-name="ce62">
            <text:p>3,591,736</text:p>
          </table:table-cell>
          <table:table-cell office:value-type="float" office:value="3468737" table:style-name="ce59">
            <text:p>3,468,737</text:p>
          </table:table-cell>
          <table:table-cell table:number-columns-repeated="16379"/>
        </table:table-row>
        <table:table-row table:style-name="ro6">
          <table:table-cell office:value-type="string" table:style-name="ce27">
            <text:p>宜蘭縣</text:p>
          </table:table-cell>
          <table:table-cell office:value-type="float" office:value="171068" table:style-name="ce36">
            <text:p>171,068</text:p>
          </table:table-cell>
          <table:table-cell office:value-type="float" office:value="453951" table:style-name="ce37">
            <text:p>453,951</text:p>
          </table:table-cell>
          <table:table-cell office:value-type="float" office:value="228982" table:style-name="ce37">
            <text:p>228,982</text:p>
          </table:table-cell>
          <table:table-cell office:value-type="float" office:value="224969" table:style-name="ce37">
            <text:p>224,969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新竹縣</text:p>
          </table:table-cell>
          <table:table-cell office:value-type="float" office:value="201344" table:style-name="ce36">
            <text:p>201,344</text:p>
          </table:table-cell>
          <table:table-cell office:value-type="float" office:value="565272" table:style-name="ce37">
            <text:p>565,272</text:p>
          </table:table-cell>
          <table:table-cell office:value-type="float" office:value="288550" table:style-name="ce37">
            <text:p>288,550</text:p>
          </table:table-cell>
          <table:table-cell office:value-type="float" office:value="276722" table:style-name="ce37">
            <text:p>276,722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苗栗縣</text:p>
          </table:table-cell>
          <table:table-cell office:value-type="float" office:value="191504" table:style-name="ce36">
            <text:p>191,504</text:p>
          </table:table-cell>
          <table:table-cell office:value-type="float" office:value="544762" table:style-name="ce37">
            <text:p>544,762</text:p>
          </table:table-cell>
          <table:table-cell office:value-type="float" office:value="280817" table:style-name="ce37">
            <text:p>280,817</text:p>
          </table:table-cell>
          <table:table-cell office:value-type="float" office:value="263945" table:style-name="ce37">
            <text:p>263,945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彰化縣</text:p>
          </table:table-cell>
          <table:table-cell office:value-type="float" office:value="393290" table:style-name="ce36">
            <text:p>393,290</text:p>
          </table:table-cell>
          <table:table-cell office:value-type="float" office:value="1271015" table:style-name="ce37">
            <text:p>1,271,015</text:p>
          </table:table-cell>
          <table:table-cell office:value-type="float" office:value="646272" table:style-name="ce37">
            <text:p>646,272</text:p>
          </table:table-cell>
          <table:table-cell office:value-type="float" office:value="624743" table:style-name="ce37">
            <text:p>624,743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南投縣</text:p>
          </table:table-cell>
          <table:table-cell office:value-type="float" office:value="178980" table:style-name="ce36">
            <text:p>178,980</text:p>
          </table:table-cell>
          <table:table-cell office:value-type="float" office:value="493403" table:style-name="ce37">
            <text:p>493,403</text:p>
          </table:table-cell>
          <table:table-cell office:value-type="float" office:value="252281" table:style-name="ce37">
            <text:p>252,281</text:p>
          </table:table-cell>
          <table:table-cell office:value-type="float" office:value="241122" table:style-name="ce37">
            <text:p>241,122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42213" table:style-name="ce36">
            <text:p>242,213</text:p>
          </table:table-cell>
          <table:table-cell office:value-type="float" office:value="680050" table:style-name="ce37">
            <text:p>680,050</text:p>
          </table:table-cell>
          <table:table-cell office:value-type="float" office:value="352100" table:style-name="ce37">
            <text:p>352,100</text:p>
          </table:table-cell>
          <table:table-cell office:value-type="float" office:value="327950" table:style-name="ce37">
            <text:p>327,95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嘉義縣</text:p>
          </table:table-cell>
          <table:table-cell office:value-type="float" office:value="183763" table:style-name="ce36">
            <text:p>183,763</text:p>
          </table:table-cell>
          <table:table-cell office:value-type="float" office:value="502007" table:style-name="ce37">
            <text:p>502,007</text:p>
          </table:table-cell>
          <table:table-cell office:value-type="float" office:value="260592" table:style-name="ce37">
            <text:p>260,592</text:p>
          </table:table-cell>
          <table:table-cell office:value-type="float" office:value="241415" table:style-name="ce37">
            <text:p>241,41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90033" table:style-name="ce36">
            <text:p>290,033</text:p>
          </table:table-cell>
          <table:table-cell office:value-type="float" office:value="817193" table:style-name="ce37">
            <text:p>817,193</text:p>
          </table:table-cell>
          <table:table-cell office:value-type="float" office:value="416685" table:style-name="ce37">
            <text:p>416,685</text:p>
          </table:table-cell>
          <table:table-cell office:value-type="float" office:value="400508" table:style-name="ce37">
            <text:p>400,50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3218" table:style-name="ce36">
            <text:p>83,218</text:p>
          </table:table-cell>
          <table:table-cell office:value-type="float" office:value="216308" table:style-name="ce55">
            <text:p>216,308</text:p>
          </table:table-cell>
          <table:table-cell office:value-type="float" office:value="111291" table:style-name="ce37">
            <text:p>111,291</text:p>
          </table:table-cell>
          <table:table-cell office:value-type="float" office:value="105017" table:style-name="ce37">
            <text:p>105,01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6723" table:style-name="ce36">
            <text:p>126,723</text:p>
          </table:table-cell>
          <table:table-cell office:value-type="float" office:value="325706" table:style-name="ce37">
            <text:p>325,706</text:p>
          </table:table-cell>
          <table:table-cell office:value-type="float" office:value="164738" table:style-name="ce37">
            <text:p>164,738</text:p>
          </table:table-cell>
          <table:table-cell office:value-type="float" office:value="160968" table:style-name="ce37">
            <text:p>160,96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澎湖縣</text:p>
          </table:table-cell>
          <table:table-cell office:value-type="float" office:value="41511" table:style-name="ce36">
            <text:p>41,511</text:p>
          </table:table-cell>
          <table:table-cell office:value-type="float" office:value="105117" table:style-name="ce37">
            <text:p>105,117</text:p>
          </table:table-cell>
          <table:table-cell office:value-type="float" office:value="54190" table:style-name="ce37">
            <text:p>54,190</text:p>
          </table:table-cell>
          <table:table-cell office:value-type="float" office:value="50927" table:style-name="ce37">
            <text:p>50,92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基隆市</text:p>
          </table:table-cell>
          <table:table-cell office:value-type="float" office:value="154679" table:style-name="ce36">
            <text:p>154,679</text:p>
          </table:table-cell>
          <table:table-cell office:value-type="float" office:value="368792" table:style-name="ce37">
            <text:p>368,792</text:p>
          </table:table-cell>
          <table:table-cell office:value-type="float" office:value="184065" table:style-name="ce37">
            <text:p>184,065</text:p>
          </table:table-cell>
          <table:table-cell office:value-type="float" office:value="184727" table:style-name="ce37">
            <text:p>184,72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新竹市</text:p>
          </table:table-cell>
          <table:table-cell office:value-type="float" office:value="168510" table:style-name="ce36">
            <text:p>168,510</text:p>
          </table:table-cell>
          <table:table-cell office:value-type="float" office:value="449425" table:style-name="ce37">
            <text:p>449,425</text:p>
          </table:table-cell>
          <table:table-cell office:value-type="float" office:value="221593" table:style-name="ce37">
            <text:p>221,593</text:p>
          </table:table-cell>
          <table:table-cell office:value-type="float" office:value="227832" table:style-name="ce37">
            <text:p>227,83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100701" table:style-name="ce36">
            <text:p>100,701</text:p>
          </table:table-cell>
          <table:table-cell office:value-type="float" office:value="267472" table:style-name="ce37">
            <text:p>267,472</text:p>
          </table:table-cell>
          <table:table-cell office:value-type="float" office:value="129580" table:style-name="ce37">
            <text:p>129,580</text:p>
          </table:table-cell>
          <table:table-cell office:value-type="float" office:value="137892" table:style-name="ce37">
            <text:p>137,892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0">
            <text:p>福 建 省</text:p>
          </table:table-cell>
          <table:table-cell office:value-type="float" office:value="44558" table:style-name="ce57">
            <text:p>44,558</text:p>
          </table:table-cell>
          <table:table-cell office:value-type="float" office:value="152985" table:style-name="ce61">
            <text:p>152,985</text:p>
          </table:table-cell>
          <table:table-cell office:value-type="float" office:value="77359" table:style-name="ce61">
            <text:p>77,359</text:p>
          </table:table-cell>
          <table:table-cell office:value-type="float" office:value="75626" table:style-name="ce61">
            <text:p>75,62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41292" table:style-name="ce36">
            <text:p>41,292</text:p>
          </table:table-cell>
          <table:table-cell office:value-type="float" office:value="139951" table:style-name="ce37">
            <text:p>139,951</text:p>
          </table:table-cell>
          <table:table-cell office:value-type="float" office:value="69893" table:style-name="ce37">
            <text:p>69,893</text:p>
          </table:table-cell>
          <table:table-cell office:value-type="float" office:value="70058" table:style-name="ce37">
            <text:p>70,058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29">
            <text:p>連江縣</text:p>
          </table:table-cell>
          <table:table-cell office:value-type="float" office:value="3266" table:style-name="ce38">
            <text:p>3,266</text:p>
          </table:table-cell>
          <table:table-cell office:value-type="float" office:value="13034" table:style-name="ce39">
            <text:p>13,034</text:p>
          </table:table-cell>
          <table:table-cell office:value-type="float" office:value="7466" table:style-name="ce39">
            <text:p>7,466</text:p>
          </table:table-cell>
          <table:table-cell office:value-type="float" office:value="5568" table:style-name="ce39">
            <text:p>5,568</text:p>
          </table:table-cell>
          <table:table-cell table:number-columns-repeated="16379" table:style-name="ce1"/>
        </table:table-row>
        <table:table-row table:style-name="ro7">
          <table:table-cell table:style-name="ce87"/>
          <table:table-cell table:number-columns-repeated="2" table:style-name="ce30"/>
          <table:table-cell table:style-name="ce84"/>
          <table:table-cell office:value-type="string" table:style-name="ce94">
            <text:p><text:s text:c="7"/>內政部戶政司 民國109年4月9日編製</text:p>
          </table:table-cell>
          <table:table-cell table:style-name="ce84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0"/>
          <table:table-cell table:style-name="ce85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新北市</text:p>
          </table:table-cell>
          <table:table-cell office:value-type="float" office:value="1588248" table:style-name="ce82">
            <text:p>1,588,248</text:p>
          </table:table-cell>
          <table:table-cell office:value-type="float" office:value="4023620" table:style-name="ce79">
            <text:p>4,023,620</text:p>
          </table:table-cell>
          <table:table-cell office:value-type="float" office:value="1965544" table:style-name="ce79">
            <text:p>1,965,544</text:p>
          </table:table-cell>
          <table:table-cell office:value-type="float" office:value="2058076" table:style-name="ce83">
            <text:p>2,058,07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板橋區</text:p>
          </table:table-cell>
          <table:table-cell office:value-type="float" office:value="215741" table:style-name="ce9">
            <text:p>215,741</text:p>
          </table:table-cell>
          <table:table-cell office:value-type="float" office:value="557328" table:style-name="ce11">
            <text:p>557,328</text:p>
          </table:table-cell>
          <table:table-cell office:value-type="float" office:value="271120" table:style-name="ce11">
            <text:p>271,120</text:p>
          </table:table-cell>
          <table:table-cell office:value-type="float" office:value="286208" table:style-name="ce23">
            <text:p>286,20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三重區</text:p>
          </table:table-cell>
          <table:table-cell office:value-type="float" office:value="153429" table:style-name="ce9">
            <text:p>153,429</text:p>
          </table:table-cell>
          <table:table-cell office:value-type="float" office:value="385960" table:style-name="ce11">
            <text:p>385,960</text:p>
          </table:table-cell>
          <table:table-cell office:value-type="float" office:value="189361" table:style-name="ce11">
            <text:p>189,361</text:p>
          </table:table-cell>
          <table:table-cell office:value-type="float" office:value="196599" table:style-name="ce23">
            <text:p>196,59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中和區</text:p>
          </table:table-cell>
          <table:table-cell office:value-type="float" office:value="167738" table:style-name="ce9">
            <text:p>167,738</text:p>
          </table:table-cell>
          <table:table-cell office:value-type="float" office:value="412753" table:style-name="ce11">
            <text:p>412,753</text:p>
          </table:table-cell>
          <table:table-cell office:value-type="float" office:value="199685" table:style-name="ce11">
            <text:p>199,685</text:p>
          </table:table-cell>
          <table:table-cell office:value-type="float" office:value="213068" table:style-name="ce23">
            <text:p>213,06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永和區</text:p>
          </table:table-cell>
          <table:table-cell office:value-type="float" office:value="91424" table:style-name="ce9">
            <text:p>91,424</text:p>
          </table:table-cell>
          <table:table-cell office:value-type="float" office:value="220716" table:style-name="ce11">
            <text:p>220,716</text:p>
          </table:table-cell>
          <table:table-cell office:value-type="float" office:value="104557" table:style-name="ce11">
            <text:p>104,557</text:p>
          </table:table-cell>
          <table:table-cell office:value-type="float" office:value="116159" table:style-name="ce23">
            <text:p>116,15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莊區</text:p>
          </table:table-cell>
          <table:table-cell office:value-type="float" office:value="158477" table:style-name="ce9">
            <text:p>158,477</text:p>
          </table:table-cell>
          <table:table-cell office:value-type="float" office:value="421154" table:style-name="ce11">
            <text:p>421,154</text:p>
          </table:table-cell>
          <table:table-cell office:value-type="float" office:value="205164" table:style-name="ce11">
            <text:p>205,164</text:p>
          </table:table-cell>
          <table:table-cell office:value-type="float" office:value="215990" table:style-name="ce23">
            <text:p>215,9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29377" table:style-name="ce9">
            <text:p>129,377</text:p>
          </table:table-cell>
          <table:table-cell office:value-type="float" office:value="303785" table:style-name="ce11">
            <text:p>303,785</text:p>
          </table:table-cell>
          <table:table-cell office:value-type="float" office:value="145623" table:style-name="ce11">
            <text:p>145,623</text:p>
          </table:table-cell>
          <table:table-cell office:value-type="float" office:value="158162" table:style-name="ce23">
            <text:p>158,1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7229" table:style-name="ce9">
            <text:p>67,229</text:p>
          </table:table-cell>
          <table:table-cell office:value-type="float" office:value="183910" table:style-name="ce11">
            <text:p>183,910</text:p>
          </table:table-cell>
          <table:table-cell office:value-type="float" office:value="91618" table:style-name="ce11">
            <text:p>91,618</text:p>
          </table:table-cell>
          <table:table-cell office:value-type="float" office:value="92292" table:style-name="ce23">
            <text:p>92,2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31264" table:style-name="ce9">
            <text:p>31,264</text:p>
          </table:table-cell>
          <table:table-cell office:value-type="float" office:value="87247" table:style-name="ce11">
            <text:p>87,247</text:p>
          </table:table-cell>
          <table:table-cell office:value-type="float" office:value="43683" table:style-name="ce11">
            <text:p>43,683</text:p>
          </table:table-cell>
          <table:table-cell office:value-type="float" office:value="43564" table:style-name="ce23">
            <text:p>43,5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4040" table:style-name="ce9">
            <text:p>44,040</text:p>
          </table:table-cell>
          <table:table-cell office:value-type="float" office:value="116662" table:style-name="ce11">
            <text:p>116,662</text:p>
          </table:table-cell>
          <table:table-cell office:value-type="float" office:value="58287" table:style-name="ce11">
            <text:p>58,287</text:p>
          </table:table-cell>
          <table:table-cell office:value-type="float" office:value="58375" table:style-name="ce23">
            <text:p>58,3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80849" table:style-name="ce9">
            <text:p>80,849</text:p>
          </table:table-cell>
          <table:table-cell office:value-type="float" office:value="179924" table:style-name="ce11">
            <text:p>179,924</text:p>
          </table:table-cell>
          <table:table-cell office:value-type="float" office:value="86076" table:style-name="ce11">
            <text:p>86,076</text:p>
          </table:table-cell>
          <table:table-cell office:value-type="float" office:value="93848" table:style-name="ce23">
            <text:p>93,8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90035" table:style-name="ce9">
            <text:p>90,035</text:p>
          </table:table-cell>
          <table:table-cell office:value-type="float" office:value="204159" table:style-name="ce11">
            <text:p>204,159</text:p>
          </table:table-cell>
          <table:table-cell office:value-type="float" office:value="99358" table:style-name="ce11">
            <text:p>99,358</text:p>
          </table:table-cell>
          <table:table-cell office:value-type="float" office:value="104801" table:style-name="ce23">
            <text:p>104,8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161" table:style-name="ce9">
            <text:p>16,161</text:p>
          </table:table-cell>
          <table:table-cell office:value-type="float" office:value="39409" table:style-name="ce11">
            <text:p>39,409</text:p>
          </table:table-cell>
          <table:table-cell office:value-type="float" office:value="19900" table:style-name="ce11">
            <text:p>19,900</text:p>
          </table:table-cell>
          <table:table-cell office:value-type="float" office:value="19509" table:style-name="ce23">
            <text:p>19,5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88469" table:style-name="ce9">
            <text:p>88,469</text:p>
          </table:table-cell>
          <table:table-cell office:value-type="float" office:value="237829" table:style-name="ce11">
            <text:p>237,829</text:p>
          </table:table-cell>
          <table:table-cell office:value-type="float" office:value="116997" table:style-name="ce11">
            <text:p>116,997</text:p>
          </table:table-cell>
          <table:table-cell office:value-type="float" office:value="120832" table:style-name="ce23">
            <text:p>120,8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72630" table:style-name="ce9">
            <text:p>72,630</text:p>
          </table:table-cell>
          <table:table-cell office:value-type="float" office:value="202241" table:style-name="ce11">
            <text:p>202,241</text:p>
          </table:table-cell>
          <table:table-cell office:value-type="float" office:value="99099" table:style-name="ce11">
            <text:p>99,099</text:p>
          </table:table-cell>
          <table:table-cell office:value-type="float" office:value="103142" table:style-name="ce23">
            <text:p>103,1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3818" table:style-name="ce9">
            <text:p>33,818</text:p>
          </table:table-cell>
          <table:table-cell office:value-type="float" office:value="88401" table:style-name="ce11">
            <text:p>88,401</text:p>
          </table:table-cell>
          <table:table-cell office:value-type="float" office:value="44492" table:style-name="ce11">
            <text:p>44,492</text:p>
          </table:table-cell>
          <table:table-cell office:value-type="float" office:value="43909" table:style-name="ce23">
            <text:p>43,9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8850" table:style-name="ce9">
            <text:p>28,850</text:p>
          </table:table-cell>
          <table:table-cell office:value-type="float" office:value="78666" table:style-name="ce11">
            <text:p>78,666</text:p>
          </table:table-cell>
          <table:table-cell office:value-type="float" office:value="38805" table:style-name="ce11">
            <text:p>38,805</text:p>
          </table:table-cell>
          <table:table-cell office:value-type="float" office:value="39861" table:style-name="ce23">
            <text:p>39,8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46960" table:style-name="ce9">
            <text:p>46,960</text:p>
          </table:table-cell>
          <table:table-cell office:value-type="float" office:value="116982" table:style-name="ce11">
            <text:p>116,982</text:p>
          </table:table-cell>
          <table:table-cell office:value-type="float" office:value="56843" table:style-name="ce11">
            <text:p>56,843</text:p>
          </table:table-cell>
          <table:table-cell office:value-type="float" office:value="60139" table:style-name="ce23">
            <text:p>60,1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736" table:style-name="ce9">
            <text:p>9,736</text:p>
          </table:table-cell>
          <table:table-cell office:value-type="float" office:value="23779" table:style-name="ce11">
            <text:p>23,779</text:p>
          </table:table-cell>
          <table:table-cell office:value-type="float" office:value="11875" table:style-name="ce11">
            <text:p>11,875</text:p>
          </table:table-cell>
          <table:table-cell office:value-type="float" office:value="11904" table:style-name="ce23">
            <text:p>11,9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406" table:style-name="ce9">
            <text:p>3,406</text:p>
          </table:table-cell>
          <table:table-cell office:value-type="float" office:value="7613" table:style-name="ce11">
            <text:p>7,613</text:p>
          </table:table-cell>
          <table:table-cell office:value-type="float" office:value="4155" table:style-name="ce11">
            <text:p>4,155</text:p>
          </table:table-cell>
          <table:table-cell office:value-type="float" office:value="3458" table:style-name="ce23">
            <text:p>3,4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45" table:style-name="ce9">
            <text:p>2,545</text:p>
          </table:table-cell>
          <table:table-cell office:value-type="float" office:value="6725" table:style-name="ce11">
            <text:p>6,725</text:p>
          </table:table-cell>
          <table:table-cell office:value-type="float" office:value="3666" table:style-name="ce11">
            <text:p>3,666</text:p>
          </table:table-cell>
          <table:table-cell office:value-type="float" office:value="3059" table:style-name="ce23">
            <text:p>3,0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559" table:style-name="ce9">
            <text:p>9,559</text:p>
          </table:table-cell>
          <table:table-cell office:value-type="float" office:value="22710" table:style-name="ce11">
            <text:p>22,710</text:p>
          </table:table-cell>
          <table:table-cell office:value-type="float" office:value="11654" table:style-name="ce11">
            <text:p>11,654</text:p>
          </table:table-cell>
          <table:table-cell office:value-type="float" office:value="11056" table:style-name="ce23">
            <text:p>11,0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271" table:style-name="ce9">
            <text:p>4,271</text:p>
          </table:table-cell>
          <table:table-cell office:value-type="float" office:value="11691" table:style-name="ce11">
            <text:p>11,691</text:p>
          </table:table-cell>
          <table:table-cell office:value-type="float" office:value="6078" table:style-name="ce11">
            <text:p>6,078</text:p>
          </table:table-cell>
          <table:table-cell office:value-type="float" office:value="5613" table:style-name="ce23">
            <text:p>5,6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5310" table:style-name="ce9">
            <text:p>15,310</text:p>
          </table:table-cell>
          <table:table-cell office:value-type="float" office:value="39521" table:style-name="ce11">
            <text:p>39,521</text:p>
          </table:table-cell>
          <table:table-cell office:value-type="float" office:value="19701" table:style-name="ce11">
            <text:p>19,701</text:p>
          </table:table-cell>
          <table:table-cell office:value-type="float" office:value="19820" table:style-name="ce23">
            <text:p>19,8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273" table:style-name="ce9">
            <text:p>2,273</text:p>
          </table:table-cell>
          <table:table-cell office:value-type="float" office:value="4504" table:style-name="ce11">
            <text:p>4,504</text:p>
          </table:table-cell>
          <table:table-cell office:value-type="float" office:value="2494" table:style-name="ce11">
            <text:p>2,494</text:p>
          </table:table-cell>
          <table:table-cell office:value-type="float" office:value="2010" table:style-name="ce23">
            <text:p>2,0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759" table:style-name="ce9">
            <text:p>3,759</text:p>
          </table:table-cell>
          <table:table-cell office:value-type="float" office:value="8601" table:style-name="ce11">
            <text:p>8,601</text:p>
          </table:table-cell>
          <table:table-cell office:value-type="float" office:value="4661" table:style-name="ce11">
            <text:p>4,661</text:p>
          </table:table-cell>
          <table:table-cell office:value-type="float" office:value="3940" table:style-name="ce23">
            <text:p>3,9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342" table:style-name="ce9">
            <text:p>4,342</text:p>
          </table:table-cell>
          <table:table-cell office:value-type="float" office:value="11943" table:style-name="ce11">
            <text:p>11,943</text:p>
          </table:table-cell>
          <table:table-cell office:value-type="float" office:value="6115" table:style-name="ce11">
            <text:p>6,115</text:p>
          </table:table-cell>
          <table:table-cell office:value-type="float" office:value="5828" table:style-name="ce23">
            <text:p>5,8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149" table:style-name="ce9">
            <text:p>7,149</text:p>
          </table:table-cell>
          <table:table-cell office:value-type="float" office:value="21296" table:style-name="ce11">
            <text:p>21,296</text:p>
          </table:table-cell>
          <table:table-cell office:value-type="float" office:value="10476" table:style-name="ce11">
            <text:p>10,476</text:p>
          </table:table-cell>
          <table:table-cell office:value-type="float" office:value="10820" table:style-name="ce23">
            <text:p>10,8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512" table:style-name="ce9">
            <text:p>7,512</text:p>
          </table:table-cell>
          <table:table-cell office:value-type="float" office:value="21738" table:style-name="ce11">
            <text:p>21,738</text:p>
          </table:table-cell>
          <table:table-cell office:value-type="float" office:value="10897" table:style-name="ce11">
            <text:p>10,897</text:p>
          </table:table-cell>
          <table:table-cell office:value-type="float" office:value="10841" table:style-name="ce23">
            <text:p>10,841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※烏來區</text:p>
          </table:table-cell>
          <table:table-cell office:value-type="float" office:value="1895" table:style-name="ce16">
            <text:p>1,895</text:p>
          </table:table-cell>
          <table:table-cell office:value-type="float" office:value="6373" table:style-name="ce18">
            <text:p>6,373</text:p>
          </table:table-cell>
          <table:table-cell office:value-type="float" office:value="3104" table:style-name="ce18">
            <text:p>3,104</text:p>
          </table:table-cell>
          <table:table-cell office:value-type="float" office:value="3269" table:style-name="ce19">
            <text:p>3,269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說明：表內列有「※」者表示山地鄉（區）。（以下縣市同）</text:p>
          </table:table-cell>
          <table:table-cell table:number-columns-repeated="16383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北市</text:p>
          </table:table-cell>
          <table:table-cell office:value-type="float" office:value="1060047" table:style-name="ce71">
            <text:p>1,060,047</text:p>
          </table:table-cell>
          <table:table-cell office:value-type="float" office:value="2635286" table:style-name="ce79">
            <text:p>2,635,286</text:p>
          </table:table-cell>
          <table:table-cell office:value-type="float" office:value="1254826" table:style-name="ce79">
            <text:p>1,254,826</text:p>
          </table:table-cell>
          <table:table-cell office:value-type="float" office:value="1380460" table:style-name="ce73">
            <text:p>1,380,4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81183" table:style-name="ce52">
            <text:p>81,183</text:p>
          </table:table-cell>
          <table:table-cell office:value-type="float" office:value="203315" table:style-name="ce11">
            <text:p>203,315</text:p>
          </table:table-cell>
          <table:table-cell office:value-type="float" office:value="94982" table:style-name="ce11">
            <text:p>94,982</text:p>
          </table:table-cell>
          <table:table-cell office:value-type="float" office:value="108333" table:style-name="ce10">
            <text:p>108,3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9178" table:style-name="ce52">
            <text:p>89,178</text:p>
          </table:table-cell>
          <table:table-cell office:value-type="float" office:value="218764" table:style-name="ce11">
            <text:p>218,764</text:p>
          </table:table-cell>
          <table:table-cell office:value-type="float" office:value="103936" table:style-name="ce11">
            <text:p>103,936</text:p>
          </table:table-cell>
          <table:table-cell office:value-type="float" office:value="114828" table:style-name="ce10">
            <text:p>114,8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21462" table:style-name="ce52">
            <text:p>121,462</text:p>
          </table:table-cell>
          <table:table-cell office:value-type="float" office:value="306660" table:style-name="ce11">
            <text:p>306,660</text:p>
          </table:table-cell>
          <table:table-cell office:value-type="float" office:value="142650" table:style-name="ce11">
            <text:p>142,650</text:p>
          </table:table-cell>
          <table:table-cell office:value-type="float" office:value="164010" table:style-name="ce10">
            <text:p>164,0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100646" table:style-name="ce52">
            <text:p>100,646</text:p>
          </table:table-cell>
          <table:table-cell office:value-type="float" office:value="226455" table:style-name="ce11">
            <text:p>226,455</text:p>
          </table:table-cell>
          <table:table-cell office:value-type="float" office:value="105069" table:style-name="ce11">
            <text:p>105,069</text:p>
          </table:table-cell>
          <table:table-cell office:value-type="float" office:value="121386" table:style-name="ce10">
            <text:p>121,3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5733" table:style-name="ce52">
            <text:p>65,733</text:p>
          </table:table-cell>
          <table:table-cell office:value-type="float" office:value="157476" table:style-name="ce11">
            <text:p>157,476</text:p>
          </table:table-cell>
          <table:table-cell office:value-type="float" office:value="74974" table:style-name="ce11">
            <text:p>74,974</text:p>
          </table:table-cell>
          <table:table-cell office:value-type="float" office:value="82502" table:style-name="ce10">
            <text:p>82,5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1970" table:style-name="ce52">
            <text:p>51,970</text:p>
          </table:table-cell>
          <table:table-cell office:value-type="float" office:value="125565" table:style-name="ce11">
            <text:p>125,565</text:p>
          </table:table-cell>
          <table:table-cell office:value-type="float" office:value="60834" table:style-name="ce11">
            <text:p>60,834</text:p>
          </table:table-cell>
          <table:table-cell office:value-type="float" office:value="64731" table:style-name="ce10">
            <text:p>64,7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9274" table:style-name="ce52">
            <text:p>79,274</text:p>
          </table:table-cell>
          <table:table-cell office:value-type="float" office:value="186033" table:style-name="ce11">
            <text:p>186,033</text:p>
          </table:table-cell>
          <table:table-cell office:value-type="float" office:value="91081" table:style-name="ce11">
            <text:p>91,081</text:p>
          </table:table-cell>
          <table:table-cell office:value-type="float" office:value="94952" table:style-name="ce10">
            <text:p>94,9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7349" table:style-name="ce52">
            <text:p>107,349</text:p>
          </table:table-cell>
          <table:table-cell office:value-type="float" office:value="271028" table:style-name="ce11">
            <text:p>271,028</text:p>
          </table:table-cell>
          <table:table-cell office:value-type="float" office:value="129563" table:style-name="ce11">
            <text:p>129,563</text:p>
          </table:table-cell>
          <table:table-cell office:value-type="float" office:value="141465" table:style-name="ce10">
            <text:p>141,4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7753" table:style-name="ce52">
            <text:p>47,753</text:p>
          </table:table-cell>
          <table:table-cell office:value-type="float" office:value="119966" table:style-name="ce11">
            <text:p>119,966</text:p>
          </table:table-cell>
          <table:table-cell office:value-type="float" office:value="58607" table:style-name="ce11">
            <text:p>58,607</text:p>
          </table:table-cell>
          <table:table-cell office:value-type="float" office:value="61359" table:style-name="ce10">
            <text:p>61,3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9480" table:style-name="ce52">
            <text:p>109,480</text:p>
          </table:table-cell>
          <table:table-cell office:value-type="float" office:value="284944" table:style-name="ce11">
            <text:p>284,944</text:p>
          </table:table-cell>
          <table:table-cell office:value-type="float" office:value="135748" table:style-name="ce11">
            <text:p>135,748</text:p>
          </table:table-cell>
          <table:table-cell office:value-type="float" office:value="149196" table:style-name="ce10">
            <text:p>149,1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8012" table:style-name="ce52">
            <text:p>108,012</text:p>
          </table:table-cell>
          <table:table-cell office:value-type="float" office:value="282294" table:style-name="ce11">
            <text:p>282,294</text:p>
          </table:table-cell>
          <table:table-cell office:value-type="float" office:value="135962" table:style-name="ce11">
            <text:p>135,962</text:p>
          </table:table-cell>
          <table:table-cell office:value-type="float" office:value="146332" table:style-name="ce10">
            <text:p>146,332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8007" table:style-name="ce53">
            <text:p>98,007</text:p>
          </table:table-cell>
          <table:table-cell office:value-type="float" office:value="252786" table:style-name="ce18">
            <text:p>252,786</text:p>
          </table:table-cell>
          <table:table-cell office:value-type="float" office:value="121420" table:style-name="ce18">
            <text:p>121,420</text:p>
          </table:table-cell>
          <table:table-cell office:value-type="float" office:value="131366" table:style-name="ce17">
            <text:p>131,366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桃園市</text:p>
          </table:table-cell>
          <table:table-cell office:value-type="float" office:value="829730" table:style-name="ce71">
            <text:p>829,730</text:p>
          </table:table-cell>
          <table:table-cell office:value-type="float" office:value="2254363" table:style-name="ce79">
            <text:p>2,254,363</text:p>
          </table:table-cell>
          <table:table-cell office:value-type="float" office:value="1118287" table:style-name="ce79">
            <text:p>1,118,287</text:p>
          </table:table-cell>
          <table:table-cell office:value-type="float" office:value="1136076" table:style-name="ce83">
            <text:p>1,136,076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74077" table:style-name="ce52">
            <text:p>174,077</text:p>
          </table:table-cell>
          <table:table-cell office:value-type="float" office:value="454117" table:style-name="ce11">
            <text:p>454,117</text:p>
          </table:table-cell>
          <table:table-cell office:value-type="float" office:value="219796" table:style-name="ce11">
            <text:p>219,796</text:p>
          </table:table-cell>
          <table:table-cell office:value-type="float" office:value="234321" table:style-name="ce23">
            <text:p>234,321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57412" table:style-name="ce52">
            <text:p>157,412</text:p>
          </table:table-cell>
          <table:table-cell office:value-type="float" office:value="418399" table:style-name="ce11">
            <text:p>418,399</text:p>
          </table:table-cell>
          <table:table-cell office:value-type="float" office:value="205355" table:style-name="ce11">
            <text:p>205,355</text:p>
          </table:table-cell>
          <table:table-cell office:value-type="float" office:value="213044" table:style-name="ce23">
            <text:p>213,04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3622" table:style-name="ce52">
            <text:p>33,622</text:p>
          </table:table-cell>
          <table:table-cell office:value-type="float" office:value="95675" table:style-name="ce11">
            <text:p>95,675</text:p>
          </table:table-cell>
          <table:table-cell office:value-type="float" office:value="48590" table:style-name="ce11">
            <text:p>48,590</text:p>
          </table:table-cell>
          <table:table-cell office:value-type="float" office:value="47085" table:style-name="ce23">
            <text:p>47,085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61379" table:style-name="ce52">
            <text:p>61,379</text:p>
          </table:table-cell>
          <table:table-cell office:value-type="float" office:value="173652" table:style-name="ce11">
            <text:p>173,652</text:p>
          </table:table-cell>
          <table:table-cell office:value-type="float" office:value="87248" table:style-name="ce11">
            <text:p>87,248</text:p>
          </table:table-cell>
          <table:table-cell office:value-type="float" office:value="86404" table:style-name="ce23">
            <text:p>86,40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60530" table:style-name="ce52">
            <text:p>60,530</text:p>
          </table:table-cell>
          <table:table-cell office:value-type="float" office:value="166684" table:style-name="ce11">
            <text:p>166,684</text:p>
          </table:table-cell>
          <table:table-cell office:value-type="float" office:value="82511" table:style-name="ce11">
            <text:p>82,511</text:p>
          </table:table-cell>
          <table:table-cell office:value-type="float" office:value="84173" table:style-name="ce23">
            <text:p>84,17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5061" table:style-name="ce52">
            <text:p>35,061</text:p>
          </table:table-cell>
          <table:table-cell office:value-type="float" office:value="93113" table:style-name="ce11">
            <text:p>93,113</text:p>
          </table:table-cell>
          <table:table-cell office:value-type="float" office:value="47390" table:style-name="ce11">
            <text:p>47,390</text:p>
          </table:table-cell>
          <table:table-cell office:value-type="float" office:value="45723" table:style-name="ce23">
            <text:p>45,72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64340" table:style-name="ce52">
            <text:p>64,340</text:p>
          </table:table-cell>
          <table:table-cell office:value-type="float" office:value="163271" table:style-name="ce11">
            <text:p>163,271</text:p>
          </table:table-cell>
          <table:table-cell office:value-type="float" office:value="80997" table:style-name="ce11">
            <text:p>80,997</text:p>
          </table:table-cell>
          <table:table-cell office:value-type="float" office:value="82274" table:style-name="ce23">
            <text:p>82,27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74816" table:style-name="ce52">
            <text:p>74,816</text:p>
          </table:table-cell>
          <table:table-cell office:value-type="float" office:value="207035" table:style-name="ce11">
            <text:p>207,035</text:p>
          </table:table-cell>
          <table:table-cell office:value-type="float" office:value="103113" table:style-name="ce11">
            <text:p>103,113</text:p>
          </table:table-cell>
          <table:table-cell office:value-type="float" office:value="103922" table:style-name="ce23">
            <text:p>103,922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3410" table:style-name="ce52">
            <text:p>43,410</text:p>
          </table:table-cell>
          <table:table-cell office:value-type="float" office:value="124106" table:style-name="ce11">
            <text:p>124,106</text:p>
          </table:table-cell>
          <table:table-cell office:value-type="float" office:value="61954" table:style-name="ce11">
            <text:p>61,954</text:p>
          </table:table-cell>
          <table:table-cell office:value-type="float" office:value="62152" table:style-name="ce23">
            <text:p>62,152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80059" table:style-name="ce52">
            <text:p>80,059</text:p>
          </table:table-cell>
          <table:table-cell office:value-type="float" office:value="228638" table:style-name="ce11">
            <text:p>228,638</text:p>
          </table:table-cell>
          <table:table-cell office:value-type="float" office:value="113259" table:style-name="ce11">
            <text:p>113,259</text:p>
          </table:table-cell>
          <table:table-cell office:value-type="float" office:value="115379" table:style-name="ce23">
            <text:p>115,379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6956" table:style-name="ce52">
            <text:p>16,956</text:p>
          </table:table-cell>
          <table:table-cell office:value-type="float" office:value="49251" table:style-name="ce11">
            <text:p>49,251</text:p>
          </table:table-cell>
          <table:table-cell office:value-type="float" office:value="26196" table:style-name="ce11">
            <text:p>26,196</text:p>
          </table:table-cell>
          <table:table-cell office:value-type="float" office:value="23055" table:style-name="ce23">
            <text:p>23,055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4206" table:style-name="ce52">
            <text:p>24,206</text:p>
          </table:table-cell>
          <table:table-cell office:value-type="float" office:value="68139" table:style-name="ce11">
            <text:p>68,139</text:p>
          </table:table-cell>
          <table:table-cell office:value-type="float" office:value="35250" table:style-name="ce11">
            <text:p>35,250</text:p>
          </table:table-cell>
          <table:table-cell office:value-type="float" office:value="32889" table:style-name="ce23">
            <text:p>32,889</text:p>
          </table:table-cell>
          <table:table-cell table:style-name="ce14"/>
          <table:table-cell table:style-name="ce88"/>
          <table:table-cell table:number-columns-repeated="16377"/>
        </table:table-row>
        <table:table-row table:style-name="ro4">
          <table:table-cell office:value-type="string" table:style-name="ce24">
            <text:p>※復興區</text:p>
          </table:table-cell>
          <table:table-cell office:value-type="float" office:value="3862" table:style-name="ce53">
            <text:p>3,862</text:p>
          </table:table-cell>
          <table:table-cell office:value-type="float" office:value="12283" table:style-name="ce18">
            <text:p>12,283</text:p>
          </table:table-cell>
          <table:table-cell office:value-type="float" office:value="6628" table:style-name="ce18">
            <text:p>6,628</text:p>
          </table:table-cell>
          <table:table-cell office:value-type="float" office:value="5655" table:style-name="ce19">
            <text:p>5,655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6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4"/>
          <table:table-cell table:style-name="ce26"/>
          <table:table-cell office:value-type="string" table:style-name="ce86">
            <text:p>中華民國109年3月底</text:p>
          </table:table-cell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1">
            <text:p>臺中市</text:p>
          </table:table-cell>
          <table:table-cell office:value-type="float" office:value="989523" table:style-name="ce71">
            <text:p>989,523</text:p>
          </table:table-cell>
          <table:table-cell office:value-type="float" office:value="2816667" table:style-name="ce79">
            <text:p>2,816,667</text:p>
          </table:table-cell>
          <table:table-cell office:value-type="float" office:value="1384505" table:style-name="ce79">
            <text:p>1,384,505</text:p>
          </table:table-cell>
          <table:table-cell office:value-type="float" office:value="1432162" table:style-name="ce73">
            <text:p>1,432,162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中　區</text:p>
          </table:table-cell>
          <table:table-cell office:value-type="float" office:value="7968" table:style-name="ce52">
            <text:p>7,968</text:p>
          </table:table-cell>
          <table:table-cell office:value-type="float" office:value="18338" table:style-name="ce11">
            <text:p>18,338</text:p>
          </table:table-cell>
          <table:table-cell office:value-type="float" office:value="9051" table:style-name="ce11">
            <text:p>9,051</text:p>
          </table:table-cell>
          <table:table-cell office:value-type="float" office:value="9287" table:style-name="ce10">
            <text:p>9,287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東　區</text:p>
          </table:table-cell>
          <table:table-cell office:value-type="float" office:value="28576" table:style-name="ce52">
            <text:p>28,576</text:p>
          </table:table-cell>
          <table:table-cell office:value-type="float" office:value="75912" table:style-name="ce11">
            <text:p>75,912</text:p>
          </table:table-cell>
          <table:table-cell office:value-type="float" office:value="37655" table:style-name="ce11">
            <text:p>37,655</text:p>
          </table:table-cell>
          <table:table-cell office:value-type="float" office:value="38257" table:style-name="ce10">
            <text:p>38,257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南　區</text:p>
          </table:table-cell>
          <table:table-cell office:value-type="float" office:value="49733" table:style-name="ce52">
            <text:p>49,733</text:p>
          </table:table-cell>
          <table:table-cell office:value-type="float" office:value="126642" table:style-name="ce11">
            <text:p>126,642</text:p>
          </table:table-cell>
          <table:table-cell office:value-type="float" office:value="60631" table:style-name="ce11">
            <text:p>60,631</text:p>
          </table:table-cell>
          <table:table-cell office:value-type="float" office:value="66011" table:style-name="ce10">
            <text:p>66,011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西　區</text:p>
          </table:table-cell>
          <table:table-cell office:value-type="float" office:value="46124" table:style-name="ce52">
            <text:p>46,124</text:p>
          </table:table-cell>
          <table:table-cell office:value-type="float" office:value="115324" table:style-name="ce11">
            <text:p>115,324</text:p>
          </table:table-cell>
          <table:table-cell office:value-type="float" office:value="54586" table:style-name="ce11">
            <text:p>54,586</text:p>
          </table:table-cell>
          <table:table-cell office:value-type="float" office:value="60738" table:style-name="ce10">
            <text:p>60,738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　區</text:p>
          </table:table-cell>
          <table:table-cell office:value-type="float" office:value="60198" table:style-name="ce52">
            <text:p>60,198</text:p>
          </table:table-cell>
          <table:table-cell office:value-type="float" office:value="147011" table:style-name="ce11">
            <text:p>147,011</text:p>
          </table:table-cell>
          <table:table-cell office:value-type="float" office:value="70101" table:style-name="ce11">
            <text:p>70,101</text:p>
          </table:table-cell>
          <table:table-cell office:value-type="float" office:value="76910" table:style-name="ce10">
            <text:p>76,910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西屯區</text:p>
          </table:table-cell>
          <table:table-cell office:value-type="float" office:value="88695" table:style-name="ce52">
            <text:p>88,695</text:p>
          </table:table-cell>
          <table:table-cell office:value-type="float" office:value="230743" table:style-name="ce11">
            <text:p>230,743</text:p>
          </table:table-cell>
          <table:table-cell office:value-type="float" office:value="110490" table:style-name="ce11">
            <text:p>110,490</text:p>
          </table:table-cell>
          <table:table-cell office:value-type="float" office:value="120253" table:style-name="ce10">
            <text:p>120,253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南屯區</text:p>
          </table:table-cell>
          <table:table-cell office:value-type="float" office:value="65382" table:style-name="ce52">
            <text:p>65,382</text:p>
          </table:table-cell>
          <table:table-cell office:value-type="float" office:value="174322" table:style-name="ce11">
            <text:p>174,322</text:p>
          </table:table-cell>
          <table:table-cell office:value-type="float" office:value="83334" table:style-name="ce11">
            <text:p>83,334</text:p>
          </table:table-cell>
          <table:table-cell office:value-type="float" office:value="90988" table:style-name="ce10">
            <text:p>90,988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屯區</text:p>
          </table:table-cell>
          <table:table-cell office:value-type="float" office:value="105344" table:style-name="ce52">
            <text:p>105,344</text:p>
          </table:table-cell>
          <table:table-cell office:value-type="float" office:value="284427" table:style-name="ce11">
            <text:p>284,427</text:p>
          </table:table-cell>
          <table:table-cell office:value-type="float" office:value="135874" table:style-name="ce11">
            <text:p>135,874</text:p>
          </table:table-cell>
          <table:table-cell office:value-type="float" office:value="148553" table:style-name="ce10">
            <text:p>148,553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豐原區</text:p>
          </table:table-cell>
          <table:table-cell office:value-type="float" office:value="54810" table:style-name="ce52">
            <text:p>54,810</text:p>
          </table:table-cell>
          <table:table-cell office:value-type="float" office:value="166802" table:style-name="ce11">
            <text:p>166,802</text:p>
          </table:table-cell>
          <table:table-cell office:value-type="float" office:value="82206" table:style-name="ce11">
            <text:p>82,206</text:p>
          </table:table-cell>
          <table:table-cell office:value-type="float" office:value="84596" table:style-name="ce10">
            <text:p>84,59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東勢區</text:p>
          </table:table-cell>
          <table:table-cell office:value-type="float" office:value="17436" table:style-name="ce52">
            <text:p>17,436</text:p>
          </table:table-cell>
          <table:table-cell office:value-type="float" office:value="49627" table:style-name="ce11">
            <text:p>49,627</text:p>
          </table:table-cell>
          <table:table-cell office:value-type="float" office:value="25458" table:style-name="ce11">
            <text:p>25,458</text:p>
          </table:table-cell>
          <table:table-cell office:value-type="float" office:value="24169" table:style-name="ce10">
            <text:p>24,16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甲區</text:p>
          </table:table-cell>
          <table:table-cell office:value-type="float" office:value="23562" table:style-name="ce52">
            <text:p>23,562</text:p>
          </table:table-cell>
          <table:table-cell office:value-type="float" office:value="76594" table:style-name="ce11">
            <text:p>76,594</text:p>
          </table:table-cell>
          <table:table-cell office:value-type="float" office:value="38412" table:style-name="ce11">
            <text:p>38,412</text:p>
          </table:table-cell>
          <table:table-cell office:value-type="float" office:value="38182" table:style-name="ce10">
            <text:p>38,18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清水區</text:p>
          </table:table-cell>
          <table:table-cell office:value-type="float" office:value="28689" table:style-name="ce52">
            <text:p>28,689</text:p>
          </table:table-cell>
          <table:table-cell office:value-type="float" office:value="87634" table:style-name="ce11">
            <text:p>87,634</text:p>
          </table:table-cell>
          <table:table-cell office:value-type="float" office:value="44804" table:style-name="ce11">
            <text:p>44,804</text:p>
          </table:table-cell>
          <table:table-cell office:value-type="float" office:value="42830" table:style-name="ce10">
            <text:p>42,83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沙鹿區</text:p>
          </table:table-cell>
          <table:table-cell office:value-type="float" office:value="30823" table:style-name="ce52">
            <text:p>30,823</text:p>
          </table:table-cell>
          <table:table-cell office:value-type="float" office:value="94958" table:style-name="ce11">
            <text:p>94,958</text:p>
          </table:table-cell>
          <table:table-cell office:value-type="float" office:value="47790" table:style-name="ce11">
            <text:p>47,790</text:p>
          </table:table-cell>
          <table:table-cell office:value-type="float" office:value="47168" table:style-name="ce10">
            <text:p>47,16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梧棲區</text:p>
          </table:table-cell>
          <table:table-cell office:value-type="float" office:value="18703" table:style-name="ce52">
            <text:p>18,703</text:p>
          </table:table-cell>
          <table:table-cell office:value-type="float" office:value="58956" table:style-name="ce11">
            <text:p>58,956</text:p>
          </table:table-cell>
          <table:table-cell office:value-type="float" office:value="29552" table:style-name="ce11">
            <text:p>29,552</text:p>
          </table:table-cell>
          <table:table-cell office:value-type="float" office:value="29404" table:style-name="ce10">
            <text:p>29,40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后里區</text:p>
          </table:table-cell>
          <table:table-cell office:value-type="float" office:value="16670" table:style-name="ce52">
            <text:p>16,670</text:p>
          </table:table-cell>
          <table:table-cell office:value-type="float" office:value="54594" table:style-name="ce11">
            <text:p>54,594</text:p>
          </table:table-cell>
          <table:table-cell office:value-type="float" office:value="27658" table:style-name="ce11">
            <text:p>27,658</text:p>
          </table:table-cell>
          <table:table-cell office:value-type="float" office:value="26936" table:style-name="ce10">
            <text:p>26,93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神岡區</text:p>
          </table:table-cell>
          <table:table-cell office:value-type="float" office:value="20012" table:style-name="ce52">
            <text:p>20,012</text:p>
          </table:table-cell>
          <table:table-cell office:value-type="float" office:value="65670" table:style-name="ce11">
            <text:p>65,670</text:p>
          </table:table-cell>
          <table:table-cell office:value-type="float" office:value="33451" table:style-name="ce11">
            <text:p>33,451</text:p>
          </table:table-cell>
          <table:table-cell office:value-type="float" office:value="32219" table:style-name="ce10">
            <text:p>32,21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潭子區</text:p>
          </table:table-cell>
          <table:table-cell office:value-type="float" office:value="37162" table:style-name="ce52">
            <text:p>37,162</text:p>
          </table:table-cell>
          <table:table-cell office:value-type="float" office:value="109332" table:style-name="ce11">
            <text:p>109,332</text:p>
          </table:table-cell>
          <table:table-cell office:value-type="float" office:value="53922" table:style-name="ce11">
            <text:p>53,922</text:p>
          </table:table-cell>
          <table:table-cell office:value-type="float" office:value="55410" table:style-name="ce10">
            <text:p>55,41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雅區</text:p>
          </table:table-cell>
          <table:table-cell office:value-type="float" office:value="30316" table:style-name="ce52">
            <text:p>30,316</text:p>
          </table:table-cell>
          <table:table-cell office:value-type="float" office:value="95747" table:style-name="ce11">
            <text:p>95,747</text:p>
          </table:table-cell>
          <table:table-cell office:value-type="float" office:value="47641" table:style-name="ce11">
            <text:p>47,641</text:p>
          </table:table-cell>
          <table:table-cell office:value-type="float" office:value="48106" table:style-name="ce10">
            <text:p>48,10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社區</text:p>
          </table:table-cell>
          <table:table-cell office:value-type="float" office:value="7670" table:style-name="ce52">
            <text:p>7,670</text:p>
          </table:table-cell>
          <table:table-cell office:value-type="float" office:value="24259" table:style-name="ce11">
            <text:p>24,259</text:p>
          </table:table-cell>
          <table:table-cell office:value-type="float" office:value="12548" table:style-name="ce11">
            <text:p>12,548</text:p>
          </table:table-cell>
          <table:table-cell office:value-type="float" office:value="11711" table:style-name="ce10">
            <text:p>11,71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石岡區</text:p>
          </table:table-cell>
          <table:table-cell office:value-type="float" office:value="4917" table:style-name="ce52">
            <text:p>4,917</text:p>
          </table:table-cell>
          <table:table-cell office:value-type="float" office:value="14702" table:style-name="ce11">
            <text:p>14,702</text:p>
          </table:table-cell>
          <table:table-cell office:value-type="float" office:value="7592" table:style-name="ce11">
            <text:p>7,592</text:p>
          </table:table-cell>
          <table:table-cell office:value-type="float" office:value="7110" table:style-name="ce10">
            <text:p>7,11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外埔區</text:p>
          </table:table-cell>
          <table:table-cell office:value-type="float" office:value="9898" table:style-name="ce52">
            <text:p>9,898</text:p>
          </table:table-cell>
          <table:table-cell office:value-type="float" office:value="32108" table:style-name="ce11">
            <text:p>32,108</text:p>
          </table:table-cell>
          <table:table-cell office:value-type="float" office:value="16369" table:style-name="ce11">
            <text:p>16,369</text:p>
          </table:table-cell>
          <table:table-cell office:value-type="float" office:value="15739" table:style-name="ce10">
            <text:p>15,73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安區</text:p>
          </table:table-cell>
          <table:table-cell office:value-type="float" office:value="5599" table:style-name="ce52">
            <text:p>5,599</text:p>
          </table:table-cell>
          <table:table-cell office:value-type="float" office:value="19072" table:style-name="ce11">
            <text:p>19,072</text:p>
          </table:table-cell>
          <table:table-cell office:value-type="float" office:value="10057" table:style-name="ce11">
            <text:p>10,057</text:p>
          </table:table-cell>
          <table:table-cell office:value-type="float" office:value="9015" table:style-name="ce10">
            <text:p>9,01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烏日區</text:p>
          </table:table-cell>
          <table:table-cell office:value-type="float" office:value="25754" table:style-name="ce52">
            <text:p>25,754</text:p>
          </table:table-cell>
          <table:table-cell office:value-type="float" office:value="75689" table:style-name="ce11">
            <text:p>75,689</text:p>
          </table:table-cell>
          <table:table-cell office:value-type="float" office:value="37819" table:style-name="ce11">
            <text:p>37,819</text:p>
          </table:table-cell>
          <table:table-cell office:value-type="float" office:value="37870" table:style-name="ce10">
            <text:p>37,87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肚區</text:p>
          </table:table-cell>
          <table:table-cell office:value-type="float" office:value="18028" table:style-name="ce52">
            <text:p>18,028</text:p>
          </table:table-cell>
          <table:table-cell office:value-type="float" office:value="56927" table:style-name="ce11">
            <text:p>56,927</text:p>
          </table:table-cell>
          <table:table-cell office:value-type="float" office:value="29029" table:style-name="ce11">
            <text:p>29,029</text:p>
          </table:table-cell>
          <table:table-cell office:value-type="float" office:value="27898" table:style-name="ce10">
            <text:p>27,89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龍井區</text:p>
          </table:table-cell>
          <table:table-cell office:value-type="float" office:value="23877" table:style-name="ce52">
            <text:p>23,877</text:p>
          </table:table-cell>
          <table:table-cell office:value-type="float" office:value="78135" table:style-name="ce11">
            <text:p>78,135</text:p>
          </table:table-cell>
          <table:table-cell office:value-type="float" office:value="39308" table:style-name="ce11">
            <text:p>39,308</text:p>
          </table:table-cell>
          <table:table-cell office:value-type="float" office:value="38827" table:style-name="ce10">
            <text:p>38,82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霧峰區</text:p>
          </table:table-cell>
          <table:table-cell office:value-type="float" office:value="20648" table:style-name="ce52">
            <text:p>20,648</text:p>
          </table:table-cell>
          <table:table-cell office:value-type="float" office:value="65311" table:style-name="ce11">
            <text:p>65,311</text:p>
          </table:table-cell>
          <table:table-cell office:value-type="float" office:value="33075" table:style-name="ce11">
            <text:p>33,075</text:p>
          </table:table-cell>
          <table:table-cell office:value-type="float" office:value="32236" table:style-name="ce10">
            <text:p>32,23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太平區</text:p>
          </table:table-cell>
          <table:table-cell office:value-type="float" office:value="66868" table:style-name="ce52">
            <text:p>66,868</text:p>
          </table:table-cell>
          <table:table-cell office:value-type="float" office:value="194202" table:style-name="ce11">
            <text:p>194,202</text:p>
          </table:table-cell>
          <table:table-cell office:value-type="float" office:value="96078" table:style-name="ce11">
            <text:p>96,078</text:p>
          </table:table-cell>
          <table:table-cell office:value-type="float" office:value="98124" table:style-name="ce10">
            <text:p>98,12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里區</text:p>
          </table:table-cell>
          <table:table-cell office:value-type="float" office:value="71467" table:style-name="ce52">
            <text:p>71,467</text:p>
          </table:table-cell>
          <table:table-cell office:value-type="float" office:value="212777" table:style-name="ce11">
            <text:p>212,777</text:p>
          </table:table-cell>
          <table:table-cell office:value-type="float" office:value="104191" table:style-name="ce11">
            <text:p>104,191</text:p>
          </table:table-cell>
          <table:table-cell office:value-type="float" office:value="108586" table:style-name="ce10">
            <text:p>108,58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※和平區</text:p>
          </table:table-cell>
          <table:table-cell office:value-type="float" office:value="4594" table:style-name="ce53">
            <text:p>4,594</text:p>
          </table:table-cell>
          <table:table-cell office:value-type="float" office:value="10852" table:style-name="ce18">
            <text:p>10,852</text:p>
          </table:table-cell>
          <table:table-cell office:value-type="float" office:value="5823" table:style-name="ce18">
            <text:p>5,823</text:p>
          </table:table-cell>
          <table:table-cell office:value-type="float" office:value="5029" table:style-name="ce17">
            <text:p>5,029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南市</text:p>
          </table:table-cell>
          <table:table-cell office:value-type="float" office:value="697185" table:style-name="ce71">
            <text:p>697,185</text:p>
          </table:table-cell>
          <table:table-cell office:value-type="float" office:value="1879115" table:style-name="ce79">
            <text:p>1,879,115</text:p>
          </table:table-cell>
          <table:table-cell office:value-type="float" office:value="936237" table:style-name="ce79">
            <text:p>936,237</text:p>
          </table:table-cell>
          <table:table-cell office:value-type="float" office:value="942878" table:style-name="ce73">
            <text:p>942,87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9286" table:style-name="ce52">
            <text:p>29,286</text:p>
          </table:table-cell>
          <table:table-cell office:value-type="float" office:value="76901" table:style-name="ce11">
            <text:p>76,901</text:p>
          </table:table-cell>
          <table:table-cell office:value-type="float" office:value="38040" table:style-name="ce11">
            <text:p>38,040</text:p>
          </table:table-cell>
          <table:table-cell office:value-type="float" office:value="38861" table:style-name="ce10">
            <text:p>38,86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066" table:style-name="ce52">
            <text:p>10,066</text:p>
          </table:table-cell>
          <table:table-cell office:value-type="float" office:value="25141" table:style-name="ce11">
            <text:p>25,141</text:p>
          </table:table-cell>
          <table:table-cell office:value-type="float" office:value="13080" table:style-name="ce11">
            <text:p>13,080</text:p>
          </table:table-cell>
          <table:table-cell office:value-type="float" office:value="12061" table:style-name="ce10">
            <text:p>12,06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731" table:style-name="ce52">
            <text:p>10,731</text:p>
          </table:table-cell>
          <table:table-cell office:value-type="float" office:value="27602" table:style-name="ce11">
            <text:p>27,602</text:p>
          </table:table-cell>
          <table:table-cell office:value-type="float" office:value="14416" table:style-name="ce11">
            <text:p>14,416</text:p>
          </table:table-cell>
          <table:table-cell office:value-type="float" office:value="13186" table:style-name="ce10">
            <text:p>13,18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7965" table:style-name="ce52">
            <text:p>7,965</text:p>
          </table:table-cell>
          <table:table-cell office:value-type="float" office:value="20978" table:style-name="ce11">
            <text:p>20,978</text:p>
          </table:table-cell>
          <table:table-cell office:value-type="float" office:value="10908" table:style-name="ce11">
            <text:p>10,908</text:p>
          </table:table-cell>
          <table:table-cell office:value-type="float" office:value="10070" table:style-name="ce10">
            <text:p>10,07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764" table:style-name="ce52">
            <text:p>8,764</text:p>
          </table:table-cell>
          <table:table-cell office:value-type="float" office:value="22886" table:style-name="ce11">
            <text:p>22,886</text:p>
          </table:table-cell>
          <table:table-cell office:value-type="float" office:value="11887" table:style-name="ce11">
            <text:p>11,887</text:p>
          </table:table-cell>
          <table:table-cell office:value-type="float" office:value="10999" table:style-name="ce10">
            <text:p>10,99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288" table:style-name="ce52">
            <text:p>8,288</text:p>
          </table:table-cell>
          <table:table-cell office:value-type="float" office:value="20353" table:style-name="ce11">
            <text:p>20,353</text:p>
          </table:table-cell>
          <table:table-cell office:value-type="float" office:value="10809" table:style-name="ce11">
            <text:p>10,809</text:p>
          </table:table-cell>
          <table:table-cell office:value-type="float" office:value="9544" table:style-name="ce10">
            <text:p>9,54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5956" table:style-name="ce52">
            <text:p>15,956</text:p>
          </table:table-cell>
          <table:table-cell office:value-type="float" office:value="43909" table:style-name="ce11">
            <text:p>43,909</text:p>
          </table:table-cell>
          <table:table-cell office:value-type="float" office:value="22309" table:style-name="ce11">
            <text:p>22,309</text:p>
          </table:table-cell>
          <table:table-cell office:value-type="float" office:value="21600" table:style-name="ce10">
            <text:p>21,60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236" table:style-name="ce52">
            <text:p>9,236</text:p>
          </table:table-cell>
          <table:table-cell office:value-type="float" office:value="23595" table:style-name="ce11">
            <text:p>23,595</text:p>
          </table:table-cell>
          <table:table-cell office:value-type="float" office:value="12189" table:style-name="ce11">
            <text:p>12,189</text:p>
          </table:table-cell>
          <table:table-cell office:value-type="float" office:value="11406" table:style-name="ce10">
            <text:p>11,40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7843" table:style-name="ce52">
            <text:p>7,843</text:p>
          </table:table-cell>
          <table:table-cell office:value-type="float" office:value="21815" table:style-name="ce11">
            <text:p>21,815</text:p>
          </table:table-cell>
          <table:table-cell office:value-type="float" office:value="11284" table:style-name="ce11">
            <text:p>11,284</text:p>
          </table:table-cell>
          <table:table-cell office:value-type="float" office:value="10531" table:style-name="ce10">
            <text:p>10,53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8068" table:style-name="ce52">
            <text:p>8,068</text:p>
          </table:table-cell>
          <table:table-cell office:value-type="float" office:value="21350" table:style-name="ce11">
            <text:p>21,350</text:p>
          </table:table-cell>
          <table:table-cell office:value-type="float" office:value="10848" table:style-name="ce11">
            <text:p>10,848</text:p>
          </table:table-cell>
          <table:table-cell office:value-type="float" office:value="10502" table:style-name="ce10">
            <text:p>10,50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783" table:style-name="ce52">
            <text:p>3,783</text:p>
          </table:table-cell>
          <table:table-cell office:value-type="float" office:value="9341" table:style-name="ce11">
            <text:p>9,341</text:p>
          </table:table-cell>
          <table:table-cell office:value-type="float" office:value="5039" table:style-name="ce11">
            <text:p>5,039</text:p>
          </table:table-cell>
          <table:table-cell office:value-type="float" office:value="4302" table:style-name="ce10">
            <text:p>4,30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1090" table:style-name="ce52">
            <text:p>21,090</text:p>
          </table:table-cell>
          <table:table-cell office:value-type="float" office:value="59055" table:style-name="ce11">
            <text:p>59,055</text:p>
          </table:table-cell>
          <table:table-cell office:value-type="float" office:value="29229" table:style-name="ce11">
            <text:p>29,229</text:p>
          </table:table-cell>
          <table:table-cell office:value-type="float" office:value="29826" table:style-name="ce10">
            <text:p>29,82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693" table:style-name="ce52">
            <text:p>9,693</text:p>
          </table:table-cell>
          <table:table-cell office:value-type="float" office:value="25451" table:style-name="ce11">
            <text:p>25,451</text:p>
          </table:table-cell>
          <table:table-cell office:value-type="float" office:value="13009" table:style-name="ce11">
            <text:p>13,009</text:p>
          </table:table-cell>
          <table:table-cell office:value-type="float" office:value="12442" table:style-name="ce10">
            <text:p>12,44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312" table:style-name="ce52">
            <text:p>8,312</text:p>
          </table:table-cell>
          <table:table-cell office:value-type="float" office:value="24498" table:style-name="ce11">
            <text:p>24,498</text:p>
          </table:table-cell>
          <table:table-cell office:value-type="float" office:value="12370" table:style-name="ce11">
            <text:p>12,370</text:p>
          </table:table-cell>
          <table:table-cell office:value-type="float" office:value="12128" table:style-name="ce10">
            <text:p>12,12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7978" table:style-name="ce52">
            <text:p>7,978</text:p>
          </table:table-cell>
          <table:table-cell office:value-type="float" office:value="22291" table:style-name="ce11">
            <text:p>22,291</text:p>
          </table:table-cell>
          <table:table-cell office:value-type="float" office:value="11559" table:style-name="ce11">
            <text:p>11,559</text:p>
          </table:table-cell>
          <table:table-cell office:value-type="float" office:value="10732" table:style-name="ce10">
            <text:p>10,73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238" table:style-name="ce52">
            <text:p>7,238</text:p>
          </table:table-cell>
          <table:table-cell office:value-type="float" office:value="19258" table:style-name="ce11">
            <text:p>19,258</text:p>
          </table:table-cell>
          <table:table-cell office:value-type="float" office:value="9803" table:style-name="ce11">
            <text:p>9,803</text:p>
          </table:table-cell>
          <table:table-cell office:value-type="float" office:value="9455" table:style-name="ce10">
            <text:p>9,45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185" table:style-name="ce52">
            <text:p>4,185</text:p>
          </table:table-cell>
          <table:table-cell office:value-type="float" office:value="10760" table:style-name="ce11">
            <text:p>10,760</text:p>
          </table:table-cell>
          <table:table-cell office:value-type="float" office:value="5408" table:style-name="ce11">
            <text:p>5,408</text:p>
          </table:table-cell>
          <table:table-cell office:value-type="float" office:value="5352" table:style-name="ce10">
            <text:p>5,35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627" table:style-name="ce52">
            <text:p>14,627</text:p>
          </table:table-cell>
          <table:table-cell office:value-type="float" office:value="43276" table:style-name="ce11">
            <text:p>43,276</text:p>
          </table:table-cell>
          <table:table-cell office:value-type="float" office:value="21978" table:style-name="ce11">
            <text:p>21,978</text:p>
          </table:table-cell>
          <table:table-cell office:value-type="float" office:value="21298" table:style-name="ce10">
            <text:p>21,29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8819" table:style-name="ce52">
            <text:p>18,819</text:p>
          </table:table-cell>
          <table:table-cell office:value-type="float" office:value="50139" table:style-name="ce11">
            <text:p>50,139</text:p>
          </table:table-cell>
          <table:table-cell office:value-type="float" office:value="25218" table:style-name="ce11">
            <text:p>25,218</text:p>
          </table:table-cell>
          <table:table-cell office:value-type="float" office:value="24921" table:style-name="ce10">
            <text:p>24,92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2960" table:style-name="ce52">
            <text:p>12,960</text:p>
          </table:table-cell>
          <table:table-cell office:value-type="float" office:value="37298" table:style-name="ce11">
            <text:p>37,298</text:p>
          </table:table-cell>
          <table:table-cell office:value-type="float" office:value="18618" table:style-name="ce11">
            <text:p>18,618</text:p>
          </table:table-cell>
          <table:table-cell office:value-type="float" office:value="18680" table:style-name="ce10">
            <text:p>18,68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10391" table:style-name="ce52">
            <text:p>10,391</text:p>
          </table:table-cell>
          <table:table-cell office:value-type="float" office:value="30361" table:style-name="ce11">
            <text:p>30,361</text:p>
          </table:table-cell>
          <table:table-cell office:value-type="float" office:value="15614" table:style-name="ce11">
            <text:p>15,614</text:p>
          </table:table-cell>
          <table:table-cell office:value-type="float" office:value="14747" table:style-name="ce10">
            <text:p>14,74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714" table:style-name="ce52">
            <text:p>2,714</text:p>
          </table:table-cell>
          <table:table-cell office:value-type="float" office:value="7165" table:style-name="ce11">
            <text:p>7,165</text:p>
          </table:table-cell>
          <table:table-cell office:value-type="float" office:value="3767" table:style-name="ce11">
            <text:p>3,767</text:p>
          </table:table-cell>
          <table:table-cell office:value-type="float" office:value="3398" table:style-name="ce10">
            <text:p>3,39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41" table:style-name="ce52">
            <text:p>5,141</text:p>
          </table:table-cell>
          <table:table-cell office:value-type="float" office:value="13728" table:style-name="ce11">
            <text:p>13,728</text:p>
          </table:table-cell>
          <table:table-cell office:value-type="float" office:value="7095" table:style-name="ce11">
            <text:p>7,095</text:p>
          </table:table-cell>
          <table:table-cell office:value-type="float" office:value="6633" table:style-name="ce10">
            <text:p>6,63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503" table:style-name="ce52">
            <text:p>3,503</text:p>
          </table:table-cell>
          <table:table-cell office:value-type="float" office:value="9294" table:style-name="ce11">
            <text:p>9,294</text:p>
          </table:table-cell>
          <table:table-cell office:value-type="float" office:value="4897" table:style-name="ce11">
            <text:p>4,897</text:p>
          </table:table-cell>
          <table:table-cell office:value-type="float" office:value="4397" table:style-name="ce10">
            <text:p>4,39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835" table:style-name="ce52">
            <text:p>2,835</text:p>
          </table:table-cell>
          <table:table-cell office:value-type="float" office:value="8522" table:style-name="ce11">
            <text:p>8,522</text:p>
          </table:table-cell>
          <table:table-cell office:value-type="float" office:value="4584" table:style-name="ce11">
            <text:p>4,584</text:p>
          </table:table-cell>
          <table:table-cell office:value-type="float" office:value="3938" table:style-name="ce10">
            <text:p>3,93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924" table:style-name="ce52">
            <text:p>1,924</text:p>
          </table:table-cell>
          <table:table-cell office:value-type="float" office:value="4653" table:style-name="ce11">
            <text:p>4,653</text:p>
          </table:table-cell>
          <table:table-cell office:value-type="float" office:value="2619" table:style-name="ce11">
            <text:p>2,619</text:p>
          </table:table-cell>
          <table:table-cell office:value-type="float" office:value="2034" table:style-name="ce10">
            <text:p>2,03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8279" table:style-name="ce52">
            <text:p>28,279</text:p>
          </table:table-cell>
          <table:table-cell office:value-type="float" office:value="76130" table:style-name="ce11">
            <text:p>76,130</text:p>
          </table:table-cell>
          <table:table-cell office:value-type="float" office:value="38440" table:style-name="ce11">
            <text:p>38,440</text:p>
          </table:table-cell>
          <table:table-cell office:value-type="float" office:value="37690" table:style-name="ce10">
            <text:p>37,69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3119" table:style-name="ce52">
            <text:p>23,119</text:p>
          </table:table-cell>
          <table:table-cell office:value-type="float" office:value="68318" table:style-name="ce11">
            <text:p>68,318</text:p>
          </table:table-cell>
          <table:table-cell office:value-type="float" office:value="34555" table:style-name="ce11">
            <text:p>34,555</text:p>
          </table:table-cell>
          <table:table-cell office:value-type="float" office:value="33763" table:style-name="ce10">
            <text:p>33,76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374" table:style-name="ce52">
            <text:p>11,374</text:p>
          </table:table-cell>
          <table:table-cell office:value-type="float" office:value="34143" table:style-name="ce11">
            <text:p>34,143</text:p>
          </table:table-cell>
          <table:table-cell office:value-type="float" office:value="17545" table:style-name="ce11">
            <text:p>17,545</text:p>
          </table:table-cell>
          <table:table-cell office:value-type="float" office:value="16598" table:style-name="ce10">
            <text:p>16,59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511" table:style-name="ce52">
            <text:p>1,511</text:p>
          </table:table-cell>
          <table:table-cell office:value-type="float" office:value="3848" table:style-name="ce11">
            <text:p>3,848</text:p>
          </table:table-cell>
          <table:table-cell office:value-type="float" office:value="2073" table:style-name="ce11">
            <text:p>2,073</text:p>
          </table:table-cell>
          <table:table-cell office:value-type="float" office:value="1775" table:style-name="ce10">
            <text:p>1,77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6949" table:style-name="ce52">
            <text:p>86,949</text:p>
          </table:table-cell>
          <table:table-cell office:value-type="float" office:value="235812" table:style-name="ce11">
            <text:p>235,812</text:p>
          </table:table-cell>
          <table:table-cell office:value-type="float" office:value="115792" table:style-name="ce11">
            <text:p>115,792</text:p>
          </table:table-cell>
          <table:table-cell office:value-type="float" office:value="120020" table:style-name="ce10">
            <text:p>120,02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2699" table:style-name="ce52">
            <text:p>72,699</text:p>
          </table:table-cell>
          <table:table-cell office:value-type="float" office:value="185767" table:style-name="ce11">
            <text:p>185,767</text:p>
          </table:table-cell>
          <table:table-cell office:value-type="float" office:value="88830" table:style-name="ce11">
            <text:p>88,830</text:p>
          </table:table-cell>
          <table:table-cell office:value-type="float" office:value="96937" table:style-name="ce10">
            <text:p>96,93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6864" table:style-name="ce52">
            <text:p>46,864</text:p>
          </table:table-cell>
          <table:table-cell office:value-type="float" office:value="124512" table:style-name="ce11">
            <text:p>124,512</text:p>
          </table:table-cell>
          <table:table-cell office:value-type="float" office:value="61416" table:style-name="ce11">
            <text:p>61,416</text:p>
          </table:table-cell>
          <table:table-cell office:value-type="float" office:value="63096" table:style-name="ce10">
            <text:p>63,09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1415" table:style-name="ce52">
            <text:p>51,415</text:p>
          </table:table-cell>
          <table:table-cell office:value-type="float" office:value="131060" table:style-name="ce11">
            <text:p>131,060</text:p>
          </table:table-cell>
          <table:table-cell office:value-type="float" office:value="63501" table:style-name="ce11">
            <text:p>63,501</text:p>
          </table:table-cell>
          <table:table-cell office:value-type="float" office:value="67559" table:style-name="ce10">
            <text:p>67,55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5064" table:style-name="ce52">
            <text:p>65,064</text:p>
          </table:table-cell>
          <table:table-cell office:value-type="float" office:value="194428" table:style-name="ce11">
            <text:p>194,428</text:p>
          </table:table-cell>
          <table:table-cell office:value-type="float" office:value="97914" table:style-name="ce11">
            <text:p>97,914</text:p>
          </table:table-cell>
          <table:table-cell office:value-type="float" office:value="96514" table:style-name="ce10">
            <text:p>96,51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6437" table:style-name="ce52">
            <text:p>26,437</text:p>
          </table:table-cell>
          <table:table-cell office:value-type="float" office:value="67082" table:style-name="ce11">
            <text:p>67,082</text:p>
          </table:table-cell>
          <table:table-cell office:value-type="float" office:value="31775" table:style-name="ce11">
            <text:p>31,775</text:p>
          </table:table-cell>
          <table:table-cell office:value-type="float" office:value="35307" table:style-name="ce10">
            <text:p>35,307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西區</text:p>
          </table:table-cell>
          <table:table-cell office:value-type="float" office:value="32078" table:style-name="ce53">
            <text:p>32,078</text:p>
          </table:table-cell>
          <table:table-cell office:value-type="float" office:value="78395" table:style-name="ce18">
            <text:p>78,395</text:p>
          </table:table-cell>
          <table:table-cell office:value-type="float" office:value="37819" table:style-name="ce18">
            <text:p>37,819</text:p>
          </table:table-cell>
          <table:table-cell office:value-type="float" office:value="40576" table:style-name="ce17">
            <text:p>40,576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高雄市</text:p>
          </table:table-cell>
          <table:table-cell office:value-type="float" office:value="1111540" table:style-name="ce75">
            <text:p>1,111,540</text:p>
          </table:table-cell>
          <table:table-cell office:value-type="float" office:value="2773984" table:style-name="ce79">
            <text:p>2,773,984</text:p>
          </table:table-cell>
          <table:table-cell office:value-type="float" office:value="1369483" table:style-name="ce80">
            <text:p>1,369,483</text:p>
          </table:table-cell>
          <table:table-cell office:value-type="float" office:value="1404501" table:style-name="ce72">
            <text:p>1,404,5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898" table:style-name="ce9">
            <text:p>10,898</text:p>
          </table:table-cell>
          <table:table-cell office:value-type="float" office:value="23857" table:style-name="ce11">
            <text:p>23,857</text:p>
          </table:table-cell>
          <table:table-cell office:value-type="float" office:value="11820" table:style-name="ce9">
            <text:p>11,820</text:p>
          </table:table-cell>
          <table:table-cell office:value-type="float" office:value="12037" table:style-name="ce9">
            <text:p>12,0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59440" table:style-name="ce9">
            <text:p>59,440</text:p>
          </table:table-cell>
          <table:table-cell office:value-type="float" office:value="141199" table:style-name="ce11">
            <text:p>141,199</text:p>
          </table:table-cell>
          <table:table-cell office:value-type="float" office:value="67877" table:style-name="ce9">
            <text:p>67,877</text:p>
          </table:table-cell>
          <table:table-cell office:value-type="float" office:value="73322" table:style-name="ce9">
            <text:p>73,3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80340" table:style-name="ce9">
            <text:p>80,340</text:p>
          </table:table-cell>
          <table:table-cell office:value-type="float" office:value="198020" table:style-name="ce11">
            <text:p>198,020</text:p>
          </table:table-cell>
          <table:table-cell office:value-type="float" office:value="94786" table:style-name="ce9">
            <text:p>94,786</text:p>
          </table:table-cell>
          <table:table-cell office:value-type="float" office:value="103234" table:style-name="ce9">
            <text:p>103,2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73733" table:style-name="ce9">
            <text:p>73,733</text:p>
          </table:table-cell>
          <table:table-cell office:value-type="float" office:value="188543" table:style-name="ce11">
            <text:p>188,543</text:p>
          </table:table-cell>
          <table:table-cell office:value-type="float" office:value="92194" table:style-name="ce9">
            <text:p>92,194</text:p>
          </table:table-cell>
          <table:table-cell office:value-type="float" office:value="96349" table:style-name="ce9">
            <text:p>96,3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7934" table:style-name="ce9">
            <text:p>137,934</text:p>
          </table:table-cell>
          <table:table-cell office:value-type="float" office:value="339190" table:style-name="ce11">
            <text:p>339,190</text:p>
          </table:table-cell>
          <table:table-cell office:value-type="float" office:value="163664" table:style-name="ce9">
            <text:p>163,664</text:p>
          </table:table-cell>
          <table:table-cell office:value-type="float" office:value="175526" table:style-name="ce9">
            <text:p>175,5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3158" table:style-name="ce9">
            <text:p>23,158</text:p>
          </table:table-cell>
          <table:table-cell office:value-type="float" office:value="51009" table:style-name="ce11">
            <text:p>51,009</text:p>
          </table:table-cell>
          <table:table-cell office:value-type="float" office:value="24467" table:style-name="ce9">
            <text:p>24,467</text:p>
          </table:table-cell>
          <table:table-cell office:value-type="float" office:value="26542" table:style-name="ce9">
            <text:p>26,5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2923" table:style-name="ce9">
            <text:p>12,923</text:p>
          </table:table-cell>
          <table:table-cell office:value-type="float" office:value="26954" table:style-name="ce11">
            <text:p>26,954</text:p>
          </table:table-cell>
          <table:table-cell office:value-type="float" office:value="12750" table:style-name="ce9">
            <text:p>12,750</text:p>
          </table:table-cell>
          <table:table-cell office:value-type="float" office:value="14204" table:style-name="ce9">
            <text:p>14,2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2753" table:style-name="ce9">
            <text:p>72,753</text:p>
          </table:table-cell>
          <table:table-cell office:value-type="float" office:value="168680" table:style-name="ce11">
            <text:p>168,680</text:p>
          </table:table-cell>
          <table:table-cell office:value-type="float" office:value="80824" table:style-name="ce9">
            <text:p>80,824</text:p>
          </table:table-cell>
          <table:table-cell office:value-type="float" office:value="87856" table:style-name="ce9">
            <text:p>87,8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9323" table:style-name="ce9">
            <text:p>79,323</text:p>
          </table:table-cell>
          <table:table-cell office:value-type="float" office:value="187338" table:style-name="ce11">
            <text:p>187,338</text:p>
          </table:table-cell>
          <table:table-cell office:value-type="float" office:value="91840" table:style-name="ce9">
            <text:p>91,840</text:p>
          </table:table-cell>
          <table:table-cell office:value-type="float" office:value="95498" table:style-name="ce9">
            <text:p>95,4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1094" table:style-name="ce9">
            <text:p>11,094</text:p>
          </table:table-cell>
          <table:table-cell office:value-type="float" office:value="28025" table:style-name="ce11">
            <text:p>28,025</text:p>
          </table:table-cell>
          <table:table-cell office:value-type="float" office:value="14437" table:style-name="ce9">
            <text:p>14,437</text:p>
          </table:table-cell>
          <table:table-cell office:value-type="float" office:value="13588" table:style-name="ce9">
            <text:p>13,588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小港區</text:p>
          </table:table-cell>
          <table:table-cell office:value-type="float" office:value="69082" table:style-name="ce9">
            <text:p>69,082</text:p>
          </table:table-cell>
          <table:table-cell office:value-type="float" office:value="157811" table:style-name="ce11">
            <text:p>157,811</text:p>
          </table:table-cell>
          <table:table-cell office:value-type="float" office:value="78114" table:style-name="ce9">
            <text:p>78,114</text:p>
          </table:table-cell>
          <table:table-cell office:value-type="float" office:value="79697" table:style-name="ce9">
            <text:p>79,6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43519" table:style-name="ce9">
            <text:p>143,519</text:p>
          </table:table-cell>
          <table:table-cell office:value-type="float" office:value="360072" table:style-name="ce11">
            <text:p>360,072</text:p>
          </table:table-cell>
          <table:table-cell office:value-type="float" office:value="175917" table:style-name="ce9">
            <text:p>175,917</text:p>
          </table:table-cell>
          <table:table-cell office:value-type="float" office:value="184155" table:style-name="ce9">
            <text:p>184,1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6407" table:style-name="ce9">
            <text:p>26,407</text:p>
          </table:table-cell>
          <table:table-cell office:value-type="float" office:value="69561" table:style-name="ce11">
            <text:p>69,561</text:p>
          </table:table-cell>
          <table:table-cell office:value-type="float" office:value="35001" table:style-name="ce9">
            <text:p>35,001</text:p>
          </table:table-cell>
          <table:table-cell office:value-type="float" office:value="34560" table:style-name="ce9">
            <text:p>34,5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2952" table:style-name="ce9">
            <text:p>42,952</text:p>
          </table:table-cell>
          <table:table-cell office:value-type="float" office:value="112333" table:style-name="ce11">
            <text:p>112,333</text:p>
          </table:table-cell>
          <table:table-cell office:value-type="float" office:value="57350" table:style-name="ce9">
            <text:p>57,350</text:p>
          </table:table-cell>
          <table:table-cell office:value-type="float" office:value="54983" table:style-name="ce9">
            <text:p>54,9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3764" table:style-name="ce9">
            <text:p>13,764</text:p>
          </table:table-cell>
          <table:table-cell office:value-type="float" office:value="42043" table:style-name="ce11">
            <text:p>42,043</text:p>
          </table:table-cell>
          <table:table-cell office:value-type="float" office:value="21499" table:style-name="ce9">
            <text:p>21,499</text:p>
          </table:table-cell>
          <table:table-cell office:value-type="float" office:value="20544" table:style-name="ce9">
            <text:p>20,5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3190" table:style-name="ce9">
            <text:p>13,190</text:p>
          </table:table-cell>
          <table:table-cell office:value-type="float" office:value="34376" table:style-name="ce11">
            <text:p>34,376</text:p>
          </table:table-cell>
          <table:table-cell office:value-type="float" office:value="17446" table:style-name="ce9">
            <text:p>17,446</text:p>
          </table:table-cell>
          <table:table-cell office:value-type="float" office:value="16930" table:style-name="ce9">
            <text:p>16,9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5532" table:style-name="ce9">
            <text:p>35,532</text:p>
          </table:table-cell>
          <table:table-cell office:value-type="float" office:value="90101" table:style-name="ce11">
            <text:p>90,101</text:p>
          </table:table-cell>
          <table:table-cell office:value-type="float" office:value="45538" table:style-name="ce9">
            <text:p>45,538</text:p>
          </table:table-cell>
          <table:table-cell office:value-type="float" office:value="44563" table:style-name="ce9">
            <text:p>44,5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9036" table:style-name="ce9">
            <text:p>19,036</text:p>
          </table:table-cell>
          <table:table-cell office:value-type="float" office:value="45001" table:style-name="ce11">
            <text:p>45,001</text:p>
          </table:table-cell>
          <table:table-cell office:value-type="float" office:value="22720" table:style-name="ce9">
            <text:p>22,720</text:p>
          </table:table-cell>
          <table:table-cell office:value-type="float" office:value="22281" table:style-name="ce9">
            <text:p>22,2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5380" table:style-name="ce9">
            <text:p>35,380</text:p>
          </table:table-cell>
          <table:table-cell office:value-type="float" office:value="97133" table:style-name="ce11">
            <text:p>97,133</text:p>
          </table:table-cell>
          <table:table-cell office:value-type="float" office:value="48095" table:style-name="ce9">
            <text:p>48,095</text:p>
          </table:table-cell>
          <table:table-cell office:value-type="float" office:value="49038" table:style-name="ce9">
            <text:p>49,0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4462" table:style-name="ce9">
            <text:p>14,462</text:p>
          </table:table-cell>
          <table:table-cell office:value-type="float" office:value="38456" table:style-name="ce11">
            <text:p>38,456</text:p>
          </table:table-cell>
          <table:table-cell office:value-type="float" office:value="19365" table:style-name="ce9">
            <text:p>19,365</text:p>
          </table:table-cell>
          <table:table-cell office:value-type="float" office:value="19091" table:style-name="ce9">
            <text:p>19,0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729" table:style-name="ce9">
            <text:p>10,729</text:p>
          </table:table-cell>
          <table:table-cell office:value-type="float" office:value="29670" table:style-name="ce11">
            <text:p>29,670</text:p>
          </table:table-cell>
          <table:table-cell office:value-type="float" office:value="15610" table:style-name="ce9">
            <text:p>15,610</text:p>
          </table:table-cell>
          <table:table-cell office:value-type="float" office:value="14060" table:style-name="ce9">
            <text:p>14,0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183" table:style-name="ce9">
            <text:p>3,183</text:p>
          </table:table-cell>
          <table:table-cell office:value-type="float" office:value="7015" table:style-name="ce11">
            <text:p>7,015</text:p>
          </table:table-cell>
          <table:table-cell office:value-type="float" office:value="3890" table:style-name="ce9">
            <text:p>3,890</text:p>
          </table:table-cell>
          <table:table-cell office:value-type="float" office:value="3125" table:style-name="ce9">
            <text:p>3,1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430" table:style-name="ce9">
            <text:p>9,430</text:p>
          </table:table-cell>
          <table:table-cell office:value-type="float" office:value="28473" table:style-name="ce11">
            <text:p>28,473</text:p>
          </table:table-cell>
          <table:table-cell office:value-type="float" office:value="14361" table:style-name="ce9">
            <text:p>14,361</text:p>
          </table:table-cell>
          <table:table-cell office:value-type="float" office:value="14112" table:style-name="ce9">
            <text:p>14,1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7281" table:style-name="ce9">
            <text:p>17,281</text:p>
          </table:table-cell>
          <table:table-cell office:value-type="float" office:value="52129" table:style-name="ce11">
            <text:p>52,129</text:p>
          </table:table-cell>
          <table:table-cell office:value-type="float" office:value="26487" table:style-name="ce9">
            <text:p>26,487</text:p>
          </table:table-cell>
          <table:table-cell office:value-type="float" office:value="25642" table:style-name="ce9">
            <text:p>25,6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1043" table:style-name="ce9">
            <text:p>11,043</text:p>
          </table:table-cell>
          <table:table-cell office:value-type="float" office:value="29754" table:style-name="ce11">
            <text:p>29,754</text:p>
          </table:table-cell>
          <table:table-cell office:value-type="float" office:value="15209" table:style-name="ce9">
            <text:p>15,209</text:p>
          </table:table-cell>
          <table:table-cell office:value-type="float" office:value="14545" table:style-name="ce9">
            <text:p>14,5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604" table:style-name="ce9">
            <text:p>10,604</text:p>
          </table:table-cell>
          <table:table-cell office:value-type="float" office:value="30052" table:style-name="ce11">
            <text:p>30,052</text:p>
          </table:table-cell>
          <table:table-cell office:value-type="float" office:value="15406" table:style-name="ce9">
            <text:p>15,406</text:p>
          </table:table-cell>
          <table:table-cell office:value-type="float" office:value="14646" table:style-name="ce9">
            <text:p>14,6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735" table:style-name="ce9">
            <text:p>5,735</text:p>
          </table:table-cell>
          <table:table-cell office:value-type="float" office:value="13710" table:style-name="ce11">
            <text:p>13,710</text:p>
          </table:table-cell>
          <table:table-cell office:value-type="float" office:value="6884" table:style-name="ce9">
            <text:p>6,884</text:p>
          </table:table-cell>
          <table:table-cell office:value-type="float" office:value="6826" table:style-name="ce9">
            <text:p>6,8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780" table:style-name="ce9">
            <text:p>6,780</text:p>
          </table:table-cell>
          <table:table-cell office:value-type="float" office:value="18974" table:style-name="ce11">
            <text:p>18,974</text:p>
          </table:table-cell>
          <table:table-cell office:value-type="float" office:value="9716" table:style-name="ce9">
            <text:p>9,716</text:p>
          </table:table-cell>
          <table:table-cell office:value-type="float" office:value="9258" table:style-name="ce9">
            <text:p>9,2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2781" table:style-name="ce9">
            <text:p>12,781</text:p>
          </table:table-cell>
          <table:table-cell office:value-type="float" office:value="35703" table:style-name="ce11">
            <text:p>35,703</text:p>
          </table:table-cell>
          <table:table-cell office:value-type="float" office:value="18376" table:style-name="ce9">
            <text:p>18,376</text:p>
          </table:table-cell>
          <table:table-cell office:value-type="float" office:value="17327" table:style-name="ce9">
            <text:p>17,3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706" table:style-name="ce9">
            <text:p>13,706</text:p>
          </table:table-cell>
          <table:table-cell office:value-type="float" office:value="36224" table:style-name="ce11">
            <text:p>36,224</text:p>
          </table:table-cell>
          <table:table-cell office:value-type="float" office:value="18652" table:style-name="ce9">
            <text:p>18,652</text:p>
          </table:table-cell>
          <table:table-cell office:value-type="float" office:value="17572" table:style-name="ce9">
            <text:p>17,5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838" table:style-name="ce9">
            <text:p>14,838</text:p>
          </table:table-cell>
          <table:table-cell office:value-type="float" office:value="39051" table:style-name="ce11">
            <text:p>39,051</text:p>
          </table:table-cell>
          <table:table-cell office:value-type="float" office:value="20475" table:style-name="ce9">
            <text:p>20,475</text:p>
          </table:table-cell>
          <table:table-cell office:value-type="float" office:value="18576" table:style-name="ce9">
            <text:p>18,5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509" table:style-name="ce9">
            <text:p>5,509</text:p>
          </table:table-cell>
          <table:table-cell office:value-type="float" office:value="12541" table:style-name="ce11">
            <text:p>12,541</text:p>
          </table:table-cell>
          <table:table-cell office:value-type="float" office:value="6788" table:style-name="ce9">
            <text:p>6,788</text:p>
          </table:table-cell>
          <table:table-cell office:value-type="float" office:value="5753" table:style-name="ce9">
            <text:p>5,7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285" table:style-name="ce9">
            <text:p>2,285</text:p>
          </table:table-cell>
          <table:table-cell office:value-type="float" office:value="5916" table:style-name="ce11">
            <text:p>5,916</text:p>
          </table:table-cell>
          <table:table-cell office:value-type="float" office:value="3129" table:style-name="ce9">
            <text:p>3,129</text:p>
          </table:table-cell>
          <table:table-cell office:value-type="float" office:value="2787" table:style-name="ce9">
            <text:p>2,787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788" table:style-name="ce9">
            <text:p>4,788</text:p>
          </table:table-cell>
          <table:table-cell office:value-type="float" office:value="11639" table:style-name="ce11">
            <text:p>11,639</text:p>
          </table:table-cell>
          <table:table-cell office:value-type="float" office:value="6362" table:style-name="ce9">
            <text:p>6,362</text:p>
          </table:table-cell>
          <table:table-cell office:value-type="float" office:value="5277" table:style-name="ce9">
            <text:p>5,277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113" table:style-name="ce9">
            <text:p>5,113</text:p>
          </table:table-cell>
          <table:table-cell office:value-type="float" office:value="14116" table:style-name="ce11">
            <text:p>14,116</text:p>
          </table:table-cell>
          <table:table-cell office:value-type="float" office:value="7622" table:style-name="ce9">
            <text:p>7,622</text:p>
          </table:table-cell>
          <table:table-cell office:value-type="float" office:value="6494" table:style-name="ce9">
            <text:p>6,494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茂林區</text:p>
          </table:table-cell>
          <table:table-cell office:value-type="float" office:value="609" table:style-name="ce9">
            <text:p>609</text:p>
          </table:table-cell>
          <table:table-cell office:value-type="float" office:value="1937" table:style-name="ce11">
            <text:p>1,937</text:p>
          </table:table-cell>
          <table:table-cell office:value-type="float" office:value="977" table:style-name="ce9">
            <text:p>977</text:p>
          </table:table-cell>
          <table:table-cell office:value-type="float" office:value="960" table:style-name="ce9">
            <text:p>960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桃源區</text:p>
          </table:table-cell>
          <table:table-cell office:value-type="float" office:value="1363" table:style-name="ce9">
            <text:p>1,363</text:p>
          </table:table-cell>
          <table:table-cell office:value-type="float" office:value="4233" table:style-name="ce11">
            <text:p>4,233</text:p>
          </table:table-cell>
          <table:table-cell office:value-type="float" office:value="2224" table:style-name="ce9">
            <text:p>2,224</text:p>
          </table:table-cell>
          <table:table-cell office:value-type="float" office:value="2009" table:style-name="ce9">
            <text:p>2,009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※那瑪夏區</text:p>
          </table:table-cell>
          <table:table-cell office:value-type="float" office:value="843" table:style-name="ce16">
            <text:p>843</text:p>
          </table:table-cell>
          <table:table-cell office:value-type="float" office:value="3145" table:style-name="ce18">
            <text:p>3,145</text:p>
          </table:table-cell>
          <table:table-cell office:value-type="float" office:value="1611" table:style-name="ce16">
            <text:p>1,611</text:p>
          </table:table-cell>
          <table:table-cell office:value-type="float" office:value="1534" table:style-name="ce16">
            <text:p>1,534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7">
            <text:p>宜蘭縣</text:p>
          </table:table-cell>
          <table:table-cell office:value-type="float" office:value="171068" table:style-name="ce71">
            <text:p>171,068</text:p>
          </table:table-cell>
          <table:table-cell office:value-type="float" office:value="453951" table:style-name="ce79">
            <text:p>453,951</text:p>
          </table:table-cell>
          <table:table-cell office:value-type="float" office:value="228982" table:style-name="ce79">
            <text:p>228,982</text:p>
          </table:table-cell>
          <table:table-cell office:value-type="float" office:value="224969" table:style-name="ce73">
            <text:p>224,96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6864" table:style-name="ce52">
            <text:p>36,864</text:p>
          </table:table-cell>
          <table:table-cell office:value-type="float" office:value="95630" table:style-name="ce11">
            <text:p>95,630</text:p>
          </table:table-cell>
          <table:table-cell office:value-type="float" office:value="46484" table:style-name="ce11">
            <text:p>46,484</text:p>
          </table:table-cell>
          <table:table-cell office:value-type="float" office:value="49146" table:style-name="ce10">
            <text:p>49,1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644" table:style-name="ce52">
            <text:p>26,644</text:p>
          </table:table-cell>
          <table:table-cell office:value-type="float" office:value="71823" table:style-name="ce11">
            <text:p>71,823</text:p>
          </table:table-cell>
          <table:table-cell office:value-type="float" office:value="33976" table:style-name="ce11">
            <text:p>33,976</text:p>
          </table:table-cell>
          <table:table-cell office:value-type="float" office:value="37847" table:style-name="ce10">
            <text:p>37,8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274" table:style-name="ce52">
            <text:p>14,274</text:p>
          </table:table-cell>
          <table:table-cell office:value-type="float" office:value="39080" table:style-name="ce11">
            <text:p>39,080</text:p>
          </table:table-cell>
          <table:table-cell office:value-type="float" office:value="19908" table:style-name="ce11">
            <text:p>19,908</text:p>
          </table:table-cell>
          <table:table-cell office:value-type="float" office:value="19172" table:style-name="ce10">
            <text:p>19,1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379" table:style-name="ce52">
            <text:p>10,379</text:p>
          </table:table-cell>
          <table:table-cell office:value-type="float" office:value="28917" table:style-name="ce11">
            <text:p>28,917</text:p>
          </table:table-cell>
          <table:table-cell office:value-type="float" office:value="14890" table:style-name="ce11">
            <text:p>14,890</text:p>
          </table:table-cell>
          <table:table-cell office:value-type="float" office:value="14027" table:style-name="ce10">
            <text:p>14,0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4284" table:style-name="ce52">
            <text:p>14,284</text:p>
          </table:table-cell>
          <table:table-cell office:value-type="float" office:value="35337" table:style-name="ce11">
            <text:p>35,337</text:p>
          </table:table-cell>
          <table:table-cell office:value-type="float" office:value="18343" table:style-name="ce11">
            <text:p>18,343</text:p>
          </table:table-cell>
          <table:table-cell office:value-type="float" office:value="16994" table:style-name="ce10">
            <text:p>16,9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9040" table:style-name="ce52">
            <text:p>9,040</text:p>
          </table:table-cell>
          <table:table-cell office:value-type="float" office:value="24382" table:style-name="ce11">
            <text:p>24,382</text:p>
          </table:table-cell>
          <table:table-cell office:value-type="float" office:value="12815" table:style-name="ce11">
            <text:p>12,815</text:p>
          </table:table-cell>
          <table:table-cell office:value-type="float" office:value="11567" table:style-name="ce10">
            <text:p>11,5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1845" table:style-name="ce52">
            <text:p>11,845</text:p>
          </table:table-cell>
          <table:table-cell office:value-type="float" office:value="32271" table:style-name="ce11">
            <text:p>32,271</text:p>
          </table:table-cell>
          <table:table-cell office:value-type="float" office:value="17040" table:style-name="ce11">
            <text:p>17,040</text:p>
          </table:table-cell>
          <table:table-cell office:value-type="float" office:value="15231" table:style-name="ce10">
            <text:p>15,2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19682" table:style-name="ce52">
            <text:p>19,682</text:p>
          </table:table-cell>
          <table:table-cell office:value-type="float" office:value="53188" table:style-name="ce11">
            <text:p>53,188</text:p>
          </table:table-cell>
          <table:table-cell office:value-type="float" office:value="27180" table:style-name="ce11">
            <text:p>27,180</text:p>
          </table:table-cell>
          <table:table-cell office:value-type="float" office:value="26008" table:style-name="ce10">
            <text:p>26,0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5391" table:style-name="ce52">
            <text:p>15,391</text:p>
          </table:table-cell>
          <table:table-cell office:value-type="float" office:value="40018" table:style-name="ce11">
            <text:p>40,018</text:p>
          </table:table-cell>
          <table:table-cell office:value-type="float" office:value="20552" table:style-name="ce11">
            <text:p>20,552</text:p>
          </table:table-cell>
          <table:table-cell office:value-type="float" office:value="19466" table:style-name="ce10">
            <text:p>19,4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8711" table:style-name="ce52">
            <text:p>8,711</text:p>
          </table:table-cell>
          <table:table-cell office:value-type="float" office:value="21213" table:style-name="ce11">
            <text:p>21,213</text:p>
          </table:table-cell>
          <table:table-cell office:value-type="float" office:value="11404" table:style-name="ce11">
            <text:p>11,404</text:p>
          </table:table-cell>
          <table:table-cell office:value-type="float" office:value="9809" table:style-name="ce10">
            <text:p>9,80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大同鄉</text:p>
          </table:table-cell>
          <table:table-cell office:value-type="float" office:value="1956" table:style-name="ce52">
            <text:p>1,956</text:p>
          </table:table-cell>
          <table:table-cell office:value-type="float" office:value="6142" table:style-name="ce11">
            <text:p>6,142</text:p>
          </table:table-cell>
          <table:table-cell office:value-type="float" office:value="3302" table:style-name="ce11">
            <text:p>3,302</text:p>
          </table:table-cell>
          <table:table-cell office:value-type="float" office:value="2840" table:style-name="ce10">
            <text:p>2,84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南澳鄉</text:p>
          </table:table-cell>
          <table:table-cell office:value-type="float" office:value="1998" table:style-name="ce53">
            <text:p>1,998</text:p>
          </table:table-cell>
          <table:table-cell office:value-type="float" office:value="5950" table:style-name="ce18">
            <text:p>5,950</text:p>
          </table:table-cell>
          <table:table-cell office:value-type="float" office:value="3088" table:style-name="ce18">
            <text:p>3,088</text:p>
          </table:table-cell>
          <table:table-cell office:value-type="float" office:value="2862" table:style-name="ce17">
            <text:p>2,862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6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43"/>
          <table:table-cell office:value-type="string" table:style-name="ce86">
            <text:p>中華民國109年3月底</text:p>
          </table:table-cell>
          <table:table-cell table:number-columns-repeated="2" table:style-name="ce43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44">
            <text:p>人 <text:s text:c="7"/>口 <text:s text:c="7"/>數</text:p>
          </table:table-cell>
          <table:table-cell table:number-columns-repeated="2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6">
            <text:p>計</text:p>
          </table:table-cell>
          <table:table-cell office:value-type="string" table:style-name="ce47">
            <text:p>男</text:p>
          </table:table-cell>
          <table:table-cell office:value-type="string" table:style-name="ce4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新竹縣</text:p>
          </table:table-cell>
          <table:table-cell office:value-type="float" office:value="201344" table:style-name="ce71">
            <text:p>201,344</text:p>
          </table:table-cell>
          <table:table-cell office:value-type="float" office:value="565272" table:style-name="ce79">
            <text:p>565,272</text:p>
          </table:table-cell>
          <table:table-cell office:value-type="float" office:value="288550" table:style-name="ce79">
            <text:p>288,550</text:p>
          </table:table-cell>
          <table:table-cell office:value-type="float" office:value="276722" table:style-name="ce73">
            <text:p>276,722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北市</text:p>
          </table:table-cell>
          <table:table-cell office:value-type="float" office:value="72326" table:style-name="ce52">
            <text:p>72,326</text:p>
          </table:table-cell>
          <table:table-cell office:value-type="float" office:value="195954" table:style-name="ce11">
            <text:p>195,954</text:p>
          </table:table-cell>
          <table:table-cell office:value-type="float" office:value="97498" table:style-name="ce11">
            <text:p>97,498</text:p>
          </table:table-cell>
          <table:table-cell office:value-type="float" office:value="98456" table:style-name="ce10">
            <text:p>98,456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關西鎮</text:p>
          </table:table-cell>
          <table:table-cell office:value-type="float" office:value="9326" table:style-name="ce52">
            <text:p>9,326</text:p>
          </table:table-cell>
          <table:table-cell office:value-type="float" office:value="27979" table:style-name="ce49">
            <text:p>27,979</text:p>
          </table:table-cell>
          <table:table-cell office:value-type="float" office:value="15041" table:style-name="ce11">
            <text:p>15,041</text:p>
          </table:table-cell>
          <table:table-cell office:value-type="float" office:value="12938" table:style-name="ce10">
            <text:p>12,938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埔鎮</text:p>
          </table:table-cell>
          <table:table-cell office:value-type="float" office:value="10898" table:style-name="ce52">
            <text:p>10,898</text:p>
          </table:table-cell>
          <table:table-cell office:value-type="float" office:value="32815" table:style-name="ce49">
            <text:p>32,815</text:p>
          </table:table-cell>
          <table:table-cell office:value-type="float" office:value="17461" table:style-name="ce11">
            <text:p>17,461</text:p>
          </table:table-cell>
          <table:table-cell office:value-type="float" office:value="15354" table:style-name="ce10">
            <text:p>15,35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東鎮</text:p>
          </table:table-cell>
          <table:table-cell office:value-type="float" office:value="35027" table:style-name="ce52">
            <text:p>35,027</text:p>
          </table:table-cell>
          <table:table-cell office:value-type="float" office:value="97218" table:style-name="ce49">
            <text:p>97,218</text:p>
          </table:table-cell>
          <table:table-cell office:value-type="float" office:value="48856" table:style-name="ce11">
            <text:p>48,856</text:p>
          </table:table-cell>
          <table:table-cell office:value-type="float" office:value="48362" table:style-name="ce10">
            <text:p>48,362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湖口鄉</text:p>
          </table:table-cell>
          <table:table-cell office:value-type="float" office:value="27689" table:style-name="ce52">
            <text:p>27,689</text:p>
          </table:table-cell>
          <table:table-cell office:value-type="float" office:value="77980" table:style-name="ce49">
            <text:p>77,980</text:p>
          </table:table-cell>
          <table:table-cell office:value-type="float" office:value="39462" table:style-name="ce11">
            <text:p>39,462</text:p>
          </table:table-cell>
          <table:table-cell office:value-type="float" office:value="38518" table:style-name="ce10">
            <text:p>38,518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橫山鄉</text:p>
          </table:table-cell>
          <table:table-cell office:value-type="float" office:value="4406" table:style-name="ce52">
            <text:p>4,406</text:p>
          </table:table-cell>
          <table:table-cell office:value-type="float" office:value="12699" table:style-name="ce49">
            <text:p>12,699</text:p>
          </table:table-cell>
          <table:table-cell office:value-type="float" office:value="6864" table:style-name="ce11">
            <text:p>6,864</text:p>
          </table:table-cell>
          <table:table-cell office:value-type="float" office:value="5835" table:style-name="ce10">
            <text:p>5,835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豐鄉</text:p>
          </table:table-cell>
          <table:table-cell office:value-type="float" office:value="19162" table:style-name="ce52">
            <text:p>19,162</text:p>
          </table:table-cell>
          <table:table-cell office:value-type="float" office:value="57373" table:style-name="ce49">
            <text:p>57,373</text:p>
          </table:table-cell>
          <table:table-cell office:value-type="float" office:value="29436" table:style-name="ce11">
            <text:p>29,436</text:p>
          </table:table-cell>
          <table:table-cell office:value-type="float" office:value="27937" table:style-name="ce10">
            <text:p>27,93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芎林鄉</text:p>
          </table:table-cell>
          <table:table-cell office:value-type="float" office:value="6751" table:style-name="ce52">
            <text:p>6,751</text:p>
          </table:table-cell>
          <table:table-cell office:value-type="float" office:value="19926" table:style-name="ce49">
            <text:p>19,926</text:p>
          </table:table-cell>
          <table:table-cell office:value-type="float" office:value="10509" table:style-name="ce11">
            <text:p>10,509</text:p>
          </table:table-cell>
          <table:table-cell office:value-type="float" office:value="9417" table:style-name="ce10">
            <text:p>9,41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寶山鄉</text:p>
          </table:table-cell>
          <table:table-cell office:value-type="float" office:value="5869" table:style-name="ce52">
            <text:p>5,869</text:p>
          </table:table-cell>
          <table:table-cell office:value-type="float" office:value="14607" table:style-name="ce49">
            <text:p>14,607</text:p>
          </table:table-cell>
          <table:table-cell office:value-type="float" office:value="7965" table:style-name="ce11">
            <text:p>7,965</text:p>
          </table:table-cell>
          <table:table-cell office:value-type="float" office:value="6642" table:style-name="ce10">
            <text:p>6,642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北埔鄉</text:p>
          </table:table-cell>
          <table:table-cell office:value-type="float" office:value="3124" table:style-name="ce52">
            <text:p>3,124</text:p>
          </table:table-cell>
          <table:table-cell office:value-type="float" office:value="9121" table:style-name="ce49">
            <text:p>9,121</text:p>
          </table:table-cell>
          <table:table-cell office:value-type="float" office:value="4960" table:style-name="ce11">
            <text:p>4,960</text:p>
          </table:table-cell>
          <table:table-cell office:value-type="float" office:value="4161" table:style-name="ce10">
            <text:p>4,161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峨眉鄉</text:p>
          </table:table-cell>
          <table:table-cell office:value-type="float" office:value="2087" table:style-name="ce52">
            <text:p>2,087</text:p>
          </table:table-cell>
          <table:table-cell office:value-type="float" office:value="5467" table:style-name="ce49">
            <text:p>5,467</text:p>
          </table:table-cell>
          <table:table-cell office:value-type="float" office:value="3019" table:style-name="ce11">
            <text:p>3,019</text:p>
          </table:table-cell>
          <table:table-cell office:value-type="float" office:value="2448" table:style-name="ce10">
            <text:p>2,448</text:p>
          </table:table-cell>
          <table:table-cell table:number-columns-repeated="16379"/>
        </table:table-row>
        <table:table-row table:style-name="ro4">
          <table:table-cell office:value-type="string" table:style-name="ce91">
            <text:p>※尖石鄉</text:p>
          </table:table-cell>
          <table:table-cell office:value-type="float" office:value="2913" table:style-name="ce52">
            <text:p>2,913</text:p>
          </table:table-cell>
          <table:table-cell office:value-type="float" office:value="9581" table:style-name="ce49">
            <text:p>9,581</text:p>
          </table:table-cell>
          <table:table-cell office:value-type="float" office:value="5009" table:style-name="ce11">
            <text:p>5,009</text:p>
          </table:table-cell>
          <table:table-cell office:value-type="float" office:value="4572" table:style-name="ce10">
            <text:p>4,572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※五峰鄉</text:p>
          </table:table-cell>
          <table:table-cell office:value-type="float" office:value="1766" table:style-name="ce53">
            <text:p>1,766</text:p>
          </table:table-cell>
          <table:table-cell office:value-type="float" office:value="4552" table:style-name="ce51">
            <text:p>4,552</text:p>
          </table:table-cell>
          <table:table-cell office:value-type="float" office:value="2470" table:style-name="ce18">
            <text:p>2,470</text:p>
          </table:table-cell>
          <table:table-cell office:value-type="float" office:value="2082" table:style-name="ce17">
            <text:p>2,082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苗栗縣</text:p>
          </table:table-cell>
          <table:table-cell office:value-type="float" office:value="191504" table:style-name="ce71">
            <text:p>191,504</text:p>
          </table:table-cell>
          <table:table-cell office:value-type="float" office:value="544762" table:style-name="ce79">
            <text:p>544,762</text:p>
          </table:table-cell>
          <table:table-cell office:value-type="float" office:value="280817" table:style-name="ce79">
            <text:p>280,817</text:p>
          </table:table-cell>
          <table:table-cell office:value-type="float" office:value="263945" table:style-name="ce73">
            <text:p>263,9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1898" table:style-name="ce52">
            <text:p>31,898</text:p>
          </table:table-cell>
          <table:table-cell office:value-type="float" office:value="87868" table:style-name="ce11">
            <text:p>87,868</text:p>
          </table:table-cell>
          <table:table-cell office:value-type="float" office:value="43795" table:style-name="ce11">
            <text:p>43,795</text:p>
          </table:table-cell>
          <table:table-cell office:value-type="float" office:value="44073" table:style-name="ce10">
            <text:p>44,073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頭份市</text:p>
          </table:table-cell>
          <table:table-cell office:value-type="float" office:value="36427" table:style-name="ce52">
            <text:p>36,427</text:p>
          </table:table-cell>
          <table:table-cell office:value-type="float" office:value="103817" table:style-name="ce11">
            <text:p>103,817</text:p>
          </table:table-cell>
          <table:table-cell office:value-type="float" office:value="52312" table:style-name="ce11">
            <text:p>52,312</text:p>
          </table:table-cell>
          <table:table-cell office:value-type="float" office:value="51505" table:style-name="ce10">
            <text:p>51,505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苑裡鎮</text:p>
          </table:table-cell>
          <table:table-cell office:value-type="float" office:value="14895" table:style-name="ce52">
            <text:p>14,895</text:p>
          </table:table-cell>
          <table:table-cell office:value-type="float" office:value="44820" table:style-name="ce11">
            <text:p>44,820</text:p>
          </table:table-cell>
          <table:table-cell office:value-type="float" office:value="23350" table:style-name="ce11">
            <text:p>23,350</text:p>
          </table:table-cell>
          <table:table-cell office:value-type="float" office:value="21470" table:style-name="ce10">
            <text:p>21,4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530" table:style-name="ce52">
            <text:p>11,530</text:p>
          </table:table-cell>
          <table:table-cell office:value-type="float" office:value="33385" table:style-name="ce11">
            <text:p>33,385</text:p>
          </table:table-cell>
          <table:table-cell office:value-type="float" office:value="17648" table:style-name="ce11">
            <text:p>17,648</text:p>
          </table:table-cell>
          <table:table-cell office:value-type="float" office:value="15737" table:style-name="ce10">
            <text:p>15,7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30635" table:style-name="ce52">
            <text:p>30,635</text:p>
          </table:table-cell>
          <table:table-cell office:value-type="float" office:value="86692" table:style-name="ce11">
            <text:p>86,692</text:p>
          </table:table-cell>
          <table:table-cell office:value-type="float" office:value="43739" table:style-name="ce11">
            <text:p>43,739</text:p>
          </table:table-cell>
          <table:table-cell office:value-type="float" office:value="42953" table:style-name="ce10">
            <text:p>42,9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2035" table:style-name="ce52">
            <text:p>12,035</text:p>
          </table:table-cell>
          <table:table-cell office:value-type="float" office:value="35558" table:style-name="ce11">
            <text:p>35,558</text:p>
          </table:table-cell>
          <table:table-cell office:value-type="float" office:value="18861" table:style-name="ce11">
            <text:p>18,861</text:p>
          </table:table-cell>
          <table:table-cell office:value-type="float" office:value="16697" table:style-name="ce10">
            <text:p>16,6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5959" table:style-name="ce52">
            <text:p>5,959</text:p>
          </table:table-cell>
          <table:table-cell office:value-type="float" office:value="16399" table:style-name="ce11">
            <text:p>16,399</text:p>
          </table:table-cell>
          <table:table-cell office:value-type="float" office:value="8577" table:style-name="ce11">
            <text:p>8,577</text:p>
          </table:table-cell>
          <table:table-cell office:value-type="float" office:value="7822" table:style-name="ce10">
            <text:p>7,8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308" table:style-name="ce52">
            <text:p>5,308</text:p>
          </table:table-cell>
          <table:table-cell office:value-type="float" office:value="14117" table:style-name="ce11">
            <text:p>14,117</text:p>
          </table:table-cell>
          <table:table-cell office:value-type="float" office:value="7511" table:style-name="ce11">
            <text:p>7,511</text:p>
          </table:table-cell>
          <table:table-cell office:value-type="float" office:value="6606" table:style-name="ce10">
            <text:p>6,6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729" table:style-name="ce52">
            <text:p>10,729</text:p>
          </table:table-cell>
          <table:table-cell office:value-type="float" office:value="32670" table:style-name="ce11">
            <text:p>32,670</text:p>
          </table:table-cell>
          <table:table-cell office:value-type="float" office:value="17032" table:style-name="ce11">
            <text:p>17,032</text:p>
          </table:table-cell>
          <table:table-cell office:value-type="float" office:value="15638" table:style-name="ce10">
            <text:p>15,6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12" table:style-name="ce52">
            <text:p>6,112</text:p>
          </table:table-cell>
          <table:table-cell office:value-type="float" office:value="17534" table:style-name="ce11">
            <text:p>17,534</text:p>
          </table:table-cell>
          <table:table-cell office:value-type="float" office:value="9308" table:style-name="ce11">
            <text:p>9,308</text:p>
          </table:table-cell>
          <table:table-cell office:value-type="float" office:value="8226" table:style-name="ce10">
            <text:p>8,2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914" table:style-name="ce52">
            <text:p>3,914</text:p>
          </table:table-cell>
          <table:table-cell office:value-type="float" office:value="9771" table:style-name="ce11">
            <text:p>9,771</text:p>
          </table:table-cell>
          <table:table-cell office:value-type="float" office:value="5369" table:style-name="ce11">
            <text:p>5,369</text:p>
          </table:table-cell>
          <table:table-cell office:value-type="float" office:value="4402" table:style-name="ce10">
            <text:p>4,4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37" table:style-name="ce52">
            <text:p>3,637</text:p>
          </table:table-cell>
          <table:table-cell office:value-type="float" office:value="10441" table:style-name="ce11">
            <text:p>10,441</text:p>
          </table:table-cell>
          <table:table-cell office:value-type="float" office:value="5529" table:style-name="ce11">
            <text:p>5,529</text:p>
          </table:table-cell>
          <table:table-cell office:value-type="float" office:value="4912" table:style-name="ce10">
            <text:p>4,9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602" table:style-name="ce52">
            <text:p>5,602</text:p>
          </table:table-cell>
          <table:table-cell office:value-type="float" office:value="15901" table:style-name="ce11">
            <text:p>15,901</text:p>
          </table:table-cell>
          <table:table-cell office:value-type="float" office:value="8400" table:style-name="ce11">
            <text:p>8,400</text:p>
          </table:table-cell>
          <table:table-cell office:value-type="float" office:value="7501" table:style-name="ce10">
            <text:p>7,5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23" table:style-name="ce52">
            <text:p>2,623</text:p>
          </table:table-cell>
          <table:table-cell office:value-type="float" office:value="6853" table:style-name="ce11">
            <text:p>6,853</text:p>
          </table:table-cell>
          <table:table-cell office:value-type="float" office:value="3832" table:style-name="ce11">
            <text:p>3,832</text:p>
          </table:table-cell>
          <table:table-cell office:value-type="float" office:value="3021" table:style-name="ce10">
            <text:p>3,0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34" table:style-name="ce52">
            <text:p>4,134</text:p>
          </table:table-cell>
          <table:table-cell office:value-type="float" office:value="12396" table:style-name="ce11">
            <text:p>12,396</text:p>
          </table:table-cell>
          <table:table-cell office:value-type="float" office:value="6556" table:style-name="ce11">
            <text:p>6,556</text:p>
          </table:table-cell>
          <table:table-cell office:value-type="float" office:value="5840" table:style-name="ce10">
            <text:p>5,8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368" table:style-name="ce52">
            <text:p>2,368</text:p>
          </table:table-cell>
          <table:table-cell office:value-type="float" office:value="6506" table:style-name="ce11">
            <text:p>6,506</text:p>
          </table:table-cell>
          <table:table-cell office:value-type="float" office:value="3543" table:style-name="ce11">
            <text:p>3,543</text:p>
          </table:table-cell>
          <table:table-cell office:value-type="float" office:value="2963" table:style-name="ce10">
            <text:p>2,9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25" table:style-name="ce52">
            <text:p>1,725</text:p>
          </table:table-cell>
          <table:table-cell office:value-type="float" office:value="4195" table:style-name="ce11">
            <text:p>4,195</text:p>
          </table:table-cell>
          <table:table-cell office:value-type="float" office:value="2335" table:style-name="ce11">
            <text:p>2,335</text:p>
          </table:table-cell>
          <table:table-cell office:value-type="float" office:value="1860" table:style-name="ce10">
            <text:p>1,86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泰安鄉</text:p>
          </table:table-cell>
          <table:table-cell office:value-type="float" office:value="1973" table:style-name="ce53">
            <text:p>1,973</text:p>
          </table:table-cell>
          <table:table-cell office:value-type="float" office:value="5839" table:style-name="ce18">
            <text:p>5,839</text:p>
          </table:table-cell>
          <table:table-cell office:value-type="float" office:value="3120" table:style-name="ce18">
            <text:p>3,120</text:p>
          </table:table-cell>
          <table:table-cell office:value-type="float" office:value="2719" table:style-name="ce17">
            <text:p>2,719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彰化縣</text:p>
          </table:table-cell>
          <table:table-cell office:value-type="float" office:value="393290" table:style-name="ce71">
            <text:p>393,290</text:p>
          </table:table-cell>
          <table:table-cell office:value-type="float" office:value="1271015" table:style-name="ce79">
            <text:p>1,271,015</text:p>
          </table:table-cell>
          <table:table-cell office:value-type="float" office:value="646272" table:style-name="ce79">
            <text:p>646,272</text:p>
          </table:table-cell>
          <table:table-cell office:value-type="float" office:value="624743" table:style-name="ce73">
            <text:p>624,74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7497" table:style-name="ce52">
            <text:p>77,497</text:p>
          </table:table-cell>
          <table:table-cell office:value-type="float" office:value="232242" table:style-name="ce11">
            <text:p>232,242</text:p>
          </table:table-cell>
          <table:table-cell office:value-type="float" office:value="114278" table:style-name="ce11">
            <text:p>114,278</text:p>
          </table:table-cell>
          <table:table-cell office:value-type="float" office:value="117964" table:style-name="ce10">
            <text:p>117,96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0">
            <text:p>員林市</text:p>
          </table:table-cell>
          <table:table-cell office:value-type="float" office:value="40586" table:style-name="ce52">
            <text:p>40,586</text:p>
          </table:table-cell>
          <table:table-cell office:value-type="float" office:value="125126" table:style-name="ce11">
            <text:p>125,126</text:p>
          </table:table-cell>
          <table:table-cell office:value-type="float" office:value="61994" table:style-name="ce11">
            <text:p>61,994</text:p>
          </table:table-cell>
          <table:table-cell office:value-type="float" office:value="63132" table:style-name="ce10">
            <text:p>63,132</text:p>
          </table:table-cell>
          <table:table-cell table:style-name="ce1"/>
          <table:table-cell table:style-name="ce89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5048" table:style-name="ce52">
            <text:p>25,048</text:p>
          </table:table-cell>
          <table:table-cell office:value-type="float" office:value="86793" table:style-name="ce11">
            <text:p>86,793</text:p>
          </table:table-cell>
          <table:table-cell office:value-type="float" office:value="44017" table:style-name="ce11">
            <text:p>44,017</text:p>
          </table:table-cell>
          <table:table-cell office:value-type="float" office:value="42776" table:style-name="ce10">
            <text:p>42,77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7272" table:style-name="ce52">
            <text:p>27,272</text:p>
          </table:table-cell>
          <table:table-cell office:value-type="float" office:value="90369" table:style-name="ce11">
            <text:p>90,369</text:p>
          </table:table-cell>
          <table:table-cell office:value-type="float" office:value="45949" table:style-name="ce11">
            <text:p>45,949</text:p>
          </table:table-cell>
          <table:table-cell office:value-type="float" office:value="44420" table:style-name="ce10">
            <text:p>44,42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0909" table:style-name="ce52">
            <text:p>10,909</text:p>
          </table:table-cell>
          <table:table-cell office:value-type="float" office:value="33320" table:style-name="ce11">
            <text:p>33,320</text:p>
          </table:table-cell>
          <table:table-cell office:value-type="float" office:value="16781" table:style-name="ce11">
            <text:p>16,781</text:p>
          </table:table-cell>
          <table:table-cell office:value-type="float" office:value="16539" table:style-name="ce10">
            <text:p>16,53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588" table:style-name="ce52">
            <text:p>16,588</text:p>
          </table:table-cell>
          <table:table-cell office:value-type="float" office:value="55156" table:style-name="ce11">
            <text:p>55,156</text:p>
          </table:table-cell>
          <table:table-cell office:value-type="float" office:value="27830" table:style-name="ce11">
            <text:p>27,830</text:p>
          </table:table-cell>
          <table:table-cell office:value-type="float" office:value="27326" table:style-name="ce10">
            <text:p>27,32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306" table:style-name="ce52">
            <text:p>13,306</text:p>
          </table:table-cell>
          <table:table-cell office:value-type="float" office:value="41116" table:style-name="ce11">
            <text:p>41,116</text:p>
          </table:table-cell>
          <table:table-cell office:value-type="float" office:value="21050" table:style-name="ce11">
            <text:p>21,050</text:p>
          </table:table-cell>
          <table:table-cell office:value-type="float" office:value="20066" table:style-name="ce10">
            <text:p>20,06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5149" table:style-name="ce52">
            <text:p>15,149</text:p>
          </table:table-cell>
          <table:table-cell office:value-type="float" office:value="49905" table:style-name="ce11">
            <text:p>49,905</text:p>
          </table:table-cell>
          <table:table-cell office:value-type="float" office:value="25630" table:style-name="ce11">
            <text:p>25,630</text:p>
          </table:table-cell>
          <table:table-cell office:value-type="float" office:value="24275" table:style-name="ce10">
            <text:p>24,27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485" table:style-name="ce52">
            <text:p>4,485</text:p>
          </table:table-cell>
          <table:table-cell office:value-type="float" office:value="16684" table:style-name="ce11">
            <text:p>16,684</text:p>
          </table:table-cell>
          <table:table-cell office:value-type="float" office:value="8576" table:style-name="ce11">
            <text:p>8,576</text:p>
          </table:table-cell>
          <table:table-cell office:value-type="float" office:value="8108" table:style-name="ce10">
            <text:p>8,10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10393" table:style-name="ce52">
            <text:p>10,393</text:p>
          </table:table-cell>
          <table:table-cell office:value-type="float" office:value="37506" table:style-name="ce11">
            <text:p>37,506</text:p>
          </table:table-cell>
          <table:table-cell office:value-type="float" office:value="19040" table:style-name="ce11">
            <text:p>19,040</text:p>
          </table:table-cell>
          <table:table-cell office:value-type="float" office:value="18466" table:style-name="ce10">
            <text:p>18,46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3112" table:style-name="ce52">
            <text:p>13,112</text:p>
          </table:table-cell>
          <table:table-cell office:value-type="float" office:value="46643" table:style-name="ce11">
            <text:p>46,643</text:p>
          </table:table-cell>
          <table:table-cell office:value-type="float" office:value="24291" table:style-name="ce11">
            <text:p>24,291</text:p>
          </table:table-cell>
          <table:table-cell office:value-type="float" office:value="22352" table:style-name="ce10">
            <text:p>22,35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1010" table:style-name="ce52">
            <text:p>11,010</text:p>
          </table:table-cell>
          <table:table-cell office:value-type="float" office:value="39046" table:style-name="ce11">
            <text:p>39,046</text:p>
          </table:table-cell>
          <table:table-cell office:value-type="float" office:value="20122" table:style-name="ce11">
            <text:p>20,122</text:p>
          </table:table-cell>
          <table:table-cell office:value-type="float" office:value="18924" table:style-name="ce10">
            <text:p>18,92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4288" table:style-name="ce52">
            <text:p>14,288</text:p>
          </table:table-cell>
          <table:table-cell office:value-type="float" office:value="45440" table:style-name="ce11">
            <text:p>45,440</text:p>
          </table:table-cell>
          <table:table-cell office:value-type="float" office:value="23325" table:style-name="ce11">
            <text:p>23,325</text:p>
          </table:table-cell>
          <table:table-cell office:value-type="float" office:value="22115" table:style-name="ce10">
            <text:p>22,1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16" table:style-name="ce52">
            <text:p>6,816</text:p>
          </table:table-cell>
          <table:table-cell office:value-type="float" office:value="23294" table:style-name="ce11">
            <text:p>23,294</text:p>
          </table:table-cell>
          <table:table-cell office:value-type="float" office:value="12260" table:style-name="ce11">
            <text:p>12,260</text:p>
          </table:table-cell>
          <table:table-cell office:value-type="float" office:value="11034" table:style-name="ce10">
            <text:p>11,0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1377" table:style-name="ce52">
            <text:p>11,377</text:p>
          </table:table-cell>
          <table:table-cell office:value-type="float" office:value="37086" table:style-name="ce11">
            <text:p>37,086</text:p>
          </table:table-cell>
          <table:table-cell office:value-type="float" office:value="19111" table:style-name="ce11">
            <text:p>19,111</text:p>
          </table:table-cell>
          <table:table-cell office:value-type="float" office:value="17975" table:style-name="ce10">
            <text:p>17,9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179" table:style-name="ce52">
            <text:p>9,179</text:p>
          </table:table-cell>
          <table:table-cell office:value-type="float" office:value="32098" table:style-name="ce11">
            <text:p>32,098</text:p>
          </table:table-cell>
          <table:table-cell office:value-type="float" office:value="16875" table:style-name="ce11">
            <text:p>16,875</text:p>
          </table:table-cell>
          <table:table-cell office:value-type="float" office:value="15223" table:style-name="ce10">
            <text:p>15,2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0892" table:style-name="ce52">
            <text:p>10,892</text:p>
          </table:table-cell>
          <table:table-cell office:value-type="float" office:value="34643" table:style-name="ce11">
            <text:p>34,643</text:p>
          </table:table-cell>
          <table:table-cell office:value-type="float" office:value="17783" table:style-name="ce11">
            <text:p>17,783</text:p>
          </table:table-cell>
          <table:table-cell office:value-type="float" office:value="16860" table:style-name="ce10">
            <text:p>16,8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1002" table:style-name="ce52">
            <text:p>11,002</text:p>
          </table:table-cell>
          <table:table-cell office:value-type="float" office:value="36544" table:style-name="ce11">
            <text:p>36,544</text:p>
          </table:table-cell>
          <table:table-cell office:value-type="float" office:value="18891" table:style-name="ce11">
            <text:p>18,891</text:p>
          </table:table-cell>
          <table:table-cell office:value-type="float" office:value="17653" table:style-name="ce10">
            <text:p>17,6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3026" table:style-name="ce52">
            <text:p>13,026</text:p>
          </table:table-cell>
          <table:table-cell office:value-type="float" office:value="42526" table:style-name="ce11">
            <text:p>42,526</text:p>
          </table:table-cell>
          <table:table-cell office:value-type="float" office:value="21839" table:style-name="ce11">
            <text:p>21,839</text:p>
          </table:table-cell>
          <table:table-cell office:value-type="float" office:value="20687" table:style-name="ce10">
            <text:p>20,6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303" table:style-name="ce52">
            <text:p>5,303</text:p>
          </table:table-cell>
          <table:table-cell office:value-type="float" office:value="14797" table:style-name="ce11">
            <text:p>14,797</text:p>
          </table:table-cell>
          <table:table-cell office:value-type="float" office:value="7811" table:style-name="ce11">
            <text:p>7,811</text:p>
          </table:table-cell>
          <table:table-cell office:value-type="float" office:value="6986" table:style-name="ce10">
            <text:p>6,9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8033" table:style-name="ce52">
            <text:p>8,033</text:p>
          </table:table-cell>
          <table:table-cell office:value-type="float" office:value="26904" table:style-name="ce11">
            <text:p>26,904</text:p>
          </table:table-cell>
          <table:table-cell office:value-type="float" office:value="13886" table:style-name="ce11">
            <text:p>13,886</text:p>
          </table:table-cell>
          <table:table-cell office:value-type="float" office:value="13018" table:style-name="ce10">
            <text:p>13,0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9120" table:style-name="ce52">
            <text:p>9,120</text:p>
          </table:table-cell>
          <table:table-cell office:value-type="float" office:value="30333" table:style-name="ce11">
            <text:p>30,333</text:p>
          </table:table-cell>
          <table:table-cell office:value-type="float" office:value="15647" table:style-name="ce11">
            <text:p>15,647</text:p>
          </table:table-cell>
          <table:table-cell office:value-type="float" office:value="14686" table:style-name="ce10">
            <text:p>14,6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32" table:style-name="ce52">
            <text:p>10,132</text:p>
          </table:table-cell>
          <table:table-cell office:value-type="float" office:value="33003" table:style-name="ce11">
            <text:p>33,003</text:p>
          </table:table-cell>
          <table:table-cell office:value-type="float" office:value="17432" table:style-name="ce11">
            <text:p>17,432</text:p>
          </table:table-cell>
          <table:table-cell office:value-type="float" office:value="15571" table:style-name="ce10">
            <text:p>15,5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192" table:style-name="ce52">
            <text:p>5,192</text:p>
          </table:table-cell>
          <table:table-cell office:value-type="float" office:value="16267" table:style-name="ce11">
            <text:p>16,267</text:p>
          </table:table-cell>
          <table:table-cell office:value-type="float" office:value="8768" table:style-name="ce11">
            <text:p>8,768</text:p>
          </table:table-cell>
          <table:table-cell office:value-type="float" office:value="7499" table:style-name="ce10">
            <text:p>7,4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581" table:style-name="ce52">
            <text:p>4,581</text:p>
          </table:table-cell>
          <table:table-cell office:value-type="float" office:value="14882" table:style-name="ce11">
            <text:p>14,882</text:p>
          </table:table-cell>
          <table:table-cell office:value-type="float" office:value="7781" table:style-name="ce11">
            <text:p>7,781</text:p>
          </table:table-cell>
          <table:table-cell office:value-type="float" office:value="7101" table:style-name="ce10">
            <text:p>7,101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8994" table:style-name="ce53">
            <text:p>8,994</text:p>
          </table:table-cell>
          <table:table-cell office:value-type="float" office:value="29292" table:style-name="ce18">
            <text:p>29,292</text:p>
          </table:table-cell>
          <table:table-cell office:value-type="float" office:value="15305" table:style-name="ce18">
            <text:p>15,305</text:p>
          </table:table-cell>
          <table:table-cell office:value-type="float" office:value="13987" table:style-name="ce17">
            <text:p>13,987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南投縣</text:p>
          </table:table-cell>
          <table:table-cell office:value-type="float" office:value="178980" table:style-name="ce71">
            <text:p>178,980</text:p>
          </table:table-cell>
          <table:table-cell office:value-type="float" office:value="493403" table:style-name="ce79">
            <text:p>493,403</text:p>
          </table:table-cell>
          <table:table-cell office:value-type="float" office:value="252281" table:style-name="ce79">
            <text:p>252,281</text:p>
          </table:table-cell>
          <table:table-cell office:value-type="float" office:value="241122" table:style-name="ce73">
            <text:p>241,1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5238" table:style-name="ce52">
            <text:p>35,238</text:p>
          </table:table-cell>
          <table:table-cell office:value-type="float" office:value="99324" table:style-name="ce11">
            <text:p>99,324</text:p>
          </table:table-cell>
          <table:table-cell office:value-type="float" office:value="49638" table:style-name="ce11">
            <text:p>49,638</text:p>
          </table:table-cell>
          <table:table-cell office:value-type="float" office:value="49686" table:style-name="ce10">
            <text:p>49,6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9001" table:style-name="ce52">
            <text:p>29,001</text:p>
          </table:table-cell>
          <table:table-cell office:value-type="float" office:value="79624" table:style-name="ce11">
            <text:p>79,624</text:p>
          </table:table-cell>
          <table:table-cell office:value-type="float" office:value="39576" table:style-name="ce11">
            <text:p>39,576</text:p>
          </table:table-cell>
          <table:table-cell office:value-type="float" office:value="40048" table:style-name="ce10">
            <text:p>40,0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3852" table:style-name="ce52">
            <text:p>33,852</text:p>
          </table:table-cell>
          <table:table-cell office:value-type="float" office:value="97628" table:style-name="ce11">
            <text:p>97,628</text:p>
          </table:table-cell>
          <table:table-cell office:value-type="float" office:value="49232" table:style-name="ce11">
            <text:p>49,232</text:p>
          </table:table-cell>
          <table:table-cell office:value-type="float" office:value="48396" table:style-name="ce10">
            <text:p>48,3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195" table:style-name="ce52">
            <text:p>20,195</text:p>
          </table:table-cell>
          <table:table-cell office:value-type="float" office:value="53796" table:style-name="ce11">
            <text:p>53,796</text:p>
          </table:table-cell>
          <table:table-cell office:value-type="float" office:value="27525" table:style-name="ce11">
            <text:p>27,525</text:p>
          </table:table-cell>
          <table:table-cell office:value-type="float" office:value="26271" table:style-name="ce10">
            <text:p>26,2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263" table:style-name="ce52">
            <text:p>4,263</text:p>
          </table:table-cell>
          <table:table-cell office:value-type="float" office:value="10579" table:style-name="ce11">
            <text:p>10,579</text:p>
          </table:table-cell>
          <table:table-cell office:value-type="float" office:value="5535" table:style-name="ce11">
            <text:p>5,535</text:p>
          </table:table-cell>
          <table:table-cell office:value-type="float" office:value="5044" table:style-name="ce10">
            <text:p>5,0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18" table:style-name="ce52">
            <text:p>12,618</text:p>
          </table:table-cell>
          <table:table-cell office:value-type="float" office:value="37827" table:style-name="ce11">
            <text:p>37,827</text:p>
          </table:table-cell>
          <table:table-cell office:value-type="float" office:value="19929" table:style-name="ce11">
            <text:p>19,929</text:p>
          </table:table-cell>
          <table:table-cell office:value-type="float" office:value="17898" table:style-name="ce10">
            <text:p>17,8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8031" table:style-name="ce52">
            <text:p>8,031</text:p>
          </table:table-cell>
          <table:table-cell office:value-type="float" office:value="17395" table:style-name="ce11">
            <text:p>17,395</text:p>
          </table:table-cell>
          <table:table-cell office:value-type="float" office:value="9276" table:style-name="ce11">
            <text:p>9,276</text:p>
          </table:table-cell>
          <table:table-cell office:value-type="float" office:value="8119" table:style-name="ce10">
            <text:p>8,1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583" table:style-name="ce52">
            <text:p>5,583</text:p>
          </table:table-cell>
          <table:table-cell office:value-type="float" office:value="14462" table:style-name="ce11">
            <text:p>14,462</text:p>
          </table:table-cell>
          <table:table-cell office:value-type="float" office:value="7863" table:style-name="ce11">
            <text:p>7,863</text:p>
          </table:table-cell>
          <table:table-cell office:value-type="float" office:value="6599" table:style-name="ce10">
            <text:p>6,5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745" table:style-name="ce52">
            <text:p>5,745</text:p>
          </table:table-cell>
          <table:table-cell office:value-type="float" office:value="15570" table:style-name="ce11">
            <text:p>15,570</text:p>
          </table:table-cell>
          <table:table-cell office:value-type="float" office:value="8181" table:style-name="ce11">
            <text:p>8,181</text:p>
          </table:table-cell>
          <table:table-cell office:value-type="float" office:value="7389" table:style-name="ce10">
            <text:p>7,3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215" table:style-name="ce52">
            <text:p>7,215</text:p>
          </table:table-cell>
          <table:table-cell office:value-type="float" office:value="18109" table:style-name="ce11">
            <text:p>18,109</text:p>
          </table:table-cell>
          <table:table-cell office:value-type="float" office:value="9763" table:style-name="ce11">
            <text:p>9,763</text:p>
          </table:table-cell>
          <table:table-cell office:value-type="float" office:value="8346" table:style-name="ce10">
            <text:p>8,3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097" table:style-name="ce52">
            <text:p>7,097</text:p>
          </table:table-cell>
          <table:table-cell office:value-type="float" office:value="17231" table:style-name="ce11">
            <text:p>17,231</text:p>
          </table:table-cell>
          <table:table-cell office:value-type="float" office:value="9025" table:style-name="ce11">
            <text:p>9,025</text:p>
          </table:table-cell>
          <table:table-cell office:value-type="float" office:value="8206" table:style-name="ce10">
            <text:p>8,20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信義鄉</text:p>
          </table:table-cell>
          <table:table-cell office:value-type="float" office:value="5281" table:style-name="ce52">
            <text:p>5,281</text:p>
          </table:table-cell>
          <table:table-cell office:value-type="float" office:value="15956" table:style-name="ce11">
            <text:p>15,956</text:p>
          </table:table-cell>
          <table:table-cell office:value-type="float" office:value="8565" table:style-name="ce11">
            <text:p>8,565</text:p>
          </table:table-cell>
          <table:table-cell office:value-type="float" office:value="7391" table:style-name="ce10">
            <text:p>7,391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仁愛鄉</text:p>
          </table:table-cell>
          <table:table-cell office:value-type="float" office:value="4861" table:style-name="ce53">
            <text:p>4,861</text:p>
          </table:table-cell>
          <table:table-cell office:value-type="float" office:value="15902" table:style-name="ce18">
            <text:p>15,902</text:p>
          </table:table-cell>
          <table:table-cell office:value-type="float" office:value="8173" table:style-name="ce18">
            <text:p>8,173</text:p>
          </table:table-cell>
          <table:table-cell office:value-type="float" office:value="7729" table:style-name="ce17">
            <text:p>7,729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雲林縣</text:p>
          </table:table-cell>
          <table:table-cell office:value-type="float" office:value="242213" table:style-name="ce71">
            <text:p>242,213</text:p>
          </table:table-cell>
          <table:table-cell office:value-type="float" office:value="680050" table:style-name="ce79">
            <text:p>680,050</text:p>
          </table:table-cell>
          <table:table-cell office:value-type="float" office:value="352100" table:style-name="ce79">
            <text:p>352,100</text:p>
          </table:table-cell>
          <table:table-cell office:value-type="float" office:value="327950" table:style-name="ce73">
            <text:p>327,9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9004" table:style-name="ce52">
            <text:p>39,004</text:p>
          </table:table-cell>
          <table:table-cell office:value-type="float" office:value="108690" table:style-name="ce11">
            <text:p>108,690</text:p>
          </table:table-cell>
          <table:table-cell office:value-type="float" office:value="53939" table:style-name="ce11">
            <text:p>53,939</text:p>
          </table:table-cell>
          <table:table-cell office:value-type="float" office:value="54751" table:style-name="ce10">
            <text:p>54,7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5973" table:style-name="ce52">
            <text:p>15,973</text:p>
          </table:table-cell>
          <table:table-cell office:value-type="float" office:value="44290" table:style-name="ce11">
            <text:p>44,290</text:p>
          </table:table-cell>
          <table:table-cell office:value-type="float" office:value="22475" table:style-name="ce11">
            <text:p>22,475</text:p>
          </table:table-cell>
          <table:table-cell office:value-type="float" office:value="21815" table:style-name="ce10">
            <text:p>21,8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5621" table:style-name="ce52">
            <text:p>25,621</text:p>
          </table:table-cell>
          <table:table-cell office:value-type="float" office:value="70915" table:style-name="ce11">
            <text:p>70,915</text:p>
          </table:table-cell>
          <table:table-cell office:value-type="float" office:value="35864" table:style-name="ce11">
            <text:p>35,864</text:p>
          </table:table-cell>
          <table:table-cell office:value-type="float" office:value="35051" table:style-name="ce10">
            <text:p>35,0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4924" table:style-name="ce52">
            <text:p>14,924</text:p>
          </table:table-cell>
          <table:table-cell office:value-type="float" office:value="45648" table:style-name="ce11">
            <text:p>45,648</text:p>
          </table:table-cell>
          <table:table-cell office:value-type="float" office:value="22986" table:style-name="ce11">
            <text:p>22,986</text:p>
          </table:table-cell>
          <table:table-cell office:value-type="float" office:value="22662" table:style-name="ce10">
            <text:p>22,6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536" table:style-name="ce52">
            <text:p>9,536</text:p>
          </table:table-cell>
          <table:table-cell office:value-type="float" office:value="28533" table:style-name="ce11">
            <text:p>28,533</text:p>
          </table:table-cell>
          <table:table-cell office:value-type="float" office:value="14859" table:style-name="ce11">
            <text:p>14,859</text:p>
          </table:table-cell>
          <table:table-cell office:value-type="float" office:value="13674" table:style-name="ce10">
            <text:p>13,6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6026" table:style-name="ce52">
            <text:p>16,026</text:p>
          </table:table-cell>
          <table:table-cell office:value-type="float" office:value="39293" table:style-name="ce11">
            <text:p>39,293</text:p>
          </table:table-cell>
          <table:table-cell office:value-type="float" office:value="20304" table:style-name="ce11">
            <text:p>20,304</text:p>
          </table:table-cell>
          <table:table-cell office:value-type="float" office:value="18989" table:style-name="ce10">
            <text:p>18,9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1180" table:style-name="ce52">
            <text:p>11,180</text:p>
          </table:table-cell>
          <table:table-cell office:value-type="float" office:value="31130" table:style-name="ce11">
            <text:p>31,130</text:p>
          </table:table-cell>
          <table:table-cell office:value-type="float" office:value="16420" table:style-name="ce11">
            <text:p>16,420</text:p>
          </table:table-cell>
          <table:table-cell office:value-type="float" office:value="14710" table:style-name="ce10">
            <text:p>14,7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628" table:style-name="ce52">
            <text:p>6,628</text:p>
          </table:table-cell>
          <table:table-cell office:value-type="float" office:value="18736" table:style-name="ce11">
            <text:p>18,736</text:p>
          </table:table-cell>
          <table:table-cell office:value-type="float" office:value="10005" table:style-name="ce11">
            <text:p>10,005</text:p>
          </table:table-cell>
          <table:table-cell office:value-type="float" office:value="8731" table:style-name="ce10">
            <text:p>8,7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412" table:style-name="ce52">
            <text:p>9,412</text:p>
          </table:table-cell>
          <table:table-cell office:value-type="float" office:value="28476" table:style-name="ce11">
            <text:p>28,476</text:p>
          </table:table-cell>
          <table:table-cell office:value-type="float" office:value="14854" table:style-name="ce11">
            <text:p>14,854</text:p>
          </table:table-cell>
          <table:table-cell office:value-type="float" office:value="13622" table:style-name="ce10">
            <text:p>13,6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6030" table:style-name="ce52">
            <text:p>6,030</text:p>
          </table:table-cell>
          <table:table-cell office:value-type="float" office:value="17749" table:style-name="ce11">
            <text:p>17,749</text:p>
          </table:table-cell>
          <table:table-cell office:value-type="float" office:value="9289" table:style-name="ce11">
            <text:p>9,289</text:p>
          </table:table-cell>
          <table:table-cell office:value-type="float" office:value="8460" table:style-name="ce10">
            <text:p>8,4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31" table:style-name="ce52">
            <text:p>8,931</text:p>
          </table:table-cell>
          <table:table-cell office:value-type="float" office:value="26306" table:style-name="ce11">
            <text:p>26,306</text:p>
          </table:table-cell>
          <table:table-cell office:value-type="float" office:value="14075" table:style-name="ce11">
            <text:p>14,075</text:p>
          </table:table-cell>
          <table:table-cell office:value-type="float" office:value="12231" table:style-name="ce10">
            <text:p>12,2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506" table:style-name="ce52">
            <text:p>8,506</text:p>
          </table:table-cell>
          <table:table-cell office:value-type="float" office:value="23959" table:style-name="ce11">
            <text:p>23,959</text:p>
          </table:table-cell>
          <table:table-cell office:value-type="float" office:value="12652" table:style-name="ce11">
            <text:p>12,652</text:p>
          </table:table-cell>
          <table:table-cell office:value-type="float" office:value="11307" table:style-name="ce10">
            <text:p>11,3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4916" table:style-name="ce52">
            <text:p>14,916</text:p>
          </table:table-cell>
          <table:table-cell office:value-type="float" office:value="47255" table:style-name="ce11">
            <text:p>47,255</text:p>
          </table:table-cell>
          <table:table-cell office:value-type="float" office:value="23531" table:style-name="ce11">
            <text:p>23,531</text:p>
          </table:table-cell>
          <table:table-cell office:value-type="float" office:value="23724" table:style-name="ce10">
            <text:p>23,7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688" table:style-name="ce52">
            <text:p>5,688</text:p>
          </table:table-cell>
          <table:table-cell office:value-type="float" office:value="14345" table:style-name="ce11">
            <text:p>14,345</text:p>
          </table:table-cell>
          <table:table-cell office:value-type="float" office:value="7958" table:style-name="ce11">
            <text:p>7,958</text:p>
          </table:table-cell>
          <table:table-cell office:value-type="float" office:value="6387" table:style-name="ce10">
            <text:p>6,3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13" table:style-name="ce52">
            <text:p>4,413</text:p>
          </table:table-cell>
          <table:table-cell office:value-type="float" office:value="12637" table:style-name="ce11">
            <text:p>12,637</text:p>
          </table:table-cell>
          <table:table-cell office:value-type="float" office:value="6803" table:style-name="ce11">
            <text:p>6,803</text:p>
          </table:table-cell>
          <table:table-cell office:value-type="float" office:value="5834" table:style-name="ce10">
            <text:p>5,8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568" table:style-name="ce52">
            <text:p>8,568</text:p>
          </table:table-cell>
          <table:table-cell office:value-type="float" office:value="23194" table:style-name="ce11">
            <text:p>23,194</text:p>
          </table:table-cell>
          <table:table-cell office:value-type="float" office:value="12435" table:style-name="ce11">
            <text:p>12,435</text:p>
          </table:table-cell>
          <table:table-cell office:value-type="float" office:value="10759" table:style-name="ce10">
            <text:p>10,7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153" table:style-name="ce52">
            <text:p>9,153</text:p>
          </table:table-cell>
          <table:table-cell office:value-type="float" office:value="25012" table:style-name="ce11">
            <text:p>25,012</text:p>
          </table:table-cell>
          <table:table-cell office:value-type="float" office:value="13724" table:style-name="ce11">
            <text:p>13,724</text:p>
          </table:table-cell>
          <table:table-cell office:value-type="float" office:value="11288" table:style-name="ce10">
            <text:p>11,2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633" table:style-name="ce52">
            <text:p>8,633</text:p>
          </table:table-cell>
          <table:table-cell office:value-type="float" office:value="22639" table:style-name="ce11">
            <text:p>22,639</text:p>
          </table:table-cell>
          <table:table-cell office:value-type="float" office:value="12310" table:style-name="ce11">
            <text:p>12,310</text:p>
          </table:table-cell>
          <table:table-cell office:value-type="float" office:value="10329" table:style-name="ce10">
            <text:p>10,3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374" table:style-name="ce52">
            <text:p>9,374</text:p>
          </table:table-cell>
          <table:table-cell office:value-type="float" office:value="26705" table:style-name="ce11">
            <text:p>26,705</text:p>
          </table:table-cell>
          <table:table-cell office:value-type="float" office:value="14241" table:style-name="ce11">
            <text:p>14,241</text:p>
          </table:table-cell>
          <table:table-cell office:value-type="float" office:value="12464" table:style-name="ce10">
            <text:p>12,464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9697" table:style-name="ce53">
            <text:p>9,697</text:p>
          </table:table-cell>
          <table:table-cell office:value-type="float" office:value="24538" table:style-name="ce18">
            <text:p>24,538</text:p>
          </table:table-cell>
          <table:table-cell office:value-type="float" office:value="13376" table:style-name="ce18">
            <text:p>13,376</text:p>
          </table:table-cell>
          <table:table-cell office:value-type="float" office:value="11162" table:style-name="ce17">
            <text:p>11,162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嘉義縣</text:p>
          </table:table-cell>
          <table:table-cell office:value-type="float" office:value="183763" table:style-name="ce71">
            <text:p>183,763</text:p>
          </table:table-cell>
          <table:table-cell office:value-type="float" office:value="502007" table:style-name="ce79">
            <text:p>502,007</text:p>
          </table:table-cell>
          <table:table-cell office:value-type="float" office:value="260592" table:style-name="ce79">
            <text:p>260,592</text:p>
          </table:table-cell>
          <table:table-cell office:value-type="float" office:value="241415" table:style-name="ce73">
            <text:p>241,4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3498" table:style-name="ce52">
            <text:p>13,498</text:p>
          </table:table-cell>
          <table:table-cell office:value-type="float" office:value="38318" table:style-name="ce11">
            <text:p>38,318</text:p>
          </table:table-cell>
          <table:table-cell office:value-type="float" office:value="19594" table:style-name="ce11">
            <text:p>19,594</text:p>
          </table:table-cell>
          <table:table-cell office:value-type="float" office:value="18724" table:style-name="ce10">
            <text:p>18,7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793" table:style-name="ce52">
            <text:p>15,793</text:p>
          </table:table-cell>
          <table:table-cell office:value-type="float" office:value="41827" table:style-name="ce11">
            <text:p>41,827</text:p>
          </table:table-cell>
          <table:table-cell office:value-type="float" office:value="21110" table:style-name="ce11">
            <text:p>21,110</text:p>
          </table:table-cell>
          <table:table-cell office:value-type="float" office:value="20717" table:style-name="ce10">
            <text:p>20,7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864" table:style-name="ce52">
            <text:p>9,864</text:p>
          </table:table-cell>
          <table:table-cell office:value-type="float" office:value="26259" table:style-name="ce11">
            <text:p>26,259</text:p>
          </table:table-cell>
          <table:table-cell office:value-type="float" office:value="13417" table:style-name="ce11">
            <text:p>13,417</text:p>
          </table:table-cell>
          <table:table-cell office:value-type="float" office:value="12842" table:style-name="ce10">
            <text:p>12,8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408" table:style-name="ce52">
            <text:p>11,408</text:p>
          </table:table-cell>
          <table:table-cell office:value-type="float" office:value="30625" table:style-name="ce11">
            <text:p>30,625</text:p>
          </table:table-cell>
          <table:table-cell office:value-type="float" office:value="15625" table:style-name="ce11">
            <text:p>15,625</text:p>
          </table:table-cell>
          <table:table-cell office:value-type="float" office:value="15000" table:style-name="ce10">
            <text:p>15,0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5388" table:style-name="ce52">
            <text:p>25,388</text:p>
          </table:table-cell>
          <table:table-cell office:value-type="float" office:value="71355" table:style-name="ce11">
            <text:p>71,355</text:p>
          </table:table-cell>
          <table:table-cell office:value-type="float" office:value="36454" table:style-name="ce11">
            <text:p>36,454</text:p>
          </table:table-cell>
          <table:table-cell office:value-type="float" office:value="34901" table:style-name="ce10">
            <text:p>34,9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281" table:style-name="ce52">
            <text:p>5,281</text:p>
          </table:table-cell>
          <table:table-cell office:value-type="float" office:value="14254" table:style-name="ce11">
            <text:p>14,254</text:p>
          </table:table-cell>
          <table:table-cell office:value-type="float" office:value="7602" table:style-name="ce11">
            <text:p>7,602</text:p>
          </table:table-cell>
          <table:table-cell office:value-type="float" office:value="6652" table:style-name="ce10">
            <text:p>6,6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737" table:style-name="ce52">
            <text:p>10,737</text:p>
          </table:table-cell>
          <table:table-cell office:value-type="float" office:value="31344" table:style-name="ce11">
            <text:p>31,344</text:p>
          </table:table-cell>
          <table:table-cell office:value-type="float" office:value="16530" table:style-name="ce11">
            <text:p>16,530</text:p>
          </table:table-cell>
          <table:table-cell office:value-type="float" office:value="14814" table:style-name="ce10">
            <text:p>14,8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759" table:style-name="ce52">
            <text:p>8,759</text:p>
          </table:table-cell>
          <table:table-cell office:value-type="float" office:value="22433" table:style-name="ce11">
            <text:p>22,433</text:p>
          </table:table-cell>
          <table:table-cell office:value-type="float" office:value="11862" table:style-name="ce11">
            <text:p>11,862</text:p>
          </table:table-cell>
          <table:table-cell office:value-type="float" office:value="10571" table:style-name="ce10">
            <text:p>10,5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147" table:style-name="ce52">
            <text:p>9,147</text:p>
          </table:table-cell>
          <table:table-cell office:value-type="float" office:value="24057" table:style-name="ce11">
            <text:p>24,057</text:p>
          </table:table-cell>
          <table:table-cell office:value-type="float" office:value="12724" table:style-name="ce11">
            <text:p>12,724</text:p>
          </table:table-cell>
          <table:table-cell office:value-type="float" office:value="11333" table:style-name="ce10">
            <text:p>11,3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264" table:style-name="ce52">
            <text:p>7,264</text:p>
          </table:table-cell>
          <table:table-cell office:value-type="float" office:value="17797" table:style-name="ce11">
            <text:p>17,797</text:p>
          </table:table-cell>
          <table:table-cell office:value-type="float" office:value="9282" table:style-name="ce11">
            <text:p>9,282</text:p>
          </table:table-cell>
          <table:table-cell office:value-type="float" office:value="8515" table:style-name="ce10">
            <text:p>8,5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738" table:style-name="ce52">
            <text:p>5,738</text:p>
          </table:table-cell>
          <table:table-cell office:value-type="float" office:value="15055" table:style-name="ce11">
            <text:p>15,055</text:p>
          </table:table-cell>
          <table:table-cell office:value-type="float" office:value="8101" table:style-name="ce11">
            <text:p>8,101</text:p>
          </table:table-cell>
          <table:table-cell office:value-type="float" office:value="6954" table:style-name="ce10">
            <text:p>6,9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8333" table:style-name="ce52">
            <text:p>18,333</text:p>
          </table:table-cell>
          <table:table-cell office:value-type="float" office:value="49128" table:style-name="ce11">
            <text:p>49,128</text:p>
          </table:table-cell>
          <table:table-cell office:value-type="float" office:value="25339" table:style-name="ce11">
            <text:p>25,339</text:p>
          </table:table-cell>
          <table:table-cell office:value-type="float" office:value="23789" table:style-name="ce10">
            <text:p>23,7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6122" table:style-name="ce52">
            <text:p>16,122</text:p>
          </table:table-cell>
          <table:table-cell office:value-type="float" office:value="44263" table:style-name="ce11">
            <text:p>44,263</text:p>
          </table:table-cell>
          <table:table-cell office:value-type="float" office:value="22961" table:style-name="ce11">
            <text:p>22,961</text:p>
          </table:table-cell>
          <table:table-cell office:value-type="float" office:value="21302" table:style-name="ce10">
            <text:p>21,3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676" table:style-name="ce52">
            <text:p>11,676</text:p>
          </table:table-cell>
          <table:table-cell office:value-type="float" office:value="35076" table:style-name="ce11">
            <text:p>35,076</text:p>
          </table:table-cell>
          <table:table-cell office:value-type="float" office:value="18680" table:style-name="ce11">
            <text:p>18,680</text:p>
          </table:table-cell>
          <table:table-cell office:value-type="float" office:value="16396" table:style-name="ce10">
            <text:p>16,3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49" table:style-name="ce52">
            <text:p>6,749</text:p>
          </table:table-cell>
          <table:table-cell office:value-type="float" office:value="18876" table:style-name="ce11">
            <text:p>18,876</text:p>
          </table:table-cell>
          <table:table-cell office:value-type="float" office:value="10014" table:style-name="ce11">
            <text:p>10,014</text:p>
          </table:table-cell>
          <table:table-cell office:value-type="float" office:value="8862" table:style-name="ce10">
            <text:p>8,8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14" table:style-name="ce52">
            <text:p>4,214</text:p>
          </table:table-cell>
          <table:table-cell office:value-type="float" office:value="11229" table:style-name="ce11">
            <text:p>11,229</text:p>
          </table:table-cell>
          <table:table-cell office:value-type="float" office:value="6052" table:style-name="ce11">
            <text:p>6,052</text:p>
          </table:table-cell>
          <table:table-cell office:value-type="float" office:value="5177" table:style-name="ce10">
            <text:p>5,1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19" table:style-name="ce52">
            <text:p>1,919</text:p>
          </table:table-cell>
          <table:table-cell office:value-type="float" office:value="4580" table:style-name="ce11">
            <text:p>4,580</text:p>
          </table:table-cell>
          <table:table-cell office:value-type="float" office:value="2341" table:style-name="ce11">
            <text:p>2,341</text:p>
          </table:table-cell>
          <table:table-cell office:value-type="float" office:value="2239" table:style-name="ce10">
            <text:p>2,239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阿里山鄉</text:p>
          </table:table-cell>
          <table:table-cell office:value-type="float" office:value="1873" table:style-name="ce53">
            <text:p>1,873</text:p>
          </table:table-cell>
          <table:table-cell office:value-type="float" office:value="5531" table:style-name="ce18">
            <text:p>5,531</text:p>
          </table:table-cell>
          <table:table-cell office:value-type="float" office:value="2904" table:style-name="ce18">
            <text:p>2,904</text:p>
          </table:table-cell>
          <table:table-cell office:value-type="float" office:value="2627" table:style-name="ce17">
            <text:p>2,627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屏東縣</text:p>
          </table:table-cell>
          <table:table-cell office:value-type="float" office:value="290033" table:style-name="ce71">
            <text:p>290,033</text:p>
          </table:table-cell>
          <table:table-cell office:value-type="float" office:value="817193" table:style-name="ce79">
            <text:p>817,193</text:p>
          </table:table-cell>
          <table:table-cell office:value-type="float" office:value="416685" table:style-name="ce79">
            <text:p>416,685</text:p>
          </table:table-cell>
          <table:table-cell office:value-type="float" office:value="400508" table:style-name="ce73">
            <text:p>400,5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4924" table:style-name="ce52">
            <text:p>74,924</text:p>
          </table:table-cell>
          <table:table-cell office:value-type="float" office:value="198713" table:style-name="ce11">
            <text:p>198,713</text:p>
          </table:table-cell>
          <table:table-cell office:value-type="float" office:value="97802" table:style-name="ce11">
            <text:p>97,802</text:p>
          </table:table-cell>
          <table:table-cell office:value-type="float" office:value="100911" table:style-name="ce10">
            <text:p>100,9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20021" table:style-name="ce52">
            <text:p>20,021</text:p>
          </table:table-cell>
          <table:table-cell office:value-type="float" office:value="53912" table:style-name="ce11">
            <text:p>53,912</text:p>
          </table:table-cell>
          <table:table-cell office:value-type="float" office:value="26878" table:style-name="ce11">
            <text:p>26,878</text:p>
          </table:table-cell>
          <table:table-cell office:value-type="float" office:value="27034" table:style-name="ce10">
            <text:p>27,0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6997" table:style-name="ce52">
            <text:p>16,997</text:p>
          </table:table-cell>
          <table:table-cell office:value-type="float" office:value="46981" table:style-name="ce11">
            <text:p>46,981</text:p>
          </table:table-cell>
          <table:table-cell office:value-type="float" office:value="23681" table:style-name="ce11">
            <text:p>23,681</text:p>
          </table:table-cell>
          <table:table-cell office:value-type="float" office:value="23300" table:style-name="ce10">
            <text:p>23,3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798" table:style-name="ce52">
            <text:p>11,798</text:p>
          </table:table-cell>
          <table:table-cell office:value-type="float" office:value="30603" table:style-name="ce11">
            <text:p>30,603</text:p>
          </table:table-cell>
          <table:table-cell office:value-type="float" office:value="15661" table:style-name="ce11">
            <text:p>15,661</text:p>
          </table:table-cell>
          <table:table-cell office:value-type="float" office:value="14942" table:style-name="ce10">
            <text:p>14,9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5415" table:style-name="ce52">
            <text:p>15,415</text:p>
          </table:table-cell>
          <table:table-cell office:value-type="float" office:value="50344" table:style-name="ce11">
            <text:p>50,344</text:p>
          </table:table-cell>
          <table:table-cell office:value-type="float" office:value="26126" table:style-name="ce11">
            <text:p>26,126</text:p>
          </table:table-cell>
          <table:table-cell office:value-type="float" office:value="24218" table:style-name="ce10">
            <text:p>24,2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271" table:style-name="ce52">
            <text:p>10,271</text:p>
          </table:table-cell>
          <table:table-cell office:value-type="float" office:value="29535" table:style-name="ce11">
            <text:p>29,535</text:p>
          </table:table-cell>
          <table:table-cell office:value-type="float" office:value="15381" table:style-name="ce11">
            <text:p>15,381</text:p>
          </table:table-cell>
          <table:table-cell office:value-type="float" office:value="14154" table:style-name="ce10">
            <text:p>14,1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860" table:style-name="ce52">
            <text:p>3,860</text:p>
          </table:table-cell>
          <table:table-cell office:value-type="float" office:value="10879" table:style-name="ce11">
            <text:p>10,879</text:p>
          </table:table-cell>
          <table:table-cell office:value-type="float" office:value="5639" table:style-name="ce11">
            <text:p>5,639</text:p>
          </table:table-cell>
          <table:table-cell office:value-type="float" office:value="5240" table:style-name="ce10">
            <text:p>5,2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7217" table:style-name="ce52">
            <text:p>7,217</text:p>
          </table:table-cell>
          <table:table-cell office:value-type="float" office:value="21978" table:style-name="ce11">
            <text:p>21,978</text:p>
          </table:table-cell>
          <table:table-cell office:value-type="float" office:value="11294" table:style-name="ce11">
            <text:p>11,294</text:p>
          </table:table-cell>
          <table:table-cell office:value-type="float" office:value="10684" table:style-name="ce10">
            <text:p>10,6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232" table:style-name="ce52">
            <text:p>8,232</text:p>
          </table:table-cell>
          <table:table-cell office:value-type="float" office:value="25760" table:style-name="ce11">
            <text:p>25,760</text:p>
          </table:table-cell>
          <table:table-cell office:value-type="float" office:value="13099" table:style-name="ce11">
            <text:p>13,099</text:p>
          </table:table-cell>
          <table:table-cell office:value-type="float" office:value="12661" table:style-name="ce10">
            <text:p>12,6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7898" table:style-name="ce52">
            <text:p>7,898</text:p>
          </table:table-cell>
          <table:table-cell office:value-type="float" office:value="25252" table:style-name="ce11">
            <text:p>25,252</text:p>
          </table:table-cell>
          <table:table-cell office:value-type="float" office:value="13074" table:style-name="ce11">
            <text:p>13,074</text:p>
          </table:table-cell>
          <table:table-cell office:value-type="float" office:value="12178" table:style-name="ce10">
            <text:p>12,1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221" table:style-name="ce52">
            <text:p>9,221</text:p>
          </table:table-cell>
          <table:table-cell office:value-type="float" office:value="23907" table:style-name="ce11">
            <text:p>23,907</text:p>
          </table:table-cell>
          <table:table-cell office:value-type="float" office:value="12729" table:style-name="ce11">
            <text:p>12,729</text:p>
          </table:table-cell>
          <table:table-cell office:value-type="float" office:value="11178" table:style-name="ce10">
            <text:p>11,1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541" table:style-name="ce52">
            <text:p>6,541</text:p>
          </table:table-cell>
          <table:table-cell office:value-type="float" office:value="20360" table:style-name="ce11">
            <text:p>20,360</text:p>
          </table:table-cell>
          <table:table-cell office:value-type="float" office:value="10575" table:style-name="ce11">
            <text:p>10,575</text:p>
          </table:table-cell>
          <table:table-cell office:value-type="float" office:value="9785" table:style-name="ce10">
            <text:p>9,7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8893" table:style-name="ce52">
            <text:p>18,893</text:p>
          </table:table-cell>
          <table:table-cell office:value-type="float" office:value="53541" table:style-name="ce11">
            <text:p>53,541</text:p>
          </table:table-cell>
          <table:table-cell office:value-type="float" office:value="27610" table:style-name="ce11">
            <text:p>27,610</text:p>
          </table:table-cell>
          <table:table-cell office:value-type="float" office:value="25931" table:style-name="ce10">
            <text:p>25,9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64" table:style-name="ce52">
            <text:p>5,664</text:p>
          </table:table-cell>
          <table:table-cell office:value-type="float" office:value="16791" table:style-name="ce11">
            <text:p>16,791</text:p>
          </table:table-cell>
          <table:table-cell office:value-type="float" office:value="8903" table:style-name="ce11">
            <text:p>8,903</text:p>
          </table:table-cell>
          <table:table-cell office:value-type="float" office:value="7888" table:style-name="ce10">
            <text:p>7,8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48" table:style-name="ce52">
            <text:p>3,448</text:p>
          </table:table-cell>
          <table:table-cell office:value-type="float" office:value="9691" table:style-name="ce11">
            <text:p>9,691</text:p>
          </table:table-cell>
          <table:table-cell office:value-type="float" office:value="5176" table:style-name="ce11">
            <text:p>5,176</text:p>
          </table:table-cell>
          <table:table-cell office:value-type="float" office:value="4515" table:style-name="ce10">
            <text:p>4,5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605" table:style-name="ce52">
            <text:p>8,605</text:p>
          </table:table-cell>
          <table:table-cell office:value-type="float" office:value="23894" table:style-name="ce11">
            <text:p>23,894</text:p>
          </table:table-cell>
          <table:table-cell office:value-type="float" office:value="12487" table:style-name="ce11">
            <text:p>12,487</text:p>
          </table:table-cell>
          <table:table-cell office:value-type="float" office:value="11407" table:style-name="ce10">
            <text:p>11,4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876" table:style-name="ce52">
            <text:p>11,876</text:p>
          </table:table-cell>
          <table:table-cell office:value-type="float" office:value="34328" table:style-name="ce11">
            <text:p>34,328</text:p>
          </table:table-cell>
          <table:table-cell office:value-type="float" office:value="17807" table:style-name="ce11">
            <text:p>17,807</text:p>
          </table:table-cell>
          <table:table-cell office:value-type="float" office:value="16521" table:style-name="ce10">
            <text:p>16,5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523" table:style-name="ce52">
            <text:p>4,523</text:p>
          </table:table-cell>
          <table:table-cell office:value-type="float" office:value="15340" table:style-name="ce11">
            <text:p>15,340</text:p>
          </table:table-cell>
          <table:table-cell office:value-type="float" office:value="7715" table:style-name="ce11">
            <text:p>7,715</text:p>
          </table:table-cell>
          <table:table-cell office:value-type="float" office:value="7625" table:style-name="ce10">
            <text:p>7,6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682" table:style-name="ce52">
            <text:p>6,682</text:p>
          </table:table-cell>
          <table:table-cell office:value-type="float" office:value="17478" table:style-name="ce11">
            <text:p>17,478</text:p>
          </table:table-cell>
          <table:table-cell office:value-type="float" office:value="8913" table:style-name="ce11">
            <text:p>8,913</text:p>
          </table:table-cell>
          <table:table-cell office:value-type="float" office:value="8565" table:style-name="ce10">
            <text:p>8,5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745" table:style-name="ce52">
            <text:p>3,745</text:p>
          </table:table-cell>
          <table:table-cell office:value-type="float" office:value="10439" table:style-name="ce11">
            <text:p>10,439</text:p>
          </table:table-cell>
          <table:table-cell office:value-type="float" office:value="5360" table:style-name="ce11">
            <text:p>5,360</text:p>
          </table:table-cell>
          <table:table-cell office:value-type="float" office:value="5079" table:style-name="ce10">
            <text:p>5,0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50" table:style-name="ce52">
            <text:p>6,950</text:p>
          </table:table-cell>
          <table:table-cell office:value-type="float" office:value="18776" table:style-name="ce11">
            <text:p>18,776</text:p>
          </table:table-cell>
          <table:table-cell office:value-type="float" office:value="9725" table:style-name="ce11">
            <text:p>9,725</text:p>
          </table:table-cell>
          <table:table-cell office:value-type="float" office:value="9051" table:style-name="ce10">
            <text:p>9,0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620" table:style-name="ce52">
            <text:p>4,620</text:p>
          </table:table-cell>
          <table:table-cell office:value-type="float" office:value="12198" table:style-name="ce11">
            <text:p>12,198</text:p>
          </table:table-cell>
          <table:table-cell office:value-type="float" office:value="6685" table:style-name="ce11">
            <text:p>6,685</text:p>
          </table:table-cell>
          <table:table-cell office:value-type="float" office:value="5513" table:style-name="ce10">
            <text:p>5,5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482" table:style-name="ce52">
            <text:p>3,482</text:p>
          </table:table-cell>
          <table:table-cell office:value-type="float" office:value="8336" table:style-name="ce11">
            <text:p>8,336</text:p>
          </table:table-cell>
          <table:table-cell office:value-type="float" office:value="4463" table:style-name="ce11">
            <text:p>4,463</text:p>
          </table:table-cell>
          <table:table-cell office:value-type="float" office:value="3873" table:style-name="ce10">
            <text:p>3,8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18" table:style-name="ce52">
            <text:p>3,018</text:p>
          </table:table-cell>
          <table:table-cell office:value-type="float" office:value="7609" table:style-name="ce11">
            <text:p>7,609</text:p>
          </table:table-cell>
          <table:table-cell office:value-type="float" office:value="4128" table:style-name="ce11">
            <text:p>4,128</text:p>
          </table:table-cell>
          <table:table-cell office:value-type="float" office:value="3481" table:style-name="ce10">
            <text:p>3,4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069" table:style-name="ce52">
            <text:p>2,069</text:p>
          </table:table-cell>
          <table:table-cell office:value-type="float" office:value="5306" table:style-name="ce11">
            <text:p>5,306</text:p>
          </table:table-cell>
          <table:table-cell office:value-type="float" office:value="2810" table:style-name="ce11">
            <text:p>2,810</text:p>
          </table:table-cell>
          <table:table-cell office:value-type="float" office:value="2496" table:style-name="ce10">
            <text:p>2,49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三地門鄉</text:p>
          </table:table-cell>
          <table:table-cell office:value-type="float" office:value="2331" table:style-name="ce52">
            <text:p>2,331</text:p>
          </table:table-cell>
          <table:table-cell office:value-type="float" office:value="7658" table:style-name="ce11">
            <text:p>7,658</text:p>
          </table:table-cell>
          <table:table-cell office:value-type="float" office:value="3857" table:style-name="ce11">
            <text:p>3,857</text:p>
          </table:table-cell>
          <table:table-cell office:value-type="float" office:value="3801" table:style-name="ce10">
            <text:p>3,80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霧臺鄉</text:p>
          </table:table-cell>
          <table:table-cell office:value-type="float" office:value="1044" table:style-name="ce52">
            <text:p>1,044</text:p>
          </table:table-cell>
          <table:table-cell office:value-type="float" office:value="3286" table:style-name="ce11">
            <text:p>3,286</text:p>
          </table:table-cell>
          <table:table-cell office:value-type="float" office:value="1682" table:style-name="ce11">
            <text:p>1,682</text:p>
          </table:table-cell>
          <table:table-cell office:value-type="float" office:value="1604" table:style-name="ce10">
            <text:p>1,60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瑪家鄉</text:p>
          </table:table-cell>
          <table:table-cell office:value-type="float" office:value="2068" table:style-name="ce52">
            <text:p>2,068</text:p>
          </table:table-cell>
          <table:table-cell office:value-type="float" office:value="6761" table:style-name="ce11">
            <text:p>6,761</text:p>
          </table:table-cell>
          <table:table-cell office:value-type="float" office:value="3411" table:style-name="ce11">
            <text:p>3,411</text:p>
          </table:table-cell>
          <table:table-cell office:value-type="float" office:value="3350" table:style-name="ce10">
            <text:p>3,35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泰武鄉</text:p>
          </table:table-cell>
          <table:table-cell office:value-type="float" office:value="1401" table:style-name="ce52">
            <text:p>1,401</text:p>
          </table:table-cell>
          <table:table-cell office:value-type="float" office:value="5399" table:style-name="ce11">
            <text:p>5,399</text:p>
          </table:table-cell>
          <table:table-cell office:value-type="float" office:value="2821" table:style-name="ce11">
            <text:p>2,821</text:p>
          </table:table-cell>
          <table:table-cell office:value-type="float" office:value="2578" table:style-name="ce10">
            <text:p>2,57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來義鄉</text:p>
          </table:table-cell>
          <table:table-cell office:value-type="float" office:value="2247" table:style-name="ce52">
            <text:p>2,247</text:p>
          </table:table-cell>
          <table:table-cell office:value-type="float" office:value="7434" table:style-name="ce11">
            <text:p>7,434</text:p>
          </table:table-cell>
          <table:table-cell office:value-type="float" office:value="3722" table:style-name="ce11">
            <text:p>3,722</text:p>
          </table:table-cell>
          <table:table-cell office:value-type="float" office:value="3712" table:style-name="ce10">
            <text:p>3,71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春日鄉</text:p>
          </table:table-cell>
          <table:table-cell office:value-type="float" office:value="1430" table:style-name="ce52">
            <text:p>1,430</text:p>
          </table:table-cell>
          <table:table-cell office:value-type="float" office:value="4937" table:style-name="ce11">
            <text:p>4,937</text:p>
          </table:table-cell>
          <table:table-cell office:value-type="float" office:value="2518" table:style-name="ce11">
            <text:p>2,518</text:p>
          </table:table-cell>
          <table:table-cell office:value-type="float" office:value="2419" table:style-name="ce10">
            <text:p>2,41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獅子鄉</text:p>
          </table:table-cell>
          <table:table-cell office:value-type="float" office:value="1589" table:style-name="ce52">
            <text:p>1,589</text:p>
          </table:table-cell>
          <table:table-cell office:value-type="float" office:value="4899" table:style-name="ce11">
            <text:p>4,899</text:p>
          </table:table-cell>
          <table:table-cell office:value-type="float" office:value="2514" table:style-name="ce11">
            <text:p>2,514</text:p>
          </table:table-cell>
          <table:table-cell office:value-type="float" office:value="2385" table:style-name="ce10">
            <text:p>2,385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牡丹鄉</text:p>
          </table:table-cell>
          <table:table-cell office:value-type="float" office:value="1953" table:style-name="ce53">
            <text:p>1,953</text:p>
          </table:table-cell>
          <table:table-cell office:value-type="float" office:value="4868" table:style-name="ce18">
            <text:p>4,868</text:p>
          </table:table-cell>
          <table:table-cell office:value-type="float" office:value="2439" table:style-name="ce18">
            <text:p>2,439</text:p>
          </table:table-cell>
          <table:table-cell office:value-type="float" office:value="2429" table:style-name="ce17">
            <text:p>2,429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4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東縣</text:p>
          </table:table-cell>
          <table:table-cell office:value-type="float" office:value="83218" table:style-name="ce71">
            <text:p>83,218</text:p>
          </table:table-cell>
          <table:table-cell office:value-type="float" office:value="216308" table:style-name="ce79">
            <text:p>216,308</text:p>
          </table:table-cell>
          <table:table-cell office:value-type="float" office:value="111291" table:style-name="ce79">
            <text:p>111,291</text:p>
          </table:table-cell>
          <table:table-cell office:value-type="float" office:value="105017" table:style-name="ce73">
            <text:p>105,0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40059" table:style-name="ce52">
            <text:p>40,059</text:p>
          </table:table-cell>
          <table:table-cell office:value-type="float" office:value="105070" table:style-name="ce11">
            <text:p>105,070</text:p>
          </table:table-cell>
          <table:table-cell office:value-type="float" office:value="52432" table:style-name="ce11">
            <text:p>52,432</text:p>
          </table:table-cell>
          <table:table-cell office:value-type="float" office:value="52638" table:style-name="ce10">
            <text:p>52,6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354" table:style-name="ce52">
            <text:p>5,354</text:p>
          </table:table-cell>
          <table:table-cell office:value-type="float" office:value="13667" table:style-name="ce11">
            <text:p>13,667</text:p>
          </table:table-cell>
          <table:table-cell office:value-type="float" office:value="7193" table:style-name="ce11">
            <text:p>7,193</text:p>
          </table:table-cell>
          <table:table-cell office:value-type="float" office:value="6474" table:style-name="ce10">
            <text:p>6,4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206" table:style-name="ce52">
            <text:p>3,206</text:p>
          </table:table-cell>
          <table:table-cell office:value-type="float" office:value="8558" table:style-name="ce11">
            <text:p>8,558</text:p>
          </table:table-cell>
          <table:table-cell office:value-type="float" office:value="4421" table:style-name="ce11">
            <text:p>4,421</text:p>
          </table:table-cell>
          <table:table-cell office:value-type="float" office:value="4137" table:style-name="ce10">
            <text:p>4,1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773" table:style-name="ce52">
            <text:p>6,773</text:p>
          </table:table-cell>
          <table:table-cell office:value-type="float" office:value="17110" table:style-name="ce11">
            <text:p>17,110</text:p>
          </table:table-cell>
          <table:table-cell office:value-type="float" office:value="9017" table:style-name="ce11">
            <text:p>9,017</text:p>
          </table:table-cell>
          <table:table-cell office:value-type="float" office:value="8093" table:style-name="ce10">
            <text:p>8,0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438" table:style-name="ce52">
            <text:p>2,438</text:p>
          </table:table-cell>
          <table:table-cell office:value-type="float" office:value="5779" table:style-name="ce11">
            <text:p>5,779</text:p>
          </table:table-cell>
          <table:table-cell office:value-type="float" office:value="3024" table:style-name="ce11">
            <text:p>3,024</text:p>
          </table:table-cell>
          <table:table-cell office:value-type="float" office:value="2755" table:style-name="ce10">
            <text:p>2,7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752" table:style-name="ce52">
            <text:p>4,752</text:p>
          </table:table-cell>
          <table:table-cell office:value-type="float" office:value="10968" table:style-name="ce11">
            <text:p>10,968</text:p>
          </table:table-cell>
          <table:table-cell office:value-type="float" office:value="5810" table:style-name="ce11">
            <text:p>5,810</text:p>
          </table:table-cell>
          <table:table-cell office:value-type="float" office:value="5158" table:style-name="ce10">
            <text:p>5,1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741" table:style-name="ce52">
            <text:p>3,741</text:p>
          </table:table-cell>
          <table:table-cell office:value-type="float" office:value="8310" table:style-name="ce11">
            <text:p>8,310</text:p>
          </table:table-cell>
          <table:table-cell office:value-type="float" office:value="4590" table:style-name="ce11">
            <text:p>4,590</text:p>
          </table:table-cell>
          <table:table-cell office:value-type="float" office:value="3720" table:style-name="ce10">
            <text:p>3,7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890" table:style-name="ce52">
            <text:p>2,890</text:p>
          </table:table-cell>
          <table:table-cell office:value-type="float" office:value="6994" table:style-name="ce11">
            <text:p>6,994</text:p>
          </table:table-cell>
          <table:table-cell office:value-type="float" office:value="3953" table:style-name="ce11">
            <text:p>3,953</text:p>
          </table:table-cell>
          <table:table-cell office:value-type="float" office:value="3041" table:style-name="ce10">
            <text:p>3,0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30" table:style-name="ce52">
            <text:p>3,030</text:p>
          </table:table-cell>
          <table:table-cell office:value-type="float" office:value="7702" table:style-name="ce11">
            <text:p>7,702</text:p>
          </table:table-cell>
          <table:table-cell office:value-type="float" office:value="4071" table:style-name="ce11">
            <text:p>4,071</text:p>
          </table:table-cell>
          <table:table-cell office:value-type="float" office:value="3631" table:style-name="ce10">
            <text:p>3,6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187" table:style-name="ce52">
            <text:p>3,187</text:p>
          </table:table-cell>
          <table:table-cell office:value-type="float" office:value="8140" table:style-name="ce11">
            <text:p>8,140</text:p>
          </table:table-cell>
          <table:table-cell office:value-type="float" office:value="4210" table:style-name="ce11">
            <text:p>4,210</text:p>
          </table:table-cell>
          <table:table-cell office:value-type="float" office:value="3930" table:style-name="ce10">
            <text:p>3,9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148" table:style-name="ce52">
            <text:p>1,148</text:p>
          </table:table-cell>
          <table:table-cell office:value-type="float" office:value="4024" table:style-name="ce11">
            <text:p>4,024</text:p>
          </table:table-cell>
          <table:table-cell office:value-type="float" office:value="2128" table:style-name="ce11">
            <text:p>2,128</text:p>
          </table:table-cell>
          <table:table-cell office:value-type="float" office:value="1896" table:style-name="ce10">
            <text:p>1,89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延平鄉</text:p>
          </table:table-cell>
          <table:table-cell office:value-type="float" office:value="1066" table:style-name="ce52">
            <text:p>1,066</text:p>
          </table:table-cell>
          <table:table-cell office:value-type="float" office:value="3527" table:style-name="ce11">
            <text:p>3,527</text:p>
          </table:table-cell>
          <table:table-cell office:value-type="float" office:value="1890" table:style-name="ce11">
            <text:p>1,890</text:p>
          </table:table-cell>
          <table:table-cell office:value-type="float" office:value="1637" table:style-name="ce10">
            <text:p>1,63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海端鄉</text:p>
          </table:table-cell>
          <table:table-cell office:value-type="float" office:value="1083" table:style-name="ce52">
            <text:p>1,083</text:p>
          </table:table-cell>
          <table:table-cell office:value-type="float" office:value="4096" table:style-name="ce11">
            <text:p>4,096</text:p>
          </table:table-cell>
          <table:table-cell office:value-type="float" office:value="2186" table:style-name="ce11">
            <text:p>2,186</text:p>
          </table:table-cell>
          <table:table-cell office:value-type="float" office:value="1910" table:style-name="ce10">
            <text:p>1,91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達仁鄉</text:p>
          </table:table-cell>
          <table:table-cell office:value-type="float" office:value="1426" table:style-name="ce52">
            <text:p>1,426</text:p>
          </table:table-cell>
          <table:table-cell office:value-type="float" office:value="3517" table:style-name="ce11">
            <text:p>3,517</text:p>
          </table:table-cell>
          <table:table-cell office:value-type="float" office:value="1901" table:style-name="ce11">
            <text:p>1,901</text:p>
          </table:table-cell>
          <table:table-cell office:value-type="float" office:value="1616" table:style-name="ce10">
            <text:p>1,61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金峰鄉</text:p>
          </table:table-cell>
          <table:table-cell office:value-type="float" office:value="1161" table:style-name="ce52">
            <text:p>1,161</text:p>
          </table:table-cell>
          <table:table-cell office:value-type="float" office:value="3701" table:style-name="ce11">
            <text:p>3,701</text:p>
          </table:table-cell>
          <table:table-cell office:value-type="float" office:value="1868" table:style-name="ce11">
            <text:p>1,868</text:p>
          </table:table-cell>
          <table:table-cell office:value-type="float" office:value="1833" table:style-name="ce10">
            <text:p>1,833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蘭嶼鄉</text:p>
          </table:table-cell>
          <table:table-cell office:value-type="float" office:value="1904" table:style-name="ce53">
            <text:p>1,904</text:p>
          </table:table-cell>
          <table:table-cell office:value-type="float" office:value="5145" table:style-name="ce18">
            <text:p>5,145</text:p>
          </table:table-cell>
          <table:table-cell office:value-type="float" office:value="2597" table:style-name="ce18">
            <text:p>2,597</text:p>
          </table:table-cell>
          <table:table-cell office:value-type="float" office:value="2548" table:style-name="ce17">
            <text:p>2,548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花蓮縣</text:p>
          </table:table-cell>
          <table:table-cell office:value-type="float" office:value="126723" table:style-name="ce71">
            <text:p>126,723</text:p>
          </table:table-cell>
          <table:table-cell office:value-type="float" office:value="325706" table:style-name="ce79">
            <text:p>325,706</text:p>
          </table:table-cell>
          <table:table-cell office:value-type="float" office:value="164738" table:style-name="ce79">
            <text:p>164,738</text:p>
          </table:table-cell>
          <table:table-cell office:value-type="float" office:value="160968" table:style-name="ce73">
            <text:p>160,9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595" table:style-name="ce52">
            <text:p>41,595</text:p>
          </table:table-cell>
          <table:table-cell office:value-type="float" office:value="103081" table:style-name="ce11">
            <text:p>103,081</text:p>
          </table:table-cell>
          <table:table-cell office:value-type="float" office:value="49548" table:style-name="ce11">
            <text:p>49,548</text:p>
          </table:table-cell>
          <table:table-cell office:value-type="float" office:value="53533" table:style-name="ce10">
            <text:p>53,5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397" table:style-name="ce52">
            <text:p>4,397</text:p>
          </table:table-cell>
          <table:table-cell office:value-type="float" office:value="10825" table:style-name="ce11">
            <text:p>10,825</text:p>
          </table:table-cell>
          <table:table-cell office:value-type="float" office:value="5629" table:style-name="ce11">
            <text:p>5,629</text:p>
          </table:table-cell>
          <table:table-cell office:value-type="float" office:value="5196" table:style-name="ce10">
            <text:p>5,1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880" table:style-name="ce52">
            <text:p>8,880</text:p>
          </table:table-cell>
          <table:table-cell office:value-type="float" office:value="23591" table:style-name="ce11">
            <text:p>23,591</text:p>
          </table:table-cell>
          <table:table-cell office:value-type="float" office:value="12496" table:style-name="ce11">
            <text:p>12,496</text:p>
          </table:table-cell>
          <table:table-cell office:value-type="float" office:value="11095" table:style-name="ce10">
            <text:p>11,0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7811" table:style-name="ce52">
            <text:p>7,811</text:p>
          </table:table-cell>
          <table:table-cell office:value-type="float" office:value="20103" table:style-name="ce11">
            <text:p>20,103</text:p>
          </table:table-cell>
          <table:table-cell office:value-type="float" office:value="10238" table:style-name="ce11">
            <text:p>10,238</text:p>
          </table:table-cell>
          <table:table-cell office:value-type="float" office:value="9865" table:style-name="ce10">
            <text:p>9,8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2518" table:style-name="ce52">
            <text:p>32,518</text:p>
          </table:table-cell>
          <table:table-cell office:value-type="float" office:value="83620" table:style-name="ce11">
            <text:p>83,620</text:p>
          </table:table-cell>
          <table:table-cell office:value-type="float" office:value="41897" table:style-name="ce11">
            <text:p>41,897</text:p>
          </table:table-cell>
          <table:table-cell office:value-type="float" office:value="41723" table:style-name="ce10">
            <text:p>41,7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304" table:style-name="ce52">
            <text:p>7,304</text:p>
          </table:table-cell>
          <table:table-cell office:value-type="float" office:value="17769" table:style-name="ce11">
            <text:p>17,769</text:p>
          </table:table-cell>
          <table:table-cell office:value-type="float" office:value="9403" table:style-name="ce11">
            <text:p>9,403</text:p>
          </table:table-cell>
          <table:table-cell office:value-type="float" office:value="8366" table:style-name="ce10">
            <text:p>8,3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5000" table:style-name="ce52">
            <text:p>5,000</text:p>
          </table:table-cell>
          <table:table-cell office:value-type="float" office:value="12512" table:style-name="ce11">
            <text:p>12,512</text:p>
          </table:table-cell>
          <table:table-cell office:value-type="float" office:value="6644" table:style-name="ce11">
            <text:p>6,644</text:p>
          </table:table-cell>
          <table:table-cell office:value-type="float" office:value="5868" table:style-name="ce10">
            <text:p>5,8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705" table:style-name="ce52">
            <text:p>1,705</text:p>
          </table:table-cell>
          <table:table-cell office:value-type="float" office:value="4440" table:style-name="ce11">
            <text:p>4,440</text:p>
          </table:table-cell>
          <table:table-cell office:value-type="float" office:value="2482" table:style-name="ce11">
            <text:p>2,482</text:p>
          </table:table-cell>
          <table:table-cell office:value-type="float" office:value="1958" table:style-name="ce10">
            <text:p>1,9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755" table:style-name="ce52">
            <text:p>4,755</text:p>
          </table:table-cell>
          <table:table-cell office:value-type="float" office:value="11370" table:style-name="ce11">
            <text:p>11,370</text:p>
          </table:table-cell>
          <table:table-cell office:value-type="float" office:value="6101" table:style-name="ce11">
            <text:p>6,101</text:p>
          </table:table-cell>
          <table:table-cell office:value-type="float" office:value="5269" table:style-name="ce10">
            <text:p>5,2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46" table:style-name="ce52">
            <text:p>4,046</text:p>
          </table:table-cell>
          <table:table-cell office:value-type="float" office:value="10113" table:style-name="ce11">
            <text:p>10,113</text:p>
          </table:table-cell>
          <table:table-cell office:value-type="float" office:value="5498" table:style-name="ce11">
            <text:p>5,498</text:p>
          </table:table-cell>
          <table:table-cell office:value-type="float" office:value="4615" table:style-name="ce10">
            <text:p>4,61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秀林鄉</text:p>
          </table:table-cell>
          <table:table-cell office:value-type="float" office:value="4881" table:style-name="ce52">
            <text:p>4,881</text:p>
          </table:table-cell>
          <table:table-cell office:value-type="float" office:value="15926" table:style-name="ce11">
            <text:p>15,926</text:p>
          </table:table-cell>
          <table:table-cell office:value-type="float" office:value="8175" table:style-name="ce11">
            <text:p>8,175</text:p>
          </table:table-cell>
          <table:table-cell office:value-type="float" office:value="7751" table:style-name="ce10">
            <text:p>7,75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萬榮鄉</text:p>
          </table:table-cell>
          <table:table-cell office:value-type="float" office:value="2119" table:style-name="ce52">
            <text:p>2,119</text:p>
          </table:table-cell>
          <table:table-cell office:value-type="float" office:value="6306" table:style-name="ce11">
            <text:p>6,306</text:p>
          </table:table-cell>
          <table:table-cell office:value-type="float" office:value="3320" table:style-name="ce11">
            <text:p>3,320</text:p>
          </table:table-cell>
          <table:table-cell office:value-type="float" office:value="2986" table:style-name="ce10">
            <text:p>2,98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卓溪鄉</text:p>
          </table:table-cell>
          <table:table-cell office:value-type="float" office:value="1712" table:style-name="ce53">
            <text:p>1,712</text:p>
          </table:table-cell>
          <table:table-cell office:value-type="float" office:value="6050" table:style-name="ce18">
            <text:p>6,050</text:p>
          </table:table-cell>
          <table:table-cell office:value-type="float" office:value="3307" table:style-name="ce18">
            <text:p>3,307</text:p>
          </table:table-cell>
          <table:table-cell office:value-type="float" office:value="2743" table:style-name="ce17">
            <text:p>2,743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6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澎湖縣</text:p>
          </table:table-cell>
          <table:table-cell office:value-type="float" office:value="41511" table:style-name="ce71">
            <text:p>41,511</text:p>
          </table:table-cell>
          <table:table-cell office:value-type="float" office:value="105117" table:style-name="ce79">
            <text:p>105,117</text:p>
          </table:table-cell>
          <table:table-cell office:value-type="float" office:value="54190" table:style-name="ce79">
            <text:p>54,190</text:p>
          </table:table-cell>
          <table:table-cell office:value-type="float" office:value="50927" table:style-name="ce73">
            <text:p>50,9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5466" table:style-name="ce52">
            <text:p>25,466</text:p>
          </table:table-cell>
          <table:table-cell office:value-type="float" office:value="62854" table:style-name="ce11">
            <text:p>62,854</text:p>
          </table:table-cell>
          <table:table-cell office:value-type="float" office:value="31972" table:style-name="ce11">
            <text:p>31,972</text:p>
          </table:table-cell>
          <table:table-cell office:value-type="float" office:value="30882" table:style-name="ce10">
            <text:p>30,8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6038" table:style-name="ce52">
            <text:p>6,038</text:p>
          </table:table-cell>
          <table:table-cell office:value-type="float" office:value="15027" table:style-name="ce11">
            <text:p>15,027</text:p>
          </table:table-cell>
          <table:table-cell office:value-type="float" office:value="7975" table:style-name="ce11">
            <text:p>7,975</text:p>
          </table:table-cell>
          <table:table-cell office:value-type="float" office:value="7052" table:style-name="ce10">
            <text:p>7,0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496" table:style-name="ce52">
            <text:p>3,496</text:p>
          </table:table-cell>
          <table:table-cell office:value-type="float" office:value="9844" table:style-name="ce11">
            <text:p>9,844</text:p>
          </table:table-cell>
          <table:table-cell office:value-type="float" office:value="5119" table:style-name="ce11">
            <text:p>5,119</text:p>
          </table:table-cell>
          <table:table-cell office:value-type="float" office:value="4725" table:style-name="ce10">
            <text:p>4,7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3050" table:style-name="ce52">
            <text:p>3,050</text:p>
          </table:table-cell>
          <table:table-cell office:value-type="float" office:value="8306" table:style-name="ce11">
            <text:p>8,306</text:p>
          </table:table-cell>
          <table:table-cell office:value-type="float" office:value="4289" table:style-name="ce11">
            <text:p>4,289</text:p>
          </table:table-cell>
          <table:table-cell office:value-type="float" office:value="4017" table:style-name="ce10">
            <text:p>4,0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62" table:style-name="ce52">
            <text:p>2,062</text:p>
          </table:table-cell>
          <table:table-cell office:value-type="float" office:value="5261" table:style-name="ce11">
            <text:p>5,261</text:p>
          </table:table-cell>
          <table:table-cell office:value-type="float" office:value="2862" table:style-name="ce11">
            <text:p>2,862</text:p>
          </table:table-cell>
          <table:table-cell office:value-type="float" office:value="2399" table:style-name="ce10">
            <text:p>2,399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399" table:style-name="ce53">
            <text:p>1,399</text:p>
          </table:table-cell>
          <table:table-cell office:value-type="float" office:value="3825" table:style-name="ce18">
            <text:p>3,825</text:p>
          </table:table-cell>
          <table:table-cell office:value-type="float" office:value="1973" table:style-name="ce18">
            <text:p>1,973</text:p>
          </table:table-cell>
          <table:table-cell office:value-type="float" office:value="1852" table:style-name="ce17">
            <text:p>1,852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25"/>
          <table:table-cell office:value-type="string" table:style-name="ce86">
            <text:p>中華民國109年3月底</text:p>
          </table:table-cell>
          <table:table-cell table:number-columns-repeated="2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6">
            <text:p>基隆市</text:p>
          </table:table-cell>
          <table:table-cell office:value-type="float" office:value="154679" table:style-name="ce71">
            <text:p>154,679</text:p>
          </table:table-cell>
          <table:table-cell office:value-type="float" office:value="368792" table:style-name="ce79">
            <text:p>368,792</text:p>
          </table:table-cell>
          <table:table-cell office:value-type="float" office:value="184065" table:style-name="ce79">
            <text:p>184,065</text:p>
          </table:table-cell>
          <table:table-cell office:value-type="float" office:value="184727" table:style-name="ce73">
            <text:p>184,727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中正區</text:p>
          </table:table-cell>
          <table:table-cell office:value-type="float" office:value="22806" table:style-name="ce52">
            <text:p>22,806</text:p>
          </table:table-cell>
          <table:table-cell office:value-type="float" office:value="51372" table:style-name="ce11">
            <text:p>51,372</text:p>
          </table:table-cell>
          <table:table-cell office:value-type="float" office:value="26169" table:style-name="ce11">
            <text:p>26,169</text:p>
          </table:table-cell>
          <table:table-cell office:value-type="float" office:value="25203" table:style-name="ce10">
            <text:p>25,203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七堵區</text:p>
          </table:table-cell>
          <table:table-cell office:value-type="float" office:value="21752" table:style-name="ce52">
            <text:p>21,752</text:p>
          </table:table-cell>
          <table:table-cell office:value-type="float" office:value="53740" table:style-name="ce11">
            <text:p>53,740</text:p>
          </table:table-cell>
          <table:table-cell office:value-type="float" office:value="26899" table:style-name="ce11">
            <text:p>26,899</text:p>
          </table:table-cell>
          <table:table-cell office:value-type="float" office:value="26841" table:style-name="ce10">
            <text:p>26,841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暖暖區</text:p>
          </table:table-cell>
          <table:table-cell office:value-type="float" office:value="15914" table:style-name="ce52">
            <text:p>15,914</text:p>
          </table:table-cell>
          <table:table-cell office:value-type="float" office:value="38566" table:style-name="ce11">
            <text:p>38,566</text:p>
          </table:table-cell>
          <table:table-cell office:value-type="float" office:value="19263" table:style-name="ce11">
            <text:p>19,263</text:p>
          </table:table-cell>
          <table:table-cell office:value-type="float" office:value="19303" table:style-name="ce10">
            <text:p>19,303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仁愛區</text:p>
          </table:table-cell>
          <table:table-cell office:value-type="float" office:value="19052" table:style-name="ce52">
            <text:p>19,052</text:p>
          </table:table-cell>
          <table:table-cell office:value-type="float" office:value="43238" table:style-name="ce11">
            <text:p>43,238</text:p>
          </table:table-cell>
          <table:table-cell office:value-type="float" office:value="21351" table:style-name="ce11">
            <text:p>21,351</text:p>
          </table:table-cell>
          <table:table-cell office:value-type="float" office:value="21887" table:style-name="ce10">
            <text:p>21,887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山區</text:p>
          </table:table-cell>
          <table:table-cell office:value-type="float" office:value="19214" table:style-name="ce52">
            <text:p>19,214</text:p>
          </table:table-cell>
          <table:table-cell office:value-type="float" office:value="46740" table:style-name="ce11">
            <text:p>46,740</text:p>
          </table:table-cell>
          <table:table-cell office:value-type="float" office:value="23693" table:style-name="ce11">
            <text:p>23,693</text:p>
          </table:table-cell>
          <table:table-cell office:value-type="float" office:value="23047" table:style-name="ce10">
            <text:p>23,047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安樂區</text:p>
          </table:table-cell>
          <table:table-cell office:value-type="float" office:value="33914" table:style-name="ce52">
            <text:p>33,914</text:p>
          </table:table-cell>
          <table:table-cell office:value-type="float" office:value="82346" table:style-name="ce11">
            <text:p>82,346</text:p>
          </table:table-cell>
          <table:table-cell office:value-type="float" office:value="40750" table:style-name="ce11">
            <text:p>40,750</text:p>
          </table:table-cell>
          <table:table-cell office:value-type="float" office:value="41596" table:style-name="ce10">
            <text:p>41,596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信義區</text:p>
          </table:table-cell>
          <table:table-cell office:value-type="float" office:value="22027" table:style-name="ce53">
            <text:p>22,027</text:p>
          </table:table-cell>
          <table:table-cell office:value-type="float" office:value="52790" table:style-name="ce18">
            <text:p>52,790</text:p>
          </table:table-cell>
          <table:table-cell office:value-type="float" office:value="25940" table:style-name="ce18">
            <text:p>25,940</text:p>
          </table:table-cell>
          <table:table-cell office:value-type="float" office:value="26850" table:style-name="ce17">
            <text:p>26,850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新竹市</text:p>
          </table:table-cell>
          <table:table-cell office:value-type="float" office:value="168510" table:style-name="ce71">
            <text:p>168,510</text:p>
          </table:table-cell>
          <table:table-cell office:value-type="float" office:value="449425" table:style-name="ce79">
            <text:p>449,425</text:p>
          </table:table-cell>
          <table:table-cell office:value-type="float" office:value="221593" table:style-name="ce79">
            <text:p>221,593</text:p>
          </table:table-cell>
          <table:table-cell office:value-type="float" office:value="227832" table:style-name="ce73">
            <text:p>227,83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82104" table:style-name="ce52">
            <text:p>82,104</text:p>
          </table:table-cell>
          <table:table-cell office:value-type="float" office:value="218355" table:style-name="ce11">
            <text:p>218,355</text:p>
          </table:table-cell>
          <table:table-cell office:value-type="float" office:value="107345" table:style-name="ce11">
            <text:p>107,345</text:p>
          </table:table-cell>
          <table:table-cell office:value-type="float" office:value="111010" table:style-name="ce10">
            <text:p>111,01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8271" table:style-name="ce52">
            <text:p>58,271</text:p>
          </table:table-cell>
          <table:table-cell office:value-type="float" office:value="152431" table:style-name="ce11">
            <text:p>152,431</text:p>
          </table:table-cell>
          <table:table-cell office:value-type="float" office:value="74336" table:style-name="ce11">
            <text:p>74,336</text:p>
          </table:table-cell>
          <table:table-cell office:value-type="float" office:value="78095" table:style-name="ce10">
            <text:p>78,095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8135" table:style-name="ce53">
            <text:p>28,135</text:p>
          </table:table-cell>
          <table:table-cell office:value-type="float" office:value="78639" table:style-name="ce18">
            <text:p>78,639</text:p>
          </table:table-cell>
          <table:table-cell office:value-type="float" office:value="39912" table:style-name="ce18">
            <text:p>39,912</text:p>
          </table:table-cell>
          <table:table-cell office:value-type="float" office:value="38727" table:style-name="ce17">
            <text:p>38,727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嘉義市</text:p>
          </table:table-cell>
          <table:table-cell office:value-type="float" office:value="100701" table:style-name="ce71">
            <text:p>100,701</text:p>
          </table:table-cell>
          <table:table-cell office:value-type="float" office:value="267472" table:style-name="ce79">
            <text:p>267,472</text:p>
          </table:table-cell>
          <table:table-cell office:value-type="float" office:value="129580" table:style-name="ce79">
            <text:p>129,580</text:p>
          </table:table-cell>
          <table:table-cell office:value-type="float" office:value="137892" table:style-name="ce73">
            <text:p>137,89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5842" table:style-name="ce52">
            <text:p>45,842</text:p>
          </table:table-cell>
          <table:table-cell office:value-type="float" office:value="120650" table:style-name="ce11">
            <text:p>120,650</text:p>
          </table:table-cell>
          <table:table-cell office:value-type="float" office:value="57881" table:style-name="ce11">
            <text:p>57,881</text:p>
          </table:table-cell>
          <table:table-cell office:value-type="float" office:value="62769" table:style-name="ce10">
            <text:p>62,769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4859" table:style-name="ce53">
            <text:p>54,859</text:p>
          </table:table-cell>
          <table:table-cell office:value-type="float" office:value="146822" table:style-name="ce18">
            <text:p>146,822</text:p>
          </table:table-cell>
          <table:table-cell office:value-type="float" office:value="71699" table:style-name="ce18">
            <text:p>71,699</text:p>
          </table:table-cell>
          <table:table-cell office:value-type="float" office:value="75123" table:style-name="ce17">
            <text:p>75,123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金門縣</text:p>
          </table:table-cell>
          <table:table-cell office:value-type="float" office:value="41292" table:style-name="ce71">
            <text:p>41,292</text:p>
          </table:table-cell>
          <table:table-cell office:value-type="float" office:value="139951" table:style-name="ce79">
            <text:p>139,951</text:p>
          </table:table-cell>
          <table:table-cell office:value-type="float" office:value="69893" table:style-name="ce79">
            <text:p>69,893</text:p>
          </table:table-cell>
          <table:table-cell office:value-type="float" office:value="70058" table:style-name="ce73">
            <text:p>70,0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3089" table:style-name="ce52">
            <text:p>13,089</text:p>
          </table:table-cell>
          <table:table-cell office:value-type="float" office:value="43100" table:style-name="ce11">
            <text:p>43,100</text:p>
          </table:table-cell>
          <table:table-cell office:value-type="float" office:value="21507" table:style-name="ce11">
            <text:p>21,507</text:p>
          </table:table-cell>
          <table:table-cell office:value-type="float" office:value="21593" table:style-name="ce10">
            <text:p>21,5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9279" table:style-name="ce52">
            <text:p>9,279</text:p>
          </table:table-cell>
          <table:table-cell office:value-type="float" office:value="30206" table:style-name="ce11">
            <text:p>30,206</text:p>
          </table:table-cell>
          <table:table-cell office:value-type="float" office:value="15152" table:style-name="ce11">
            <text:p>15,152</text:p>
          </table:table-cell>
          <table:table-cell office:value-type="float" office:value="15054" table:style-name="ce10">
            <text:p>15,0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418" table:style-name="ce52">
            <text:p>6,418</text:p>
          </table:table-cell>
          <table:table-cell office:value-type="float" office:value="20744" table:style-name="ce11">
            <text:p>20,744</text:p>
          </table:table-cell>
          <table:table-cell office:value-type="float" office:value="10251" table:style-name="ce11">
            <text:p>10,251</text:p>
          </table:table-cell>
          <table:table-cell office:value-type="float" office:value="10493" table:style-name="ce10">
            <text:p>10,4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9181" table:style-name="ce52">
            <text:p>9,181</text:p>
          </table:table-cell>
          <table:table-cell office:value-type="float" office:value="32497" table:style-name="ce11">
            <text:p>32,497</text:p>
          </table:table-cell>
          <table:table-cell office:value-type="float" office:value="16330" table:style-name="ce11">
            <text:p>16,330</text:p>
          </table:table-cell>
          <table:table-cell office:value-type="float" office:value="16167" table:style-name="ce10">
            <text:p>16,1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190" table:style-name="ce52">
            <text:p>3,190</text:p>
          </table:table-cell>
          <table:table-cell office:value-type="float" office:value="12733" table:style-name="ce11">
            <text:p>12,733</text:p>
          </table:table-cell>
          <table:table-cell office:value-type="float" office:value="6308" table:style-name="ce11">
            <text:p>6,308</text:p>
          </table:table-cell>
          <table:table-cell office:value-type="float" office:value="6425" table:style-name="ce10">
            <text:p>6,425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5" table:style-name="ce53">
            <text:p>135</text:p>
          </table:table-cell>
          <table:table-cell office:value-type="float" office:value="671" table:style-name="ce18">
            <text:p>671</text:p>
          </table:table-cell>
          <table:table-cell office:value-type="float" office:value="345" table:style-name="ce18">
            <text:p>345</text:p>
          </table:table-cell>
          <table:table-cell office:value-type="float" office:value="326" table:style-name="ce17">
            <text:p>326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連江縣</text:p>
          </table:table-cell>
          <table:table-cell office:value-type="float" office:value="3266" table:style-name="ce71">
            <text:p>3,266</text:p>
          </table:table-cell>
          <table:table-cell office:value-type="float" office:value="13034" table:style-name="ce79">
            <text:p>13,034</text:p>
          </table:table-cell>
          <table:table-cell office:value-type="float" office:value="7466" table:style-name="ce79">
            <text:p>7,466</text:p>
          </table:table-cell>
          <table:table-cell office:value-type="float" office:value="5568" table:style-name="ce73">
            <text:p>5,5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1869" table:style-name="ce52">
            <text:p>1,869</text:p>
          </table:table-cell>
          <table:table-cell office:value-type="float" office:value="7570" table:style-name="ce11">
            <text:p>7,570</text:p>
          </table:table-cell>
          <table:table-cell office:value-type="float" office:value="4262" table:style-name="ce11">
            <text:p>4,262</text:p>
          </table:table-cell>
          <table:table-cell office:value-type="float" office:value="3308" table:style-name="ce10">
            <text:p>3,3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739" table:style-name="ce52">
            <text:p>739</text:p>
          </table:table-cell>
          <table:table-cell office:value-type="float" office:value="2589" table:style-name="ce11">
            <text:p>2,589</text:p>
          </table:table-cell>
          <table:table-cell office:value-type="float" office:value="1472" table:style-name="ce11">
            <text:p>1,472</text:p>
          </table:table-cell>
          <table:table-cell office:value-type="float" office:value="1117" table:style-name="ce10">
            <text:p>1,1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312" table:style-name="ce52">
            <text:p>312</text:p>
          </table:table-cell>
          <table:table-cell office:value-type="float" office:value="1530" table:style-name="ce11">
            <text:p>1,530</text:p>
          </table:table-cell>
          <table:table-cell office:value-type="float" office:value="935" table:style-name="ce11">
            <text:p>935</text:p>
          </table:table-cell>
          <table:table-cell office:value-type="float" office:value="595" table:style-name="ce10">
            <text:p>595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46" table:style-name="ce53">
            <text:p>346</text:p>
          </table:table-cell>
          <table:table-cell office:value-type="float" office:value="1345" table:style-name="ce18">
            <text:p>1,345</text:p>
          </table:table-cell>
          <table:table-cell office:value-type="float" office:value="797" table:style-name="ce18">
            <text:p>797</text:p>
          </table:table-cell>
          <table:table-cell office:value-type="float" office:value="548" table:style-name="ce17">
            <text:p>548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</office:automatic-styles>
  <office:master-styles>
    <style:master-page style:name="mp1" style:page-layout-name="pm1">
      <style:header>
        <text:p><text:span text:style-name="T1">各縣市鄉鎮市區戶數及人口數按性別分</text:span></text:p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6</meta:generator>
    <meta:initial-creator>user</meta:initial-creator>
    <dc:creator>周柏妤</dc:creator>
    <meta:creation-date>1998-03-06T04:37:15Z</meta:creation-date>
    <dc:date>2020-04-09T01:33:11Z</dc:date>
    <meta:print-date>2020-02-04T09:52:15Z</meta:print-date>
  </office:meta>
</office:document-meta>
</file>